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office:font-face-decls>
  <office:automatic-styles>
    <style:style style:name="表1" style:family="table">
      <style:table-properties style:width="14.817cm" table:align="left"/>
    </style:style>
    <style:style style:name="表1.A" style:family="table-column">
      <style:table-column-properties style:column-width="3.11cm"/>
    </style:style>
    <style:style style:name="表1.B" style:family="table-column">
      <style:table-column-properties style:column-width="3.291cm"/>
    </style:style>
    <style:style style:name="表1.C" style:family="table-column">
      <style:table-column-properties style:column-width="8.416cm"/>
    </style:style>
    <style:style style:name="表1.1" style:family="table-row">
      <style:table-row-properties style:min-row-height="0.593cm"/>
    </style:style>
    <style:style style:name="表1.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1.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1.C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1.2" style:family="table-row">
      <style:table-row-properties style:min-row-height="1.184cm"/>
    </style:style>
    <style:style style:name="表1.A2" style:family="table-cell">
      <style:table-cell-properties fo:padding="0cm" fo:border-left="1pt solid #000000" fo:border-right="0.5pt solid #000000" fo:border-top="0.5pt solid #000000" fo:border-bottom="0.5pt solid #000000"/>
    </style:style>
    <style:style style:name="表1.B2" style:family="table-cell">
      <style:table-cell-properties fo:padding="0cm" fo:border="0.5pt solid #000000"/>
    </style:style>
    <style:style style:name="表1.C2" style:family="table-cell">
      <style:table-cell-properties fo:padding="0cm" fo:border-left="0.5pt solid #000000" fo:border-right="1pt solid #000000" fo:border-top="0.5pt solid #000000" fo:border-bottom="0.5pt solid #000000"/>
    </style:style>
    <style:style style:name="表1.3" style:family="table-row">
      <style:table-row-properties style:min-row-height="2.367cm"/>
    </style:style>
    <style:style style:name="表1.A3" style:family="table-cell">
      <style:table-cell-properties fo:padding="0cm" fo:border-left="1pt solid #000000" fo:border-right="0.5pt solid #000000" fo:border-top="0.5pt solid #000000" fo:border-bottom="0.5pt solid #000000"/>
    </style:style>
    <style:style style:name="表1.B3" style:family="table-cell">
      <style:table-cell-properties fo:padding="0cm" fo:border="0.5pt solid #000000"/>
    </style:style>
    <style:style style:name="表1.C3" style:family="table-cell">
      <style:table-cell-properties fo:padding="0cm" fo:border-left="0.5pt solid #000000" fo:border-right="1pt solid #000000" fo:border-top="0.5pt solid #000000" fo:border-bottom="0.5pt solid #000000"/>
    </style:style>
    <style:style style:name="表1.A4" style:family="table-cell">
      <style:table-cell-properties fo:padding="0cm" fo:border-left="1pt solid #000000" fo:border-right="0.5pt solid #000000" fo:border-top="0.5pt solid #000000" fo:border-bottom="0.5pt solid #000000"/>
    </style:style>
    <style:style style:name="表1.B4" style:family="table-cell">
      <style:table-cell-properties fo:padding="0cm" fo:border="0.5pt solid #000000"/>
    </style:style>
    <style:style style:name="表1.C4" style:family="table-cell">
      <style:table-cell-properties fo:padding="0cm" fo:border-left="0.5pt solid #000000" fo:border-right="1pt solid #000000" fo:border-top="0.5pt solid #000000" fo:border-bottom="0.5pt solid #000000"/>
    </style:style>
    <style:style style:name="表1.5" style:family="table-row">
      <style:table-row-properties style:min-row-height="1.776cm"/>
    </style:style>
    <style:style style:name="表1.A5" style:family="table-cell">
      <style:table-cell-properties fo:padding="0cm" fo:border-left="1pt solid #000000" fo:border-right="0.5pt solid #000000" fo:border-top="0.5pt solid #000000" fo:border-bottom="1pt solid #000000"/>
    </style:style>
    <style:style style:name="表1.B5" style:family="table-cell">
      <style:table-cell-properties fo:padding="0cm" fo:border-left="0.5pt solid #000000" fo:border-right="0.5pt solid #000000" fo:border-top="0.5pt solid #000000" fo:border-bottom="1pt solid #000000"/>
    </style:style>
    <style:style style:name="表1.C5" style:family="table-cell">
      <style:table-cell-properties fo:padding="0cm" fo:border-left="0.5pt solid #000000" fo:border-right="1pt solid #000000" fo:border-top="0.5pt solid #000000" fo:border-bottom="1pt solid #000000"/>
    </style:style>
    <style:style style:name="表2" style:family="table">
      <style:table-properties style:width="4.207cm" fo:margin-left="4.115cm" table:align="left"/>
    </style:style>
    <style:style style:name="表2.A" style:family="table-column">
      <style:table-column-properties style:column-width="2.194cm"/>
    </style:style>
    <style:style style:name="表2.B" style:family="table-column">
      <style:table-column-properties style:column-width="2.013cm"/>
    </style:style>
    <style:style style:name="表2.1" style:family="table-row">
      <style:table-row-properties style:min-row-height="0.593cm"/>
    </style:style>
    <style:style style:name="表2.A1" style:family="table-cell">
      <style:table-cell-properties fo:padding="0cm" fo:border-left="1pt solid #000000" fo:border-right="none" fo:border-top="1pt solid #000000" fo:border-bottom="none"/>
    </style:style>
    <style:style style:name="表2.B1" style:family="table-cell">
      <style:table-cell-properties fo:padding="0cm" fo:border-left="none" fo:border-right="1pt solid #000000" fo:border-top="1pt solid #000000" fo:border-bottom="none"/>
    </style:style>
    <style:style style:name="表2.A2" style:family="table-cell">
      <style:table-cell-properties fo:padding="0cm" fo:border-left="1pt solid #000000" fo:border-right="none" fo:border-top="none" fo:border-bottom="1pt solid #000000"/>
    </style:style>
    <style:style style:name="表2.B2" style:family="table-cell">
      <style:table-cell-properties fo:padding="0cm" fo:border-left="none" fo:border-right="1pt solid #000000" fo:border-top="none" fo:border-bottom="1pt solid #000000"/>
    </style:style>
    <style:style style:name="表3" style:family="table">
      <style:table-properties style:width="14.817cm" table:align="left"/>
    </style:style>
    <style:style style:name="表3.A" style:family="table-column">
      <style:table-column-properties style:column-width="1.462cm"/>
    </style:style>
    <style:style style:name="表3.B" style:family="table-column">
      <style:table-column-properties style:column-width="1.281cm"/>
    </style:style>
    <style:style style:name="表3.C" style:family="table-column">
      <style:table-column-properties style:column-width="4.023cm"/>
    </style:style>
    <style:style style:name="表3.D" style:family="table-column">
      <style:table-column-properties style:column-width="8.05cm"/>
    </style:style>
    <style:style style:name="表3.1" style:family="table-row">
      <style:table-row-properties style:min-row-height="1.184cm"/>
    </style:style>
    <style:style style:name="表3.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3.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3.D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3.2" style:family="table-row">
      <style:table-row-properties style:min-row-height="0.593cm"/>
    </style:style>
    <style:style style:name="表3.A2" style:family="table-cell">
      <style:table-cell-properties fo:padding="0cm" fo:border-left="1pt solid #000000" fo:border-right="0.5pt solid #000000" fo:border-top="0.5pt solid #000000" fo:border-bottom="0.5pt solid #000000"/>
    </style:style>
    <style:style style:name="表3.B2" style:family="table-cell">
      <style:table-cell-properties fo:padding="0cm" fo:border="0.5pt solid #000000"/>
    </style:style>
    <style:style style:name="表3.C2" style:family="table-cell">
      <style:table-cell-properties fo:padding="0cm" fo:border="0.5pt solid #000000"/>
    </style:style>
    <style:style style:name="表3.D2" style:family="table-cell">
      <style:table-cell-properties fo:padding="0cm" fo:border-left="0.5pt solid #000000" fo:border-right="1pt solid #000000" fo:border-top="0.5pt solid #000000" fo:border-bottom="0.5pt solid #000000"/>
    </style:style>
    <style:style style:name="表3.A3" style:family="table-cell">
      <style:table-cell-properties fo:padding="0cm" fo:border-left="1pt solid #000000" fo:border-right="0.5pt solid #000000" fo:border-top="0.5pt solid #000000" fo:border-bottom="0.5pt solid #000000"/>
    </style:style>
    <style:style style:name="表3.B3" style:family="table-cell">
      <style:table-cell-properties fo:padding="0cm" fo:border="0.5pt solid #000000"/>
    </style:style>
    <style:style style:name="表3.C3" style:family="table-cell">
      <style:table-cell-properties fo:padding="0cm" fo:border="0.5pt solid #000000"/>
    </style:style>
    <style:style style:name="表3.D3" style:family="table-cell">
      <style:table-cell-properties fo:padding="0cm" fo:border-left="0.5pt solid #000000" fo:border-right="1pt solid #000000" fo:border-top="0.5pt solid #000000" fo:border-bottom="0.5pt solid #000000"/>
    </style:style>
    <style:style style:name="表3.A4" style:family="table-cell">
      <style:table-cell-properties fo:padding="0cm" fo:border-left="1pt solid #000000" fo:border-right="0.5pt solid #000000" fo:border-top="0.5pt solid #000000" fo:border-bottom="0.5pt solid #000000"/>
    </style:style>
    <style:style style:name="表3.B4" style:family="table-cell">
      <style:table-cell-properties fo:padding="0cm" fo:border="0.5pt solid #000000"/>
    </style:style>
    <style:style style:name="表3.C4" style:family="table-cell">
      <style:table-cell-properties fo:padding="0cm" fo:border="0.5pt solid #000000"/>
    </style:style>
    <style:style style:name="表3.D4" style:family="table-cell">
      <style:table-cell-properties fo:padding="0cm" fo:border-left="0.5pt solid #000000" fo:border-right="1pt solid #000000" fo:border-top="0.5pt solid #000000" fo:border-bottom="0.5pt solid #000000"/>
    </style:style>
    <style:style style:name="表3.A5" style:family="table-cell">
      <style:table-cell-properties fo:padding="0cm" fo:border-left="1pt solid #000000" fo:border-right="0.5pt solid #000000" fo:border-top="0.5pt solid #000000" fo:border-bottom="0.5pt solid #000000"/>
    </style:style>
    <style:style style:name="表3.B5" style:family="table-cell">
      <style:table-cell-properties fo:padding="0cm" fo:border="0.5pt solid #000000"/>
    </style:style>
    <style:style style:name="表3.C5" style:family="table-cell">
      <style:table-cell-properties fo:padding="0cm" fo:border="0.5pt solid #000000"/>
    </style:style>
    <style:style style:name="表3.D5" style:family="table-cell">
      <style:table-cell-properties fo:padding="0cm" fo:border-left="0.5pt solid #000000" fo:border-right="1pt solid #000000" fo:border-top="0.5pt solid #000000" fo:border-bottom="0.5pt solid #000000"/>
    </style:style>
    <style:style style:name="表3.A6" style:family="table-cell">
      <style:table-cell-properties fo:padding="0cm" fo:border-left="1pt solid #000000" fo:border-right="0.5pt solid #000000" fo:border-top="0.5pt solid #000000" fo:border-bottom="0.5pt solid #000000"/>
    </style:style>
    <style:style style:name="表3.B6" style:family="table-cell">
      <style:table-cell-properties fo:padding="0cm" fo:border="0.5pt solid #000000"/>
    </style:style>
    <style:style style:name="表3.C6" style:family="table-cell">
      <style:table-cell-properties fo:padding="0cm" fo:border="0.5pt solid #000000"/>
    </style:style>
    <style:style style:name="表3.D6" style:family="table-cell">
      <style:table-cell-properties fo:padding="0cm" fo:border-left="0.5pt solid #000000" fo:border-right="1pt solid #000000" fo:border-top="0.5pt solid #000000" fo:border-bottom="0.5pt solid #000000"/>
    </style:style>
    <style:style style:name="表3.A7" style:family="table-cell">
      <style:table-cell-properties fo:padding="0cm" fo:border-left="1pt solid #000000" fo:border-right="0.5pt solid #000000" fo:border-top="0.5pt solid #000000" fo:border-bottom="0.5pt solid #000000"/>
    </style:style>
    <style:style style:name="表3.B7" style:family="table-cell">
      <style:table-cell-properties fo:padding="0cm" fo:border="0.5pt solid #000000"/>
    </style:style>
    <style:style style:name="表3.C7" style:family="table-cell">
      <style:table-cell-properties fo:padding="0cm" fo:border="0.5pt solid #000000"/>
    </style:style>
    <style:style style:name="表3.D7" style:family="table-cell">
      <style:table-cell-properties fo:padding="0cm" fo:border-left="0.5pt solid #000000" fo:border-right="1pt solid #000000" fo:border-top="0.5pt solid #000000" fo:border-bottom="0.5pt solid #000000"/>
    </style:style>
    <style:style style:name="表3.A8" style:family="table-cell">
      <style:table-cell-properties fo:padding="0cm" fo:border-left="1pt solid #000000" fo:border-right="0.5pt solid #000000" fo:border-top="0.5pt solid #000000" fo:border-bottom="0.5pt solid #000000"/>
    </style:style>
    <style:style style:name="表3.B8" style:family="table-cell">
      <style:table-cell-properties fo:padding="0cm" fo:border="0.5pt solid #000000"/>
    </style:style>
    <style:style style:name="表3.C8" style:family="table-cell">
      <style:table-cell-properties fo:padding="0cm" fo:border="0.5pt solid #000000"/>
    </style:style>
    <style:style style:name="表3.D8" style:family="table-cell">
      <style:table-cell-properties fo:padding="0cm" fo:border-left="0.5pt solid #000000" fo:border-right="1pt solid #000000" fo:border-top="0.5pt solid #000000" fo:border-bottom="0.5pt solid #000000"/>
    </style:style>
    <style:style style:name="表3.A9" style:family="table-cell">
      <style:table-cell-properties fo:padding="0cm" fo:border-left="1pt solid #000000" fo:border-right="0.5pt solid #000000" fo:border-top="0.5pt solid #000000" fo:border-bottom="0.5pt solid #000000"/>
    </style:style>
    <style:style style:name="表3.B9" style:family="table-cell">
      <style:table-cell-properties fo:padding="0cm" fo:border="0.5pt solid #000000"/>
    </style:style>
    <style:style style:name="表3.C9" style:family="table-cell">
      <style:table-cell-properties fo:padding="0cm" fo:border="0.5pt solid #000000"/>
    </style:style>
    <style:style style:name="表3.D9" style:family="table-cell">
      <style:table-cell-properties fo:padding="0cm" fo:border-left="0.5pt solid #000000" fo:border-right="1pt solid #000000" fo:border-top="0.5pt solid #000000" fo:border-bottom="0.5pt solid #000000"/>
    </style:style>
    <style:style style:name="表3.A10" style:family="table-cell">
      <style:table-cell-properties fo:padding="0cm" fo:border-left="1pt solid #000000" fo:border-right="0.5pt solid #000000" fo:border-top="0.5pt solid #000000" fo:border-bottom="0.5pt solid #000000"/>
    </style:style>
    <style:style style:name="表3.B10" style:family="table-cell">
      <style:table-cell-properties fo:padding="0cm" fo:border="0.5pt solid #000000"/>
    </style:style>
    <style:style style:name="表3.C10" style:family="table-cell">
      <style:table-cell-properties fo:padding="0cm" fo:border="0.5pt solid #000000"/>
    </style:style>
    <style:style style:name="表3.D10" style:family="table-cell">
      <style:table-cell-properties fo:padding="0cm" fo:border-left="0.5pt solid #000000" fo:border-right="1pt solid #000000" fo:border-top="0.5pt solid #000000" fo:border-bottom="0.5pt solid #000000"/>
    </style:style>
    <style:style style:name="表3.A11" style:family="table-cell">
      <style:table-cell-properties fo:padding="0cm" fo:border-left="1pt solid #000000" fo:border-right="0.5pt solid #000000" fo:border-top="0.5pt solid #000000" fo:border-bottom="0.5pt solid #000000"/>
    </style:style>
    <style:style style:name="表3.B11" style:family="table-cell">
      <style:table-cell-properties fo:padding="0cm" fo:border="0.5pt solid #000000"/>
    </style:style>
    <style:style style:name="表3.C11" style:family="table-cell">
      <style:table-cell-properties fo:padding="0cm" fo:border="0.5pt solid #000000"/>
    </style:style>
    <style:style style:name="表3.D11" style:family="table-cell">
      <style:table-cell-properties fo:padding="0cm" fo:border-left="0.5pt solid #000000" fo:border-right="1pt solid #000000" fo:border-top="0.5pt solid #000000" fo:border-bottom="0.5pt solid #000000"/>
    </style:style>
    <style:style style:name="表3.A12" style:family="table-cell">
      <style:table-cell-properties fo:padding="0cm" fo:border-left="1pt solid #000000" fo:border-right="0.5pt solid #000000" fo:border-top="0.5pt solid #000000" fo:border-bottom="0.5pt solid #000000"/>
    </style:style>
    <style:style style:name="表3.B12" style:family="table-cell">
      <style:table-cell-properties fo:padding="0cm" fo:border="0.5pt solid #000000"/>
    </style:style>
    <style:style style:name="表3.C12" style:family="table-cell">
      <style:table-cell-properties fo:padding="0cm" fo:border="0.5pt solid #000000"/>
    </style:style>
    <style:style style:name="表3.D12" style:family="table-cell">
      <style:table-cell-properties fo:padding="0cm" fo:border-left="0.5pt solid #000000" fo:border-right="1pt solid #000000" fo:border-top="0.5pt solid #000000" fo:border-bottom="0.5pt solid #000000"/>
    </style:style>
    <style:style style:name="表3.A13" style:family="table-cell">
      <style:table-cell-properties fo:padding="0cm" fo:border-left="1pt solid #000000" fo:border-right="0.5pt solid #000000" fo:border-top="0.5pt solid #000000" fo:border-bottom="0.5pt solid #000000"/>
    </style:style>
    <style:style style:name="表3.B13" style:family="table-cell">
      <style:table-cell-properties fo:padding="0cm" fo:border="0.5pt solid #000000"/>
    </style:style>
    <style:style style:name="表3.C13" style:family="table-cell">
      <style:table-cell-properties fo:padding="0cm" fo:border="0.5pt solid #000000"/>
    </style:style>
    <style:style style:name="表3.D13" style:family="table-cell">
      <style:table-cell-properties fo:padding="0cm" fo:border-left="0.5pt solid #000000" fo:border-right="1pt solid #000000" fo:border-top="0.5pt solid #000000" fo:border-bottom="0.5pt solid #000000"/>
    </style:style>
    <style:style style:name="表3.A14" style:family="table-cell">
      <style:table-cell-properties fo:padding="0cm" fo:border-left="1pt solid #000000" fo:border-right="0.5pt solid #000000" fo:border-top="0.5pt solid #000000" fo:border-bottom="0.5pt solid #000000"/>
    </style:style>
    <style:style style:name="表3.B14" style:family="table-cell">
      <style:table-cell-properties fo:padding="0cm" fo:border="0.5pt solid #000000"/>
    </style:style>
    <style:style style:name="表3.C14" style:family="table-cell">
      <style:table-cell-properties fo:padding="0cm" fo:border="0.5pt solid #000000"/>
    </style:style>
    <style:style style:name="表3.D14" style:family="table-cell">
      <style:table-cell-properties fo:padding="0cm" fo:border-left="0.5pt solid #000000" fo:border-right="1pt solid #000000" fo:border-top="0.5pt solid #000000" fo:border-bottom="0.5pt solid #000000"/>
    </style:style>
    <style:style style:name="表3.A15" style:family="table-cell">
      <style:table-cell-properties fo:padding="0cm" fo:border-left="1pt solid #000000" fo:border-right="0.5pt solid #000000" fo:border-top="0.5pt solid #000000" fo:border-bottom="0.5pt solid #000000"/>
    </style:style>
    <style:style style:name="表3.B15" style:family="table-cell">
      <style:table-cell-properties fo:padding="0cm" fo:border="0.5pt solid #000000"/>
    </style:style>
    <style:style style:name="表3.C15" style:family="table-cell">
      <style:table-cell-properties fo:padding="0cm" fo:border="0.5pt solid #000000"/>
    </style:style>
    <style:style style:name="表3.D15" style:family="table-cell">
      <style:table-cell-properties fo:padding="0cm" fo:border-left="0.5pt solid #000000" fo:border-right="1pt solid #000000" fo:border-top="0.5pt solid #000000" fo:border-bottom="0.5pt solid #000000"/>
    </style:style>
    <style:style style:name="表3.A16" style:family="table-cell">
      <style:table-cell-properties fo:padding="0cm" fo:border-left="1pt solid #000000" fo:border-right="0.5pt solid #000000" fo:border-top="0.5pt solid #000000" fo:border-bottom="0.5pt solid #000000"/>
    </style:style>
    <style:style style:name="表3.B16" style:family="table-cell">
      <style:table-cell-properties fo:padding="0cm" fo:border="0.5pt solid #000000"/>
    </style:style>
    <style:style style:name="表3.C16" style:family="table-cell">
      <style:table-cell-properties fo:padding="0cm" fo:border="0.5pt solid #000000"/>
    </style:style>
    <style:style style:name="表3.D16" style:family="table-cell">
      <style:table-cell-properties fo:padding="0cm" fo:border-left="0.5pt solid #000000" fo:border-right="1pt solid #000000" fo:border-top="0.5pt solid #000000" fo:border-bottom="0.5pt solid #000000"/>
    </style:style>
    <style:style style:name="表3.A17" style:family="table-cell">
      <style:table-cell-properties fo:padding="0cm" fo:border-left="1pt solid #000000" fo:border-right="0.5pt solid #000000" fo:border-top="0.5pt solid #000000" fo:border-bottom="0.5pt solid #000000"/>
    </style:style>
    <style:style style:name="表3.B17" style:family="table-cell">
      <style:table-cell-properties fo:padding="0cm" fo:border="0.5pt solid #000000"/>
    </style:style>
    <style:style style:name="表3.C17" style:family="table-cell">
      <style:table-cell-properties fo:padding="0cm" fo:border="0.5pt solid #000000"/>
    </style:style>
    <style:style style:name="表3.D17" style:family="table-cell">
      <style:table-cell-properties fo:padding="0cm" fo:border-left="0.5pt solid #000000" fo:border-right="1pt solid #000000" fo:border-top="0.5pt solid #000000" fo:border-bottom="0.5pt solid #000000"/>
    </style:style>
    <style:style style:name="表3.A18" style:family="table-cell">
      <style:table-cell-properties fo:padding="0cm" fo:border-left="1pt solid #000000" fo:border-right="0.5pt solid #000000" fo:border-top="0.5pt solid #000000" fo:border-bottom="0.5pt solid #000000"/>
    </style:style>
    <style:style style:name="表3.B18" style:family="table-cell">
      <style:table-cell-properties fo:padding="0cm" fo:border="0.5pt solid #000000"/>
    </style:style>
    <style:style style:name="表3.C18" style:family="table-cell">
      <style:table-cell-properties fo:padding="0cm" fo:border="0.5pt solid #000000"/>
    </style:style>
    <style:style style:name="表3.D18" style:family="table-cell">
      <style:table-cell-properties fo:padding="0cm" fo:border-left="0.5pt solid #000000" fo:border-right="1pt solid #000000" fo:border-top="0.5pt solid #000000" fo:border-bottom="0.5pt solid #000000"/>
    </style:style>
    <style:style style:name="表3.A19" style:family="table-cell">
      <style:table-cell-properties fo:padding="0cm" fo:border-left="1pt solid #000000" fo:border-right="0.5pt solid #000000" fo:border-top="0.5pt solid #000000" fo:border-bottom="0.5pt solid #000000"/>
    </style:style>
    <style:style style:name="表3.B19" style:family="table-cell">
      <style:table-cell-properties fo:padding="0cm" fo:border="0.5pt solid #000000"/>
    </style:style>
    <style:style style:name="表3.C19" style:family="table-cell">
      <style:table-cell-properties fo:padding="0cm" fo:border="0.5pt solid #000000"/>
    </style:style>
    <style:style style:name="表3.D19" style:family="table-cell">
      <style:table-cell-properties fo:padding="0cm" fo:border-left="0.5pt solid #000000" fo:border-right="1pt solid #000000" fo:border-top="0.5pt solid #000000" fo:border-bottom="0.5pt solid #000000"/>
    </style:style>
    <style:style style:name="表3.A20" style:family="table-cell">
      <style:table-cell-properties fo:padding="0cm" fo:border-left="1pt solid #000000" fo:border-right="0.5pt solid #000000" fo:border-top="0.5pt solid #000000" fo:border-bottom="0.5pt solid #000000"/>
    </style:style>
    <style:style style:name="表3.B20" style:family="table-cell">
      <style:table-cell-properties fo:padding="0cm" fo:border="0.5pt solid #000000"/>
    </style:style>
    <style:style style:name="表3.C20" style:family="table-cell">
      <style:table-cell-properties fo:padding="0cm" fo:border="0.5pt solid #000000"/>
    </style:style>
    <style:style style:name="表3.D20" style:family="table-cell">
      <style:table-cell-properties fo:padding="0cm" fo:border-left="0.5pt solid #000000" fo:border-right="1pt solid #000000" fo:border-top="0.5pt solid #000000" fo:border-bottom="0.5pt solid #000000"/>
    </style:style>
    <style:style style:name="表3.A21" style:family="table-cell">
      <style:table-cell-properties fo:padding="0cm" fo:border-left="1pt solid #000000" fo:border-right="0.5pt solid #000000" fo:border-top="0.5pt solid #000000" fo:border-bottom="0.5pt solid #000000"/>
    </style:style>
    <style:style style:name="表3.B21" style:family="table-cell">
      <style:table-cell-properties fo:padding="0cm" fo:border="0.5pt solid #000000"/>
    </style:style>
    <style:style style:name="表3.C21" style:family="table-cell">
      <style:table-cell-properties fo:padding="0cm" fo:border="0.5pt solid #000000"/>
    </style:style>
    <style:style style:name="表3.D21" style:family="table-cell">
      <style:table-cell-properties fo:padding="0cm" fo:border-left="0.5pt solid #000000" fo:border-right="1pt solid #000000" fo:border-top="0.5pt solid #000000" fo:border-bottom="0.5pt solid #000000"/>
    </style:style>
    <style:style style:name="表3.A22" style:family="table-cell">
      <style:table-cell-properties fo:padding="0cm" fo:border-left="1pt solid #000000" fo:border-right="0.5pt solid #000000" fo:border-top="0.5pt solid #000000" fo:border-bottom="0.5pt solid #000000"/>
    </style:style>
    <style:style style:name="表3.B22" style:family="table-cell">
      <style:table-cell-properties fo:padding="0cm" fo:border="0.5pt solid #000000"/>
    </style:style>
    <style:style style:name="表3.C22" style:family="table-cell">
      <style:table-cell-properties fo:padding="0cm" fo:border="0.5pt solid #000000"/>
    </style:style>
    <style:style style:name="表3.D22" style:family="table-cell">
      <style:table-cell-properties fo:padding="0cm" fo:border-left="0.5pt solid #000000" fo:border-right="1pt solid #000000" fo:border-top="0.5pt solid #000000" fo:border-bottom="0.5pt solid #000000"/>
    </style:style>
    <style:style style:name="表3.A23" style:family="table-cell">
      <style:table-cell-properties fo:padding="0cm" fo:border-left="1pt solid #000000" fo:border-right="0.5pt solid #000000" fo:border-top="0.5pt solid #000000" fo:border-bottom="0.5pt solid #000000"/>
    </style:style>
    <style:style style:name="表3.B23" style:family="table-cell">
      <style:table-cell-properties fo:padding="0cm" fo:border="0.5pt solid #000000"/>
    </style:style>
    <style:style style:name="表3.C23" style:family="table-cell">
      <style:table-cell-properties fo:padding="0cm" fo:border="0.5pt solid #000000"/>
    </style:style>
    <style:style style:name="表3.D23" style:family="table-cell">
      <style:table-cell-properties fo:padding="0cm" fo:border-left="0.5pt solid #000000" fo:border-right="1pt solid #000000" fo:border-top="0.5pt solid #000000" fo:border-bottom="0.5pt solid #000000"/>
    </style:style>
    <style:style style:name="表3.A24" style:family="table-cell">
      <style:table-cell-properties fo:padding="0cm" fo:border-left="1pt solid #000000" fo:border-right="0.5pt solid #000000" fo:border-top="0.5pt solid #000000" fo:border-bottom="1pt solid #000000"/>
    </style:style>
    <style:style style:name="表3.B24" style:family="table-cell">
      <style:table-cell-properties fo:padding="0cm" fo:border-left="0.5pt solid #000000" fo:border-right="0.5pt solid #000000" fo:border-top="0.5pt solid #000000" fo:border-bottom="1pt solid #000000"/>
    </style:style>
    <style:style style:name="表3.C24" style:family="table-cell">
      <style:table-cell-properties fo:padding="0cm" fo:border-left="0.5pt solid #000000" fo:border-right="0.5pt solid #000000" fo:border-top="0.5pt solid #000000" fo:border-bottom="1pt solid #000000"/>
    </style:style>
    <style:style style:name="表3.D24" style:family="table-cell">
      <style:table-cell-properties fo:padding="0cm" fo:border-left="0.5pt solid #000000" fo:border-right="1pt solid #000000" fo:border-top="0.5pt solid #000000" fo:border-bottom="1pt solid #000000"/>
    </style:style>
    <style:style style:name="表4" style:family="table">
      <style:table-properties style:width="14.817cm" table:align="left"/>
    </style:style>
    <style:style style:name="表4.A" style:family="table-column">
      <style:table-column-properties style:column-width="4.433cm"/>
    </style:style>
    <style:style style:name="表4.B" style:family="table-column">
      <style:table-column-properties style:column-width="10.384cm"/>
    </style:style>
    <style:style style:name="表4.1" style:family="table-row">
      <style:table-row-properties style:min-row-height="0.593cm"/>
    </style:style>
    <style:style style:name="表4.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4.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4.2" style:family="table-row">
      <style:table-row-properties style:min-row-height="0.296cm"/>
    </style:style>
    <style:style style:name="表4.A2" style:family="table-cell">
      <style:table-cell-properties fo:padding="0cm" fo:border-left="1pt solid #000000" fo:border-right="0.5pt solid #000000" fo:border-top="0.5pt solid #000000" fo:border-bottom="0.5pt solid #000000"/>
    </style:style>
    <style:style style:name="表4.B2" style:family="table-cell">
      <style:table-cell-properties fo:padding="0cm" fo:border-left="0.5pt solid #000000" fo:border-right="1pt solid #000000" fo:border-top="0.5pt solid #000000" fo:border-bottom="0.5pt solid #000000"/>
    </style:style>
    <style:style style:name="表4.A3" style:family="table-cell">
      <style:table-cell-properties fo:padding="0cm" fo:border-left="1pt solid #000000" fo:border-right="0.5pt solid #000000" fo:border-top="none" fo:border-bottom="0.5pt solid #000000"/>
    </style:style>
    <style:style style:name="表4.B3" style:family="table-cell">
      <style:table-cell-properties fo:padding="0cm" fo:border-left="0.5pt solid #000000" fo:border-right="1pt solid #000000" fo:border-top="none" fo:border-bottom="0.5pt solid #000000"/>
    </style:style>
    <style:style style:name="表4.A4" style:family="table-cell">
      <style:table-cell-properties fo:padding="0cm" fo:border-left="1pt solid #000000" fo:border-right="0.5pt solid #000000" fo:border-top="0.5pt solid #000000" fo:border-bottom="0.5pt solid #000000"/>
    </style:style>
    <style:style style:name="表4.B4" style:family="table-cell">
      <style:table-cell-properties fo:padding="0cm" fo:border-left="0.5pt solid #000000" fo:border-right="1pt solid #000000" fo:border-top="0.5pt solid #000000" fo:border-bottom="0.5pt solid #000000"/>
    </style:style>
    <style:style style:name="表4.A5" style:family="table-cell">
      <style:table-cell-properties fo:padding="0cm" fo:border-left="1pt solid #000000" fo:border-right="0.5pt solid #000000" fo:border-top="0.5pt solid #000000" fo:border-bottom="0.5pt solid #000000"/>
    </style:style>
    <style:style style:name="表4.B5" style:family="table-cell">
      <style:table-cell-properties fo:padding="0cm" fo:border-left="0.5pt solid #000000" fo:border-right="1pt solid #000000" fo:border-top="0.5pt solid #000000" fo:border-bottom="0.5pt solid #000000"/>
    </style:style>
    <style:style style:name="表4.A6" style:family="table-cell">
      <style:table-cell-properties fo:padding="0cm" fo:border-left="1pt solid #000000" fo:border-right="0.5pt solid #000000" fo:border-top="0.5pt solid #000000" fo:border-bottom="1pt solid #000000"/>
    </style:style>
    <style:style style:name="表4.B6" style:family="table-cell">
      <style:table-cell-properties fo:padding="0cm" fo:border-left="0.5pt solid #000000" fo:border-right="1pt solid #000000" fo:border-top="0.5pt solid #000000" fo:border-bottom="1pt solid #000000"/>
    </style:style>
    <style:style style:name="表5" style:family="table">
      <style:table-properties style:width="14.817cm" table:align="left"/>
    </style:style>
    <style:style style:name="表5.A" style:family="table-column">
      <style:table-column-properties style:column-width="1.462cm"/>
    </style:style>
    <style:style style:name="表5.B" style:family="table-column">
      <style:table-column-properties style:column-width="1.281cm"/>
    </style:style>
    <style:style style:name="表5.C" style:family="table-column">
      <style:table-column-properties style:column-width="4.023cm"/>
    </style:style>
    <style:style style:name="表5.D" style:family="table-column">
      <style:table-column-properties style:column-width="8.05cm"/>
    </style:style>
    <style:style style:name="表5.1" style:family="table-row">
      <style:table-row-properties style:min-row-height="1.184cm"/>
    </style:style>
    <style:style style:name="表5.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5.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5.D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5.A2" style:family="table-cell">
      <style:table-cell-properties fo:padding="0cm" fo:border-left="1pt solid #000000" fo:border-right="0.5pt solid #000000" fo:border-top="0.5pt solid #000000" fo:border-bottom="0.5pt solid #000000"/>
    </style:style>
    <style:style style:name="表5.B2" style:family="table-cell">
      <style:table-cell-properties fo:padding="0cm" fo:border="0.5pt solid #000000"/>
    </style:style>
    <style:style style:name="表5.C2" style:family="table-cell">
      <style:table-cell-properties fo:padding="0cm" fo:border="0.5pt solid #000000"/>
    </style:style>
    <style:style style:name="表5.D2" style:family="table-cell">
      <style:table-cell-properties fo:padding="0cm" fo:border-left="0.5pt solid #000000" fo:border-right="1pt solid #000000" fo:border-top="0.5pt solid #000000" fo:border-bottom="0.5pt solid #000000"/>
    </style:style>
    <style:style style:name="表5.A3" style:family="table-cell">
      <style:table-cell-properties fo:padding="0cm" fo:border-left="1pt solid #000000" fo:border-right="0.5pt solid #000000" fo:border-top="0.5pt solid #000000" fo:border-bottom="0.5pt solid #000000"/>
    </style:style>
    <style:style style:name="表5.B3" style:family="table-cell">
      <style:table-cell-properties fo:padding="0cm" fo:border="0.5pt solid #000000"/>
    </style:style>
    <style:style style:name="表5.C3" style:family="table-cell">
      <style:table-cell-properties fo:padding="0cm" fo:border="0.5pt solid #000000"/>
    </style:style>
    <style:style style:name="表5.D3" style:family="table-cell">
      <style:table-cell-properties fo:padding="0cm" fo:border-left="0.5pt solid #000000" fo:border-right="1pt solid #000000" fo:border-top="0.5pt solid #000000" fo:border-bottom="0.5pt solid #000000"/>
    </style:style>
    <style:style style:name="表5.4" style:family="table-row">
      <style:table-row-properties style:min-row-height="0.593cm"/>
    </style:style>
    <style:style style:name="表5.A4" style:family="table-cell">
      <style:table-cell-properties fo:padding="0cm" fo:border-left="1pt solid #000000" fo:border-right="0.5pt solid #000000" fo:border-top="0.5pt solid #000000" fo:border-bottom="0.5pt solid #000000"/>
    </style:style>
    <style:style style:name="表5.B4" style:family="table-cell">
      <style:table-cell-properties fo:padding="0cm" fo:border="0.5pt solid #000000"/>
    </style:style>
    <style:style style:name="表5.C4" style:family="table-cell">
      <style:table-cell-properties fo:padding="0cm" fo:border="0.5pt solid #000000"/>
    </style:style>
    <style:style style:name="表5.D4" style:family="table-cell">
      <style:table-cell-properties fo:padding="0cm" fo:border-left="0.5pt solid #000000" fo:border-right="1pt solid #000000" fo:border-top="0.5pt solid #000000" fo:border-bottom="0.5pt solid #000000"/>
    </style:style>
    <style:style style:name="表5.A5" style:family="table-cell">
      <style:table-cell-properties fo:padding="0cm" fo:border-left="1pt solid #000000" fo:border-right="0.5pt solid #000000" fo:border-top="0.5pt solid #000000" fo:border-bottom="1pt solid #000000"/>
    </style:style>
    <style:style style:name="表5.B5" style:family="table-cell">
      <style:table-cell-properties fo:padding="0cm" fo:border-left="0.5pt solid #000000" fo:border-right="0.5pt solid #000000" fo:border-top="0.5pt solid #000000" fo:border-bottom="1pt solid #000000"/>
    </style:style>
    <style:style style:name="表5.C5" style:family="table-cell">
      <style:table-cell-properties fo:padding="0cm" fo:border-left="0.5pt solid #000000" fo:border-right="0.5pt solid #000000" fo:border-top="0.5pt solid #000000" fo:border-bottom="1pt solid #000000"/>
    </style:style>
    <style:style style:name="表5.D5" style:family="table-cell">
      <style:table-cell-properties fo:padding="0cm" fo:border-left="0.5pt solid #000000" fo:border-right="1pt solid #000000" fo:border-top="0.5pt solid #000000" fo:border-bottom="1pt solid #000000"/>
    </style:style>
    <style:style style:name="表6" style:family="table">
      <style:table-properties style:width="14.817cm" table:align="left"/>
    </style:style>
    <style:style style:name="表6.A" style:family="table-column">
      <style:table-column-properties style:column-width="6.036cm"/>
    </style:style>
    <style:style style:name="表6.B" style:family="table-column">
      <style:table-column-properties style:column-width="8.781cm"/>
    </style:style>
    <style:style style:name="表6.1" style:family="table-row">
      <style:table-row-properties style:min-row-height="0.593cm"/>
    </style:style>
    <style:style style:name="表6.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6.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6.A2" style:family="table-cell">
      <style:table-cell-properties fo:padding="0cm" fo:border-left="1pt solid #000000" fo:border-right="0.5pt solid #000000" fo:border-top="0.5pt solid #000000" fo:border-bottom="0.5pt solid #000000"/>
    </style:style>
    <style:style style:name="表6.B2" style:family="table-cell">
      <style:table-cell-properties fo:padding="0cm" fo:border-left="0.5pt solid #000000" fo:border-right="1pt solid #000000" fo:border-top="0.5pt solid #000000" fo:border-bottom="0.5pt solid #000000"/>
    </style:style>
    <style:style style:name="表6.3" style:family="table-row">
      <style:table-row-properties style:min-row-height="1.184cm"/>
    </style:style>
    <style:style style:name="表6.A3" style:family="table-cell">
      <style:table-cell-properties fo:padding="0cm" fo:border-left="1pt solid #000000" fo:border-right="0.5pt solid #000000" fo:border-top="0.5pt solid #000000" fo:border-bottom="0.5pt solid #000000"/>
    </style:style>
    <style:style style:name="表6.B3" style:family="table-cell">
      <style:table-cell-properties fo:padding="0cm" fo:border-left="0.5pt solid #000000" fo:border-right="1pt solid #000000" fo:border-top="0.5pt solid #000000" fo:border-bottom="0.5pt solid #000000"/>
    </style:style>
    <style:style style:name="表6.A4" style:family="table-cell">
      <style:table-cell-properties fo:padding="0cm" fo:border-left="1pt solid #000000" fo:border-right="0.5pt solid #000000" fo:border-top="0.5pt solid #000000" fo:border-bottom="0.5pt solid #000000"/>
    </style:style>
    <style:style style:name="表6.B4" style:family="table-cell">
      <style:table-cell-properties fo:padding="0cm" fo:border-left="0.5pt solid #000000" fo:border-right="1pt solid #000000" fo:border-top="0.5pt solid #000000" fo:border-bottom="0.5pt solid #000000"/>
    </style:style>
    <style:style style:name="表6.A5" style:family="table-cell">
      <style:table-cell-properties fo:padding="0cm" fo:border-left="1pt solid #000000" fo:border-right="0.5pt solid #000000" fo:border-top="0.5pt solid #000000" fo:border-bottom="0.5pt solid #000000"/>
    </style:style>
    <style:style style:name="表6.B5" style:family="table-cell">
      <style:table-cell-properties fo:padding="0cm" fo:border-left="0.5pt solid #000000" fo:border-right="1pt solid #000000" fo:border-top="0.5pt solid #000000" fo:border-bottom="0.5pt solid #000000"/>
    </style:style>
    <style:style style:name="表6.6" style:family="table-row">
      <style:table-row-properties style:min-row-height="1.776cm"/>
    </style:style>
    <style:style style:name="表6.A6" style:family="table-cell">
      <style:table-cell-properties fo:padding="0cm" fo:border-left="1pt solid #000000" fo:border-right="0.5pt solid #000000" fo:border-top="0.5pt solid #000000" fo:border-bottom="0.5pt solid #000000"/>
    </style:style>
    <style:style style:name="表6.B6" style:family="table-cell">
      <style:table-cell-properties fo:padding="0cm" fo:border-left="0.5pt solid #000000" fo:border-right="1pt solid #000000" fo:border-top="0.5pt solid #000000" fo:border-bottom="0.5pt solid #000000"/>
    </style:style>
    <style:style style:name="表6.A7" style:family="table-cell">
      <style:table-cell-properties fo:padding="0cm" fo:border-left="1pt solid #000000" fo:border-right="0.5pt solid #000000" fo:border-top="0.5pt solid #000000" fo:border-bottom="0.5pt solid #000000"/>
    </style:style>
    <style:style style:name="表6.B7" style:family="table-cell">
      <style:table-cell-properties fo:padding="0cm" fo:border-left="0.5pt solid #000000" fo:border-right="1pt solid #000000" fo:border-top="0.5pt solid #000000" fo:border-bottom="0.5pt solid #000000"/>
    </style:style>
    <style:style style:name="表6.A8" style:family="table-cell">
      <style:table-cell-properties fo:padding="0cm" fo:border-left="1pt solid #000000" fo:border-right="0.5pt solid #000000" fo:border-top="0.5pt solid #000000" fo:border-bottom="0.5pt solid #000000"/>
    </style:style>
    <style:style style:name="表6.B8" style:family="table-cell">
      <style:table-cell-properties fo:padding="0cm" fo:border-left="0.5pt solid #000000" fo:border-right="1pt solid #000000" fo:border-top="0.5pt solid #000000" fo:border-bottom="0.5pt solid #000000"/>
    </style:style>
    <style:style style:name="表6.A9" style:family="table-cell">
      <style:table-cell-properties fo:padding="0cm" fo:border-left="1pt solid #000000" fo:border-right="0.5pt solid #000000" fo:border-top="0.5pt solid #000000" fo:border-bottom="0.5pt solid #000000"/>
    </style:style>
    <style:style style:name="表6.B9" style:family="table-cell">
      <style:table-cell-properties fo:padding="0cm" fo:border-left="0.5pt solid #000000" fo:border-right="1pt solid #000000" fo:border-top="0.5pt solid #000000" fo:border-bottom="0.5pt solid #000000"/>
    </style:style>
    <style:style style:name="表6.A10" style:family="table-cell">
      <style:table-cell-properties fo:padding="0cm" fo:border-left="1pt solid #000000" fo:border-right="0.5pt solid #000000" fo:border-top="0.5pt solid #000000" fo:border-bottom="0.5pt solid #000000"/>
    </style:style>
    <style:style style:name="表6.B10" style:family="table-cell">
      <style:table-cell-properties fo:padding="0cm" fo:border-left="0.5pt solid #000000" fo:border-right="1pt solid #000000" fo:border-top="0.5pt solid #000000" fo:border-bottom="0.5pt solid #000000"/>
    </style:style>
    <style:style style:name="表6.11" style:family="table-row">
      <style:table-row-properties style:min-row-height="2.367cm"/>
    </style:style>
    <style:style style:name="表6.A11" style:family="table-cell">
      <style:table-cell-properties fo:padding="0cm" fo:border-left="1pt solid #000000" fo:border-right="0.5pt solid #000000" fo:border-top="0.5pt solid #000000" fo:border-bottom="0.5pt solid #000000"/>
    </style:style>
    <style:style style:name="表6.B11" style:family="table-cell">
      <style:table-cell-properties fo:padding="0cm" fo:border-left="0.5pt solid #000000" fo:border-right="1pt solid #000000" fo:border-top="0.5pt solid #000000" fo:border-bottom="0.5pt solid #000000"/>
    </style:style>
    <style:style style:name="表6.A12" style:family="table-cell">
      <style:table-cell-properties fo:padding="0cm" fo:border-left="1pt solid #000000" fo:border-right="0.5pt solid #000000" fo:border-top="0.5pt solid #000000" fo:border-bottom="0.5pt solid #000000"/>
    </style:style>
    <style:style style:name="表6.B12" style:family="table-cell">
      <style:table-cell-properties fo:padding="0cm" fo:border-left="0.5pt solid #000000" fo:border-right="1pt solid #000000" fo:border-top="0.5pt solid #000000" fo:border-bottom="0.5pt solid #000000"/>
    </style:style>
    <style:style style:name="表6.A13" style:family="table-cell">
      <style:table-cell-properties fo:padding="0cm" fo:border-left="1pt solid #000000" fo:border-right="0.5pt solid #000000" fo:border-top="0.5pt solid #000000" fo:border-bottom="0.5pt solid #000000"/>
    </style:style>
    <style:style style:name="表6.B13" style:family="table-cell">
      <style:table-cell-properties fo:padding="0cm" fo:border-left="0.5pt solid #000000" fo:border-right="1pt solid #000000" fo:border-top="0.5pt solid #000000" fo:border-bottom="0.5pt solid #000000"/>
    </style:style>
    <style:style style:name="表6.A14" style:family="table-cell">
      <style:table-cell-properties fo:padding="0cm" fo:border-left="1pt solid #000000" fo:border-right="0.5pt solid #000000" fo:border-top="0.5pt solid #000000" fo:border-bottom="0.5pt solid #000000"/>
    </style:style>
    <style:style style:name="表6.B14" style:family="table-cell">
      <style:table-cell-properties fo:padding="0cm" fo:border-left="0.5pt solid #000000" fo:border-right="1pt solid #000000" fo:border-top="0.5pt solid #000000" fo:border-bottom="0.5pt solid #000000"/>
    </style:style>
    <style:style style:name="表6.A15" style:family="table-cell">
      <style:table-cell-properties fo:padding="0cm" fo:border-left="1pt solid #000000" fo:border-right="0.5pt solid #000000" fo:border-top="0.5pt solid #000000" fo:border-bottom="0.5pt solid #000000"/>
    </style:style>
    <style:style style:name="表6.B15" style:family="table-cell">
      <style:table-cell-properties fo:padding="0cm" fo:border-left="0.5pt solid #000000" fo:border-right="1pt solid #000000" fo:border-top="0.5pt solid #000000" fo:border-bottom="0.5pt solid #000000"/>
    </style:style>
    <style:style style:name="表6.A16" style:family="table-cell">
      <style:table-cell-properties fo:padding="0cm" fo:border-left="1pt solid #000000" fo:border-right="0.5pt solid #000000" fo:border-top="0.5pt solid #000000" fo:border-bottom="0.5pt solid #000000"/>
    </style:style>
    <style:style style:name="表6.B16" style:family="table-cell">
      <style:table-cell-properties fo:padding="0cm" fo:border-left="0.5pt solid #000000" fo:border-right="1pt solid #000000" fo:border-top="0.5pt solid #000000" fo:border-bottom="0.5pt solid #000000"/>
    </style:style>
    <style:style style:name="表6.A17" style:family="table-cell">
      <style:table-cell-properties fo:padding="0cm" fo:border-left="1pt solid #000000" fo:border-right="0.5pt solid #000000" fo:border-top="0.5pt solid #000000" fo:border-bottom="0.5pt solid #000000"/>
    </style:style>
    <style:style style:name="表6.B17" style:family="table-cell">
      <style:table-cell-properties fo:padding="0cm" fo:border-left="0.5pt solid #000000" fo:border-right="1pt solid #000000" fo:border-top="0.5pt solid #000000" fo:border-bottom="0.5pt solid #000000"/>
    </style:style>
    <style:style style:name="表6.A18" style:family="table-cell">
      <style:table-cell-properties fo:padding="0cm" fo:border-left="1pt solid #000000" fo:border-right="0.5pt solid #000000" fo:border-top="0.5pt solid #000000" fo:border-bottom="0.5pt solid #000000"/>
    </style:style>
    <style:style style:name="表6.B18" style:family="table-cell">
      <style:table-cell-properties fo:padding="0cm" fo:border-left="0.5pt solid #000000" fo:border-right="1pt solid #000000" fo:border-top="0.5pt solid #000000" fo:border-bottom="0.5pt solid #000000"/>
    </style:style>
    <style:style style:name="表6.A19" style:family="table-cell">
      <style:table-cell-properties fo:padding="0cm" fo:border-left="1pt solid #000000" fo:border-right="0.5pt solid #000000" fo:border-top="0.5pt solid #000000" fo:border-bottom="0.5pt solid #000000"/>
    </style:style>
    <style:style style:name="表6.B19" style:family="table-cell">
      <style:table-cell-properties fo:padding="0cm" fo:border-left="0.5pt solid #000000" fo:border-right="1pt solid #000000" fo:border-top="0.5pt solid #000000" fo:border-bottom="0.5pt solid #000000"/>
    </style:style>
    <style:style style:name="表6.A20" style:family="table-cell">
      <style:table-cell-properties fo:padding="0cm" fo:border-left="1pt solid #000000" fo:border-right="0.5pt solid #000000" fo:border-top="0.5pt solid #000000" fo:border-bottom="0.5pt solid #000000"/>
    </style:style>
    <style:style style:name="表6.B20" style:family="table-cell">
      <style:table-cell-properties fo:padding="0cm" fo:border-left="0.5pt solid #000000" fo:border-right="1pt solid #000000" fo:border-top="0.5pt solid #000000" fo:border-bottom="0.5pt solid #000000"/>
    </style:style>
    <style:style style:name="表6.A21" style:family="table-cell">
      <style:table-cell-properties fo:padding="0cm" fo:border-left="1pt solid #000000" fo:border-right="0.5pt solid #000000" fo:border-top="0.5pt solid #000000" fo:border-bottom="0.5pt solid #000000"/>
    </style:style>
    <style:style style:name="表6.B21" style:family="table-cell">
      <style:table-cell-properties fo:padding="0cm" fo:border-left="0.5pt solid #000000" fo:border-right="1pt solid #000000" fo:border-top="0.5pt solid #000000" fo:border-bottom="0.5pt solid #000000"/>
    </style:style>
    <style:style style:name="表6.A22" style:family="table-cell">
      <style:table-cell-properties fo:padding="0cm" fo:border-left="1pt solid #000000" fo:border-right="0.5pt solid #000000" fo:border-top="0.5pt solid #000000" fo:border-bottom="0.5pt solid #000000"/>
    </style:style>
    <style:style style:name="表6.B22" style:family="table-cell">
      <style:table-cell-properties fo:padding="0cm" fo:border-left="0.5pt solid #000000" fo:border-right="1pt solid #000000" fo:border-top="0.5pt solid #000000" fo:border-bottom="0.5pt solid #000000"/>
    </style:style>
    <style:style style:name="表6.A23" style:family="table-cell">
      <style:table-cell-properties fo:padding="0cm" fo:border-left="1pt solid #000000" fo:border-right="0.5pt solid #000000" fo:border-top="0.5pt solid #000000" fo:border-bottom="0.5pt solid #000000"/>
    </style:style>
    <style:style style:name="表6.B23" style:family="table-cell">
      <style:table-cell-properties fo:padding="0cm" fo:border-left="0.5pt solid #000000" fo:border-right="1pt solid #000000" fo:border-top="0.5pt solid #000000" fo:border-bottom="0.5pt solid #000000"/>
    </style:style>
    <style:style style:name="表6.A24" style:family="table-cell">
      <style:table-cell-properties fo:padding="0cm" fo:border-left="1pt solid #000000" fo:border-right="0.5pt solid #000000" fo:border-top="0.5pt solid #000000" fo:border-bottom="0.5pt solid #000000"/>
    </style:style>
    <style:style style:name="表6.B24" style:family="table-cell">
      <style:table-cell-properties fo:padding="0cm" fo:border-left="0.5pt solid #000000" fo:border-right="1pt solid #000000" fo:border-top="0.5pt solid #000000" fo:border-bottom="0.5pt solid #000000"/>
    </style:style>
    <style:style style:name="表6.A25" style:family="table-cell">
      <style:table-cell-properties fo:padding="0cm" fo:border-left="1pt solid #000000" fo:border-right="0.5pt solid #000000" fo:border-top="0.5pt solid #000000" fo:border-bottom="0.5pt solid #000000"/>
    </style:style>
    <style:style style:name="表6.B25" style:family="table-cell">
      <style:table-cell-properties fo:padding="0cm" fo:border-left="0.5pt solid #000000" fo:border-right="1pt solid #000000" fo:border-top="0.5pt solid #000000" fo:border-bottom="0.5pt solid #000000"/>
    </style:style>
    <style:style style:name="表6.A26" style:family="table-cell">
      <style:table-cell-properties fo:padding="0cm" fo:border-left="1pt solid #000000" fo:border-right="0.5pt solid #000000" fo:border-top="0.5pt solid #000000" fo:border-bottom="0.5pt solid #000000"/>
    </style:style>
    <style:style style:name="表6.B26" style:family="table-cell">
      <style:table-cell-properties fo:padding="0cm" fo:border-left="0.5pt solid #000000" fo:border-right="1pt solid #000000" fo:border-top="0.5pt solid #000000" fo:border-bottom="0.5pt solid #000000"/>
    </style:style>
    <style:style style:name="表6.A27" style:family="table-cell">
      <style:table-cell-properties fo:padding="0cm" fo:border-left="1pt solid #000000" fo:border-right="0.5pt solid #000000" fo:border-top="0.5pt solid #000000" fo:border-bottom="0.5pt solid #000000"/>
    </style:style>
    <style:style style:name="表6.B27" style:family="table-cell">
      <style:table-cell-properties fo:padding="0cm" fo:border-left="0.5pt solid #000000" fo:border-right="1pt solid #000000" fo:border-top="0.5pt solid #000000" fo:border-bottom="0.5pt solid #000000"/>
    </style:style>
    <style:style style:name="表6.A28" style:family="table-cell">
      <style:table-cell-properties fo:padding="0cm" fo:border-left="1pt solid #000000" fo:border-right="0.5pt solid #000000" fo:border-top="0.5pt solid #000000" fo:border-bottom="0.5pt solid #000000"/>
    </style:style>
    <style:style style:name="表6.B28" style:family="table-cell">
      <style:table-cell-properties fo:padding="0cm" fo:border-left="0.5pt solid #000000" fo:border-right="1pt solid #000000" fo:border-top="0.5pt solid #000000" fo:border-bottom="0.5pt solid #000000"/>
    </style:style>
    <style:style style:name="表6.A29" style:family="table-cell">
      <style:table-cell-properties fo:padding="0cm" fo:border-left="1pt solid #000000" fo:border-right="0.5pt solid #000000" fo:border-top="0.5pt solid #000000" fo:border-bottom="0.5pt solid #000000"/>
    </style:style>
    <style:style style:name="表6.B29" style:family="table-cell">
      <style:table-cell-properties fo:padding="0cm" fo:border-left="0.5pt solid #000000" fo:border-right="1pt solid #000000" fo:border-top="0.5pt solid #000000" fo:border-bottom="0.5pt solid #000000"/>
    </style:style>
    <style:style style:name="表6.A30" style:family="table-cell">
      <style:table-cell-properties fo:padding="0cm" fo:border-left="1pt solid #000000" fo:border-right="0.5pt solid #000000" fo:border-top="0.5pt solid #000000" fo:border-bottom="0.5pt solid #000000"/>
    </style:style>
    <style:style style:name="表6.B30" style:family="table-cell">
      <style:table-cell-properties fo:padding="0cm" fo:border-left="0.5pt solid #000000" fo:border-right="1pt solid #000000" fo:border-top="0.5pt solid #000000" fo:border-bottom="0.5pt solid #000000"/>
    </style:style>
    <style:style style:name="表6.A31" style:family="table-cell">
      <style:table-cell-properties fo:padding="0cm" fo:border-left="1pt solid #000000" fo:border-right="0.5pt solid #000000" fo:border-top="0.5pt solid #000000" fo:border-bottom="0.5pt solid #000000"/>
    </style:style>
    <style:style style:name="表6.B31" style:family="table-cell">
      <style:table-cell-properties fo:padding="0cm" fo:border-left="0.5pt solid #000000" fo:border-right="1pt solid #000000" fo:border-top="0.5pt solid #000000" fo:border-bottom="0.5pt solid #000000"/>
    </style:style>
    <style:style style:name="表6.A32" style:family="table-cell">
      <style:table-cell-properties fo:padding="0cm" fo:border-left="1pt solid #000000" fo:border-right="0.5pt solid #000000" fo:border-top="0.5pt solid #000000" fo:border-bottom="0.5pt solid #000000"/>
    </style:style>
    <style:style style:name="表6.B32" style:family="table-cell">
      <style:table-cell-properties fo:padding="0cm" fo:border-left="0.5pt solid #000000" fo:border-right="1pt solid #000000" fo:border-top="0.5pt solid #000000" fo:border-bottom="0.5pt solid #000000"/>
    </style:style>
    <style:style style:name="表6.A33" style:family="table-cell">
      <style:table-cell-properties fo:padding="0cm" fo:border-left="1pt solid #000000" fo:border-right="0.5pt solid #000000" fo:border-top="0.5pt solid #000000" fo:border-bottom="0.5pt solid #000000"/>
    </style:style>
    <style:style style:name="表6.B33" style:family="table-cell">
      <style:table-cell-properties fo:padding="0cm" fo:border-left="0.5pt solid #000000" fo:border-right="1pt solid #000000" fo:border-top="0.5pt solid #000000" fo:border-bottom="0.5pt solid #000000"/>
    </style:style>
    <style:style style:name="表6.A34" style:family="table-cell">
      <style:table-cell-properties fo:padding="0cm" fo:border-left="1pt solid #000000" fo:border-right="0.5pt solid #000000" fo:border-top="0.5pt solid #000000" fo:border-bottom="0.5pt solid #000000"/>
    </style:style>
    <style:style style:name="表6.B34" style:family="table-cell">
      <style:table-cell-properties fo:padding="0cm" fo:border-left="0.5pt solid #000000" fo:border-right="1pt solid #000000" fo:border-top="0.5pt solid #000000" fo:border-bottom="0.5pt solid #000000"/>
    </style:style>
    <style:style style:name="表6.A35" style:family="table-cell">
      <style:table-cell-properties fo:padding="0cm" fo:border-left="1pt solid #000000" fo:border-right="0.5pt solid #000000" fo:border-top="0.5pt solid #000000" fo:border-bottom="0.5pt solid #000000"/>
    </style:style>
    <style:style style:name="表6.B35" style:family="table-cell">
      <style:table-cell-properties fo:padding="0cm" fo:border-left="0.5pt solid #000000" fo:border-right="1pt solid #000000" fo:border-top="0.5pt solid #000000" fo:border-bottom="0.5pt solid #000000"/>
    </style:style>
    <style:style style:name="表6.A36" style:family="table-cell">
      <style:table-cell-properties fo:padding="0cm" fo:border-left="1pt solid #000000" fo:border-right="0.5pt solid #000000" fo:border-top="0.5pt solid #000000" fo:border-bottom="0.5pt solid #000000"/>
    </style:style>
    <style:style style:name="表6.B36" style:family="table-cell">
      <style:table-cell-properties fo:padding="0cm" fo:border-left="0.5pt solid #000000" fo:border-right="1pt solid #000000" fo:border-top="0.5pt solid #000000" fo:border-bottom="0.5pt solid #000000"/>
    </style:style>
    <style:style style:name="表6.A37" style:family="table-cell">
      <style:table-cell-properties fo:padding="0cm" fo:border-left="1pt solid #000000" fo:border-right="0.5pt solid #000000" fo:border-top="0.5pt solid #000000" fo:border-bottom="0.5pt solid #000000"/>
    </style:style>
    <style:style style:name="表6.B37" style:family="table-cell">
      <style:table-cell-properties fo:padding="0cm" fo:border-left="0.5pt solid #000000" fo:border-right="1pt solid #000000" fo:border-top="0.5pt solid #000000" fo:border-bottom="0.5pt solid #000000"/>
    </style:style>
    <style:style style:name="表6.A38" style:family="table-cell">
      <style:table-cell-properties fo:padding="0cm" fo:border-left="1pt solid #000000" fo:border-right="0.5pt solid #000000" fo:border-top="0.5pt solid #000000" fo:border-bottom="0.5pt solid #000000"/>
    </style:style>
    <style:style style:name="表6.B38" style:family="table-cell">
      <style:table-cell-properties fo:padding="0cm" fo:border-left="0.5pt solid #000000" fo:border-right="1pt solid #000000" fo:border-top="0.5pt solid #000000" fo:border-bottom="0.5pt solid #000000"/>
    </style:style>
    <style:style style:name="表6.A39" style:family="table-cell">
      <style:table-cell-properties fo:padding="0cm" fo:border-left="1pt solid #000000" fo:border-right="0.5pt solid #000000" fo:border-top="0.5pt solid #000000" fo:border-bottom="0.5pt solid #000000"/>
    </style:style>
    <style:style style:name="表6.B39" style:family="table-cell">
      <style:table-cell-properties fo:padding="0cm" fo:border-left="0.5pt solid #000000" fo:border-right="1pt solid #000000" fo:border-top="0.5pt solid #000000" fo:border-bottom="0.5pt solid #000000"/>
    </style:style>
    <style:style style:name="表6.A40" style:family="table-cell">
      <style:table-cell-properties fo:padding="0cm" fo:border-left="1pt solid #000000" fo:border-right="0.5pt solid #000000" fo:border-top="0.5pt solid #000000" fo:border-bottom="0.5pt solid #000000"/>
    </style:style>
    <style:style style:name="表6.B40" style:family="table-cell">
      <style:table-cell-properties fo:padding="0cm" fo:border-left="0.5pt solid #000000" fo:border-right="1pt solid #000000" fo:border-top="0.5pt solid #000000" fo:border-bottom="0.5pt solid #000000"/>
    </style:style>
    <style:style style:name="表6.A41" style:family="table-cell">
      <style:table-cell-properties fo:padding="0cm" fo:border-left="1pt solid #000000" fo:border-right="0.5pt solid #000000" fo:border-top="0.5pt solid #000000" fo:border-bottom="0.5pt solid #000000"/>
    </style:style>
    <style:style style:name="表6.B41" style:family="table-cell">
      <style:table-cell-properties fo:padding="0cm" fo:border-left="0.5pt solid #000000" fo:border-right="1pt solid #000000" fo:border-top="0.5pt solid #000000" fo:border-bottom="0.5pt solid #000000"/>
    </style:style>
    <style:style style:name="表6.A42" style:family="table-cell">
      <style:table-cell-properties fo:padding="0cm" fo:border-left="1pt solid #000000" fo:border-right="0.5pt solid #000000" fo:border-top="0.5pt solid #000000" fo:border-bottom="0.5pt solid #000000"/>
    </style:style>
    <style:style style:name="表6.B42" style:family="table-cell">
      <style:table-cell-properties fo:padding="0cm" fo:border-left="0.5pt solid #000000" fo:border-right="1pt solid #000000" fo:border-top="0.5pt solid #000000" fo:border-bottom="0.5pt solid #000000"/>
    </style:style>
    <style:style style:name="表6.A43" style:family="table-cell">
      <style:table-cell-properties fo:padding="0cm" fo:border-left="1pt solid #000000" fo:border-right="0.5pt solid #000000" fo:border-top="0.5pt solid #000000" fo:border-bottom="0.5pt solid #000000"/>
    </style:style>
    <style:style style:name="表6.B43" style:family="table-cell">
      <style:table-cell-properties fo:padding="0cm" fo:border-left="0.5pt solid #000000" fo:border-right="1pt solid #000000" fo:border-top="0.5pt solid #000000" fo:border-bottom="0.5pt solid #000000"/>
    </style:style>
    <style:style style:name="表6.A44" style:family="table-cell">
      <style:table-cell-properties fo:padding="0cm" fo:border-left="1pt solid #000000" fo:border-right="0.5pt solid #000000" fo:border-top="0.5pt solid #000000" fo:border-bottom="0.5pt solid #000000"/>
    </style:style>
    <style:style style:name="表6.B44" style:family="table-cell">
      <style:table-cell-properties fo:padding="0cm" fo:border-left="0.5pt solid #000000" fo:border-right="1pt solid #000000" fo:border-top="0.5pt solid #000000" fo:border-bottom="0.5pt solid #000000"/>
    </style:style>
    <style:style style:name="表6.A45" style:family="table-cell">
      <style:table-cell-properties fo:padding="0cm" fo:border-left="1pt solid #000000" fo:border-right="0.5pt solid #000000" fo:border-top="0.5pt solid #000000" fo:border-bottom="0.5pt solid #000000"/>
    </style:style>
    <style:style style:name="表6.B45" style:family="table-cell">
      <style:table-cell-properties fo:padding="0cm" fo:border-left="0.5pt solid #000000" fo:border-right="1pt solid #000000" fo:border-top="0.5pt solid #000000" fo:border-bottom="0.5pt solid #000000"/>
    </style:style>
    <style:style style:name="表6.A46" style:family="table-cell">
      <style:table-cell-properties fo:padding="0cm" fo:border-left="1pt solid #000000" fo:border-right="0.5pt solid #000000" fo:border-top="0.5pt solid #000000" fo:border-bottom="0.5pt solid #000000"/>
    </style:style>
    <style:style style:name="表6.B46" style:family="table-cell">
      <style:table-cell-properties fo:padding="0cm" fo:border-left="0.5pt solid #000000" fo:border-right="1pt solid #000000" fo:border-top="0.5pt solid #000000" fo:border-bottom="0.5pt solid #000000"/>
    </style:style>
    <style:style style:name="表6.A47" style:family="table-cell">
      <style:table-cell-properties fo:padding="0cm" fo:border-left="1pt solid #000000" fo:border-right="0.5pt solid #000000" fo:border-top="0.5pt solid #000000" fo:border-bottom="0.5pt solid #000000"/>
    </style:style>
    <style:style style:name="表6.B47" style:family="table-cell">
      <style:table-cell-properties fo:padding="0cm" fo:border-left="0.5pt solid #000000" fo:border-right="1pt solid #000000" fo:border-top="0.5pt solid #000000" fo:border-bottom="0.5pt solid #000000"/>
    </style:style>
    <style:style style:name="表6.A48" style:family="table-cell">
      <style:table-cell-properties fo:padding="0cm" fo:border-left="1pt solid #000000" fo:border-right="0.5pt solid #000000" fo:border-top="0.5pt solid #000000" fo:border-bottom="0.5pt solid #000000"/>
    </style:style>
    <style:style style:name="表6.B48" style:family="table-cell">
      <style:table-cell-properties fo:padding="0cm" fo:border-left="0.5pt solid #000000" fo:border-right="1pt solid #000000" fo:border-top="0.5pt solid #000000" fo:border-bottom="0.5pt solid #000000"/>
    </style:style>
    <style:style style:name="表6.A49" style:family="table-cell">
      <style:table-cell-properties fo:padding="0cm" fo:border-left="1pt solid #000000" fo:border-right="0.5pt solid #000000" fo:border-top="0.5pt solid #000000" fo:border-bottom="0.5pt solid #000000"/>
    </style:style>
    <style:style style:name="表6.B49" style:family="table-cell">
      <style:table-cell-properties fo:padding="0cm" fo:border-left="0.5pt solid #000000" fo:border-right="1pt solid #000000" fo:border-top="0.5pt solid #000000" fo:border-bottom="0.5pt solid #000000"/>
    </style:style>
    <style:style style:name="表6.A50" style:family="table-cell">
      <style:table-cell-properties fo:padding="0cm" fo:border-left="1pt solid #000000" fo:border-right="0.5pt solid #000000" fo:border-top="0.5pt solid #000000" fo:border-bottom="0.5pt solid #000000"/>
    </style:style>
    <style:style style:name="表6.B50" style:family="table-cell">
      <style:table-cell-properties fo:padding="0cm" fo:border-left="0.5pt solid #000000" fo:border-right="1pt solid #000000" fo:border-top="0.5pt solid #000000" fo:border-bottom="0.5pt solid #000000"/>
    </style:style>
    <style:style style:name="表6.A51" style:family="table-cell">
      <style:table-cell-properties fo:padding="0cm" fo:border-left="1pt solid #000000" fo:border-right="0.5pt solid #000000" fo:border-top="0.5pt solid #000000" fo:border-bottom="0.5pt solid #000000"/>
    </style:style>
    <style:style style:name="表6.B51" style:family="table-cell">
      <style:table-cell-properties fo:padding="0cm" fo:border-left="0.5pt solid #000000" fo:border-right="1pt solid #000000" fo:border-top="0.5pt solid #000000" fo:border-bottom="0.5pt solid #000000"/>
    </style:style>
    <style:style style:name="表6.A52" style:family="table-cell">
      <style:table-cell-properties fo:padding="0cm" fo:border-left="1pt solid #000000" fo:border-right="0.5pt solid #000000" fo:border-top="0.5pt solid #000000" fo:border-bottom="0.5pt solid #000000"/>
    </style:style>
    <style:style style:name="表6.B52" style:family="table-cell">
      <style:table-cell-properties fo:padding="0cm" fo:border-left="0.5pt solid #000000" fo:border-right="1pt solid #000000" fo:border-top="0.5pt solid #000000" fo:border-bottom="0.5pt solid #000000"/>
    </style:style>
    <style:style style:name="表6.A53" style:family="table-cell">
      <style:table-cell-properties fo:padding="0cm" fo:border-left="1pt solid #000000" fo:border-right="0.5pt solid #000000" fo:border-top="0.5pt solid #000000" fo:border-bottom="0.5pt solid #000000"/>
    </style:style>
    <style:style style:name="表6.B53" style:family="table-cell">
      <style:table-cell-properties fo:padding="0cm" fo:border-left="0.5pt solid #000000" fo:border-right="1pt solid #000000" fo:border-top="0.5pt solid #000000" fo:border-bottom="0.5pt solid #000000"/>
    </style:style>
    <style:style style:name="表6.A54" style:family="table-cell">
      <style:table-cell-properties fo:padding="0cm" fo:border-left="1pt solid #000000" fo:border-right="0.5pt solid #000000" fo:border-top="0.5pt solid #000000" fo:border-bottom="0.5pt solid #000000"/>
    </style:style>
    <style:style style:name="表6.B54" style:family="table-cell">
      <style:table-cell-properties fo:padding="0cm" fo:border-left="0.5pt solid #000000" fo:border-right="1pt solid #000000" fo:border-top="0.5pt solid #000000" fo:border-bottom="0.5pt solid #000000"/>
    </style:style>
    <style:style style:name="表6.A55" style:family="table-cell">
      <style:table-cell-properties fo:padding="0cm" fo:border-left="1pt solid #000000" fo:border-right="0.5pt solid #000000" fo:border-top="0.5pt solid #000000" fo:border-bottom="0.5pt solid #000000"/>
    </style:style>
    <style:style style:name="表6.B55" style:family="table-cell">
      <style:table-cell-properties fo:padding="0cm" fo:border-left="0.5pt solid #000000" fo:border-right="1pt solid #000000" fo:border-top="0.5pt solid #000000" fo:border-bottom="0.5pt solid #000000"/>
    </style:style>
    <style:style style:name="表6.A56" style:family="table-cell">
      <style:table-cell-properties fo:padding="0cm" fo:border-left="1pt solid #000000" fo:border-right="0.5pt solid #000000" fo:border-top="0.5pt solid #000000" fo:border-bottom="0.5pt solid #000000"/>
    </style:style>
    <style:style style:name="表6.B56" style:family="table-cell">
      <style:table-cell-properties fo:padding="0cm" fo:border-left="0.5pt solid #000000" fo:border-right="1pt solid #000000" fo:border-top="0.5pt solid #000000" fo:border-bottom="0.5pt solid #000000"/>
    </style:style>
    <style:style style:name="表6.A57" style:family="table-cell">
      <style:table-cell-properties fo:padding="0cm" fo:border-left="1pt solid #000000" fo:border-right="0.5pt solid #000000" fo:border-top="0.5pt solid #000000" fo:border-bottom="1pt solid #000000"/>
    </style:style>
    <style:style style:name="表6.B57" style:family="table-cell">
      <style:table-cell-properties fo:padding="0cm" fo:border-left="0.5pt solid #000000" fo:border-right="1pt solid #000000" fo:border-top="0.5pt solid #000000" fo:border-bottom="1pt solid #000000"/>
    </style:style>
    <style:style style:name="表7" style:family="table">
      <style:table-properties style:width="15cm" table:align="margins"/>
    </style:style>
    <style:style style:name="表7.A" style:family="table-column">
      <style:table-column-properties style:column-width="5.001cm" style:rel-column-width="21845*"/>
    </style:style>
    <style:style style:name="表7.C" style:family="table-column">
      <style:table-column-properties style:column-width="5.001cm" style:rel-column-width="21844*"/>
    </style:style>
    <style:style style:name="表7.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7.C1" style:family="table-cell">
      <style:table-cell-properties fo:background-color="#98fb98" fo:padding="0.097cm" fo:border="0.05pt solid #000000">
        <style:background-image/>
      </style:table-cell-properties>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0.05pt solid #000000" fo:border-top="none" fo:border-bottom="0.05pt solid #000000"/>
    </style:style>
    <style:style style:name="表7.A3" style:family="table-cell">
      <style:table-cell-properties fo:padding="0.097cm" fo:border-left="0.05pt solid #000000" fo:border-right="none"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0.05pt solid #000000" fo:border-top="none" fo:border-bottom="0.05pt solid #000000"/>
    </style:style>
    <style:style style:name="表7.A4" style:family="table-cell">
      <style:table-cell-properties fo:padding="0.097cm" fo:border-left="0.05pt solid #000000" fo:border-right="none"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0.05pt solid #000000" fo:border-top="none" fo:border-bottom="0.05pt solid #000000"/>
    </style:style>
    <style:style style:name="表7.A5" style:family="table-cell">
      <style:table-cell-properties fo:padding="0.097cm" fo:border-left="0.05pt solid #000000" fo:border-right="none"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0.05pt solid #000000" fo:border-top="none" fo:border-bottom="0.05pt solid #000000"/>
    </style:style>
    <style:style style:name="表7.A6" style:family="table-cell">
      <style:table-cell-properties fo:padding="0.097cm" fo:border-left="0.05pt solid #000000" fo:border-right="none"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0.05pt solid #000000" fo:border-top="none" fo:border-bottom="0.05pt solid #000000"/>
    </style:style>
    <style:style style:name="表7.A7" style:family="table-cell">
      <style:table-cell-properties fo:padding="0.097cm" fo:border-left="0.05pt solid #000000" fo:border-right="none"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etter-spacing="-0.005cm"/>
    </style:style>
    <style:style style:name="P2" style:family="paragraph" style:parent-style-name="Standard">
      <style:paragraph-properties fo:text-align="end" style:justify-single-word="false"/>
      <style:text-properties fo:letter-spacing="-0.005cm"/>
    </style:style>
    <style:style style:name="P3" style:family="paragraph" style:parent-style-name="Standard">
      <style:text-properties fo:letter-spacing="-0.005cm" style:text-underline-style="solid" style:text-underline-width="bold" style:text-underline-color="font-color"/>
    </style:style>
    <style:style style:name="P4" style:family="paragraph" style:parent-style-name="Standard">
      <style:paragraph-properties fo:margin-left="2.438cm" fo:margin-right="0cm" fo:text-indent="0cm" style:auto-text-indent="false"/>
    </style:style>
    <style:style style:name="P5" style:family="paragraph" style:parent-style-name="Standard">
      <style:paragraph-properties fo:margin-left="1.496cm" fo:margin-right="0cm" fo:text-indent="0cm" style:auto-text-indent="false"/>
    </style:style>
    <style:style style:name="P6" style:family="paragraph" style:parent-style-name="Standard">
      <style:paragraph-properties fo:margin-left="1.312cm" fo:margin-right="0cm" fo:text-indent="0cm" style:auto-text-indent="fals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1.309cm" fo:margin-right="0cm" fo:text-indent="-1.309cm" style:auto-text-indent="false"/>
    </style:style>
    <style:style style:name="P9" style:family="paragraph" style:parent-style-name="Standard">
      <style:paragraph-properties fo:margin-left="1.499cm" fo:margin-right="0cm" fo:text-indent="0cm" style:auto-text-indent="false"/>
    </style:style>
    <style:style style:name="P10" style:family="paragraph" style:parent-style-name="Standard">
      <style:paragraph-properties fo:margin-left="2.254cm" fo:margin-right="0cm" fo:text-indent="0cm" style:auto-text-indent="false"/>
    </style:style>
    <style:style style:name="P11" style:family="paragraph" style:parent-style-name="Standard">
      <style:paragraph-properties fo:margin-left="3.009cm" fo:margin-right="0cm" fo:text-indent="0cm" style:auto-text-indent="false"/>
    </style:style>
    <style:style style:name="P12" style:family="paragraph" style:parent-style-name="Standard">
      <style:paragraph-properties fo:margin-left="2.992cm" fo:margin-right="0cm" fo:text-indent="-0.748cm" style:auto-text-indent="false"/>
    </style:style>
    <style:style style:name="P13" style:family="paragraph" style:parent-style-name="Standard">
      <style:paragraph-properties fo:margin-left="3cm" fo:margin-right="0cm" fo:text-indent="0cm" style:auto-text-indent="false"/>
    </style:style>
    <style:style style:name="P14" style:family="paragraph" style:parent-style-name="Standard">
      <style:paragraph-properties fo:margin-left="2.992cm" fo:margin-right="0cm" fo:text-indent="-1.496cm" style:auto-text-indent="false"/>
    </style:style>
    <style:style style:name="P15" style:family="paragraph" style:parent-style-name="Standard">
      <style:paragraph-properties fo:margin-left="2.251cm" fo:margin-right="0cm" fo:text-indent="0cm" style:auto-text-indent="false"/>
    </style:style>
    <style:style style:name="P16" style:family="paragraph" style:parent-style-name="Standard">
      <style:paragraph-properties fo:margin-left="2.244cm" fo:margin-right="0cm" fo:text-indent="-0.748cm" style:auto-text-indent="false"/>
    </style:style>
    <style:style style:name="P17" style:family="paragraph" style:parent-style-name="Standard">
      <style:paragraph-properties fo:margin-left="1.125cm" fo:margin-right="0cm" fo:text-indent="0cm" style:auto-text-indent="false"/>
    </style:style>
    <style:style style:name="P18" style:family="paragraph" style:parent-style-name="Standard">
      <style:paragraph-properties fo:margin-left="1.879cm" fo:margin-right="0cm" fo:text-indent="0cm" style:auto-text-indent="false"/>
    </style:style>
    <style:style style:name="P19" style:family="paragraph" style:parent-style-name="Standard">
      <style:paragraph-properties fo:text-align="start" style:justify-single-word="false"/>
      <style:text-properties fo:color="#000000" loext:opacity="100%" style:font-name="ＭＳ Ｐゴシック" fo:font-size="11pt" fo:letter-spacing="-0.005cm" style:letter-kerning="false" style:font-name-asian="ＭＳ Ｐゴシック" style:font-size-asian="11pt"/>
    </style:style>
    <style:style style:name="P20" style:family="paragraph" style:parent-style-name="Standard">
      <style:paragraph-properties fo:text-align="start"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1" style:family="paragraph" style:parent-style-name="Standard">
      <style:paragraph-properties fo:text-align="start" style:justify-single-word="false"/>
      <style:text-properties fo:color="#000000" loext:opacity="100%" style:font-name="UD デジタル 教科書体 NK-R" fo:font-size="11pt" fo:letter-spacing="-0.005cm" officeooo:paragraph-rsid="0020b9f4" style:letter-kerning="false" style:font-name-asian="UD デジタル 教科書体 NK-R" style:font-size-asian="11pt"/>
    </style:style>
    <style:style style:name="P22" style:family="paragraph" style:parent-style-name="Standard">
      <style:paragraph-properties fo:text-align="center"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3" style:family="paragraph" style:parent-style-name="Standard">
      <style:paragraph-properties fo:text-align="start" style:justify-single-word="false"/>
      <style:text-properties fo:color="#000000" loext:opacity="100%" style:font-name="UD デジタル 教科書体 NK-R" fo:font-size="11pt" fo:letter-spacing="-0.005cm" officeooo:rsid="0020b9f4" officeooo:paragraph-rsid="0020b9f4" style:letter-kerning="false" style:font-name-asian="UD デジタル 教科書体 NK-R" style:font-size-asian="11pt"/>
    </style:style>
    <style:style style:name="P24" style:family="paragraph" style:parent-style-name="大見出し_28__ff75__ff70__ff84__ff7d__ff80__ff72__ff99__29_">
      <style:text-properties style:font-name="UD デジタル 教科書体 NK-R" fo:letter-spacing="normal" style:font-name-asian="UD デジタル 教科書体 NK-R"/>
    </style:style>
    <style:style style:name="P25" style:family="paragraph" style:parent-style-name="中見出し_28__ff75__ff70__ff84__ff7d__ff80__ff72__ff99__29_">
      <style:text-properties style:font-name="UD デジタル 教科書体 NK-R" fo:letter-spacing="normal" style:font-name-asian="UD デジタル 教科書体 NK-R"/>
    </style:style>
    <style:style style:name="P26" style:family="paragraph" style:parent-style-name="大見出し_28__ff75__ff70__ff84__ff7d__ff80__ff72__ff99__29_">
      <style:paragraph-properties fo:break-before="page"/>
      <style:text-properties style:font-name="UD デジタル 教科書体 NK-R" fo:letter-spacing="normal" style:font-name-asian="UD デジタル 教科書体 NK-R"/>
    </style:style>
    <style:style style:name="P27" style:family="paragraph" style:parent-style-name="文書_ff80__ff72__ff84__ff99__28__ff75__ff70__ff84__ff7d__ff80__ff72__ff99__29_">
      <style:paragraph-properties fo:text-align="center" style:justify-single-word="false"/>
      <style:text-properties style:font-name="UD デジタル 教科書体 NK-R" fo:font-size="70pt" fo:letter-spacing="normal" style:font-name-asian="UD デジタル 教科書体 NK-R" style:font-size-asian="70pt"/>
    </style:style>
    <style:style style:name="P28" style:family="paragraph" style:parent-style-name="Standard">
      <style:paragraph-properties fo:text-align="center" style:justify-single-word="false"/>
      <style:text-properties style:font-name="UD デジタル 教科書体 NK-R" style:font-name-asian="UD デジタル 教科書体 NK-R"/>
    </style:style>
    <style:style style:name="P29" style:family="paragraph" style:parent-style-name="Standard">
      <style:text-properties officeooo:paragraph-rsid="001f274d"/>
    </style:style>
    <style:style style:name="P30" style:family="paragraph" style:parent-style-name="Standard">
      <style:text-properties officeooo:rsid="001f274d" officeooo:paragraph-rsid="001f274d"/>
    </style:style>
    <style:style style:name="P31" style:family="paragraph" style:parent-style-name="Standard">
      <style:paragraph-properties fo:margin-left="0cm" fo:margin-right="0cm" fo:text-indent="0cm" style:auto-text-indent="false"/>
      <style:text-properties fo:letter-spacing="normal" officeooo:rsid="001f274d" officeooo:paragraph-rsid="001f274d"/>
    </style:style>
    <style:style style:name="P32" style:family="paragraph" style:parent-style-name="Contents_20_1">
      <style:paragraph-properties>
        <style:tab-stops>
          <style:tab-stop style:position="15cm" style:type="right" style:leader-style="dotted" style:leader-text="."/>
        </style:tab-stops>
      </style:paragraph-properties>
    </style:style>
    <style:style style:name="P33" style:family="paragraph" style:parent-style-name="Contents_20_2">
      <style:paragraph-properties>
        <style:tab-stops>
          <style:tab-stop style:position="14.501cm" style:type="right" style:leader-style="dotted" style:leader-text="."/>
        </style:tab-stops>
      </style:paragraph-properties>
    </style:style>
    <style:style style:name="P34" style:family="paragraph" style:parent-style-name="大見出し_28__ff75__ff70__ff84__ff7d__ff80__ff72__ff99__29_">
      <style:text-properties style:font-name="UD デジタル 教科書体 NK-R" fo:letter-spacing="normal" officeooo:paragraph-rsid="00221a9d" style:font-name-asian="UD デジタル 教科書体 NK-R"/>
    </style:style>
    <style:style style:name="P35" style:family="paragraph" style:parent-style-name="Contents_20_1">
      <style:paragraph-properties>
        <style:tab-stops>
          <style:tab-stop style:position="15cm" style:type="right" style:leader-style="dotted" style:leader-text="."/>
        </style:tab-stops>
      </style:paragraph-properties>
    </style:style>
    <style:style style:name="P36" style:family="paragraph" style:parent-style-name="Contents_20_2">
      <style:paragraph-properties>
        <style:tab-stops>
          <style:tab-stop style:position="14.501cm" style:type="right" style:leader-style="dotted" style:leader-text="."/>
        </style:tab-stops>
      </style:paragraph-properties>
    </style:style>
    <style:style style:name="P37" style:family="paragraph" style:parent-style-name="Standard">
      <style:text-properties fo:letter-spacing="-0.005cm" style:text-underline-style="solid" style:text-underline-width="auto" style:text-underline-color="font-color"/>
    </style:style>
    <style:style style:name="P38" style:family="paragraph" style:parent-style-name="Standard">
      <style:text-properties officeooo:paragraph-rsid="00221a9d"/>
    </style:style>
    <style:style style:name="P39" style:family="paragraph" style:parent-style-name="Table">
      <style:paragraph-properties fo:keep-with-next="always"/>
      <style:text-properties fo:font-style="normal" style:text-underline-style="solid" style:text-underline-width="auto" style:text-underline-color="font-color" officeooo:rsid="00221a9d" officeooo:paragraph-rsid="00221a9d" style:font-style-asian="normal" style:font-style-complex="normal"/>
    </style:style>
    <style:style style:name="P40" style:family="paragraph" style:parent-style-name="Table_20_Contents">
      <style:text-properties officeooo:rsid="00221a9d" officeooo:paragraph-rsid="00221a9d"/>
    </style:style>
    <style:style style:name="T1" style:family="text">
      <style:text-properties style:font-name="UD デジタル 教科書体 NK-R" fo:letter-spacing="normal" officeooo:rsid="00221a9d" style:font-name-asian="UD デジタル 教科書体 NK-R"/>
    </style:style>
    <style:style style:name="T2" style:family="text">
      <style:text-properties officeooo:rsid="00221a9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Z80/R800 macro assembler</text:p>
      <text:p text:style-name="P27">Z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text:soft-page-break/>目次</text:p>
          </text:index-title>
          <text:p text:style-name="P35"><text:a xlink:type="simple" xlink:href="#1%19%E3%81%AF%E3%81%98%E3%82%81%E3%81%AB%19C%7Ctoxmark" text:style-name="Index_20_Link" text:visited-style-name="Index_20_Link">はじめに<text:tab/>3</text:a></text:p>
          <text:p text:style-name="P35"><text:a xlink:type="simple" xlink:href="#1%19%E3%82%A4%E3%83%B3%E3%82%B9%E3%83%88%E3%83%BC%E3%83%AB%19C%7Ctoxmark" text:style-name="Index_20_Link" text:visited-style-name="Index_20_Link">インストール<text:tab/>3</text:a></text:p>
          <text:p text:style-name="P35"><text:a xlink:type="simple" xlink:href="#1%19%E5%AE%9F%E8%A1%8C%19C%7Ctoxmark" text:style-name="Index_20_Link" text:visited-style-name="Index_20_Link">実行<text:tab/>3</text:a></text:p>
          <text:p text:style-name="P35"><text:a xlink:type="simple" xlink:href="#1%19%E3%83%8B%E3%83%BC%E3%83%A2%E3%83%8B%E3%83%83%E3%82%AF%E3%81%AE%E9%81%95%E3%81%84%19C%7Ctoxmark" text:style-name="Index_20_Link" text:visited-style-name="Index_20_Link">ニーモニックの違い<text:tab/>3</text:a></text:p>
          <text:p text:style-name="P35"><text:a xlink:type="simple" xlink:href="#1%19%E6%9C%AA%E5%AE%9A%E7%BE%A9%E5%91%BD%E4%BB%A4%19C%7Ctoxmark" text:style-name="Index_20_Link" text:visited-style-name="Index_20_Link">未定義命令<text:tab/>3</text:a></text:p>
          <text:p text:style-name="P35"><text:a xlink:type="simple" xlink:href="#1%19R800%E5%91%BD%E4%BB%A4%19C%7Ctoxmark" text:style-name="Index_20_Link" text:visited-style-name="Index_20_Link">R800命令<text:tab/>3</text:a></text:p>
          <text:p text:style-name="P35"><text:a xlink:type="simple" xlink:href="#1%19%E7%96%91%E4%BC%BC%E5%91%BD%E4%BB%A4%19C%7Ctoxmark" text:style-name="Index_20_Link" text:visited-style-name="Index_20_Link">疑似命令<text:tab/>4</text:a></text:p>
          <text:p text:style-name="P36"><text:a xlink:type="simple" xlink:href="#1%19DEFB%E5%91%BD%E4%BB%A4%19C%7Ctoxmark" text:style-name="Index_20_Link" text:visited-style-name="Index_20_Link">DEFB命令<text:tab/>4</text:a></text:p>
          <text:p text:style-name="P36"><text:a xlink:type="simple" xlink:href="#1%19DEFW%E5%91%BD%E4%BB%A4%19C%7Ctoxmark" text:style-name="Index_20_Link" text:visited-style-name="Index_20_Link">DEFW命令<text:tab/>4</text:a></text:p>
          <text:p text:style-name="P36"><text:a xlink:type="simple" xlink:href="#1%19DEFD%E5%91%BD%E4%BB%A4%19C%7Ctoxmark" text:style-name="Index_20_Link" text:visited-style-name="Index_20_Link">DEFD命令<text:tab/>4</text:a></text:p>
          <text:p text:style-name="P36"><text:a xlink:type="simple" xlink:href="#1%19DEFS%E5%91%BD%E4%BB%A4%19C%7Ctoxmark" text:style-name="Index_20_Link" text:visited-style-name="Index_20_Link">DEFS命令<text:tab/>4</text:a></text:p>
          <text:p text:style-name="P36"><text:a xlink:type="simple" xlink:href="#1%19SPACE%E5%91%BD%E4%BB%A4%19C%7Ctoxmark" text:style-name="Index_20_Link" text:visited-style-name="Index_20_Link">SPACE命令<text:tab/>5</text:a></text:p>
          <text:p text:style-name="P36"><text:a xlink:type="simple" xlink:href="#1%19ALIGN%E5%91%BD%E4%BB%A4%19C%7Ctoxmark" text:style-name="Index_20_Link" text:visited-style-name="Index_20_Link">ALIGN命令<text:tab/>5</text:a></text:p>
          <text:p text:style-name="P36"><text:a xlink:type="simple" xlink:href="#1%19ORG%E5%91%BD%E4%BB%A4%19C%7Ctoxmark" text:style-name="Index_20_Link" text:visited-style-name="Index_20_Link">ORG命令<text:tab/>5</text:a></text:p>
          <text:p text:style-name="P36"><text:a xlink:type="simple" xlink:href="#1%19INCLUDE%E5%91%BD%E4%BB%A4%19C%7Ctoxmark" text:style-name="Index_20_Link" text:visited-style-name="Index_20_Link">INCLUDE命令<text:tab/>6</text:a></text:p>
          <text:p text:style-name="P36"><text:a xlink:type="simple" xlink:href="#1%19ADD_INCLUDE_PATH%E5%91%BD%E4%BB%A4%19C%7Ctoxmark" text:style-name="Index_20_Link" text:visited-style-name="Index_20_Link">ADD_INCLUDE_PATH命令<text:tab/>6</text:a></text:p>
          <text:p text:style-name="P36"><text:a xlink:type="simple" xlink:href="#1%19BINARY_LINK%E5%91%BD%E4%BB%A4%19C%7Ctoxmark" text:style-name="Index_20_Link" text:visited-style-name="Index_20_Link">BINARY_LINK命令<text:tab/>6</text:a></text:p>
          <text:p text:style-name="P36"><text:a xlink:type="simple" xlink:href="#1%19MACRO%E5%91%BD%E4%BB%A4%19C%7Ctoxmark" text:style-name="Index_20_Link" text:visited-style-name="Index_20_Link">MACRO命令<text:tab/>6</text:a></text:p>
          <text:p text:style-name="P36"><text:a xlink:type="simple" xlink:href="#1%19SCOPE%E5%91%BD%E4%BB%A4%19C%7Ctoxmark" text:style-name="Index_20_Link" text:visited-style-name="Index_20_Link">SCOPE命令<text:tab/>8</text:a></text:p>
          <text:p text:style-name="P36"><text:a xlink:type="simple" xlink:href="#1%19REPEAT%E5%91%BD%E4%BB%A4%19C%7Ctoxmark" text:style-name="Index_20_Link" text:visited-style-name="Index_20_Link">REPEAT命令<text:tab/>9</text:a></text:p>
          <text:p text:style-name="P36"><text:a xlink:type="simple" xlink:href="#1%19IF%E5%91%BD%E4%BB%A4%19C%7Ctoxmark" text:style-name="Index_20_Link" text:visited-style-name="Index_20_Link">IF命令<text:tab/>10</text:a></text:p>
          <text:p text:style-name="P36"><text:a xlink:type="simple" xlink:href="#1%19MESSAGE%E5%91%BD%E4%BB%A4%19C%7Ctoxmark" text:style-name="Index_20_Link" text:visited-style-name="Index_20_Link">MESSAGE命令<text:tab/>10</text:a></text:p>
          <text:p text:style-name="P36"><text:a xlink:type="simple" xlink:href="#1%19ERROR%E5%91%BD%E4%BB%A4%19C%7Ctoxmark" text:style-name="Index_20_Link" text:visited-style-name="Index_20_Link">ERROR命令<text:tab/>11</text:a></text:p>
          <text:p text:style-name="P36"><text:a xlink:type="simple" xlink:href="#1%19%E3%83%AD%E3%83%BC%E3%82%AB%E3%83%AB%E3%83%A9%E3%83%99%E3%83%AB%19C%7Ctoxmark" text:style-name="Index_20_Link" text:visited-style-name="Index_20_Link">ローカルラベル<text:tab/>11</text:a></text:p>
          <text:p text:style-name="P36"><text:a xlink:type="simple" xlink:href="#1%19%E3%82%B0%E3%83%AD%E3%83%BC%E3%83%90%E3%83%AB%E3%83%A9%E3%83%99%E3%83%AB%19C%7Ctoxmark" text:style-name="Index_20_Link" text:visited-style-name="Index_20_Link">グローバルラベル<text:tab/>11</text:a></text:p>
          <text:p text:style-name="P36"><text:a xlink:type="simple" xlink:href="#1%19%E3%83%AD%E3%83%BC%E3%82%AB%E3%83%AB%E3%83%A9%E3%83%99%E3%83%AB%E4%BB%A3%E5%85%A5%19C%7Ctoxmark" text:style-name="Index_20_Link" text:visited-style-name="Index_20_Link">ローカルラベル代入<text:tab/>12</text:a></text:p>
          <text:p text:style-name="P36"><text:a xlink:type="simple" xlink:href="#1%19%E3%82%B0%E3%83%AD%E3%83%BC%E3%83%90%E3%83%AB%E3%83%A9%E3%83%99%E3%83%AB%E4%BB%A3%E5%85%A5%19C%7Ctoxmark" text:style-name="Index_20_Link" text:visited-style-name="Index_20_Link">グローバルラベル代入<text:tab/>12</text:a></text:p>
          <text:p text:style-name="P35"><text:a xlink:type="simple" xlink:href="#1%19%E5%BC%8F%19C%7Ctoxmark" text:style-name="Index_20_Link" text:visited-style-name="Index_20_Link">式<text:tab/>12</text:a></text:p>
          <text:p text:style-name="P35"><text:a xlink:type="simple" xlink:href="#1%19%E6%96%87%E5%AD%97%E5%88%97%E5%BC%8F%19C%7Ctoxmark" text:style-name="Index_20_Link" text:visited-style-name="Index_20_Link">文字列式<text:tab/>14</text:a></text:p>
          <text:p text:style-name="P35"><text:a xlink:type="simple" xlink:href="#1%19%E3%82%B3%E3%83%A1%E3%83%B3%E3%83%88%19C%7Ctoxmark" text:style-name="Index_20_Link" text:visited-style-name="Index_20_Link">コメント<text:tab/>14</text:a></text:p>
          <text:p text:style-name="P35"><text:a xlink:type="simple" xlink:href="#1%19%E6%95%B0%E5%80%A4%E3%81%AE%E8%A8%98%E8%BF%B0%19C%7Ctoxmark" text:style-name="Index_20_Link" text:visited-style-name="Index_20_Link">数値の記述<text:tab/>14</text:a></text:p>
          <text:p text:style-name="P35"><text:a xlink:type="simple" xlink:href="#1%19%E3%82%A8%E3%83%A9%E3%83%BC%E3%83%A1%E3%83%83%E3%82%BB%E3%83%BC%E3%82%B8%19C%7Ctoxmark" text:style-name="Index_20_Link" text:visited-style-name="Index_20_Link">エラーメッセージ<text:tab/>15</text:a></text:p>
        </text:index-body>
      </text:table-of-content>
      <text:p text:style-name="Standard"/>
      <text:p text:style-name="Standard"/>
      <text:p text:style-name="P26"><text:toc-mark-start text:id="IMark2523956381704" text:outline-level="1"/>はじめに<text:toc-mark-end text:id="IMark2523956381704"/></text:p>
      <text:p text:style-name="Standard">　ZMAは、Z80/R800用のコードを生成するクロスアセンブラです。ニーモニックで記述されたテキストファイルを処理して機械語コードを生成します。また、いくつかの疑似命令を備えています。</text:p>
      <text:p text:style-name="Standard">　MSXを主なターゲットとしていますが、Z80/R800を搭載している別のシステム向けにも利用可能です。</text:p>
      <text:p text:style-name="Standard"/>
      <text:p text:style-name="P24"><text:bookmark text:name="2. インストール"/><text:toc-mark-start text:id="IMark2523956382760" text:outline-level="1"/>インストール<text:toc-mark-end text:id="IMark2523956382760"/></text:p>
      <text:p text:style-name="Standard">　ZMA は、インストーラーを用意していない。zma.exe と、includeフォルダを好きな場所に配置し、zma.exe のある場所に実行パスを通せばインストール完了である。</text:p>
      <text:p text:style-name="Standard"/>
      <text:p text:style-name="P24"><text:bookmark text:name="3. 実行"/><text:toc-mark-start text:id="IMark2523956378632" text:outline-level="1"/>実行<text:toc-mark-end text:id="IMark2523956378632"/></text:p>
      <text:p text:style-name="Standard">　zma.exe には2つの引数を指定する。1つ目は入力ファイル名。2つ目は出力ファイル名。</text:p>
      <text:p text:style-name="Standard">　引数を指定せずに実行すると、簡単なヘルプが表示される。</text:p>
      <text:p text:style-name="Standard"/>
      <text:p text:style-name="P24"><text:bookmark text:name="4. ニーモニックの違い"/><text:toc-mark-start text:id="IMark2523956380360" text:outline-level="1"/>ニーモニックの違い<text:toc-mark-end text:id="IMark2523956380360"/></text:p>
      <text:p text:style-name="Standard">　ZMAでは、構文解析の都合等によりザイログニーモニックを一部改変しています。違いを下記の表にまとめる。</text:p>
      <text:p text:style-name="Standard"/>
      <text:p text:style-name="P3">ZilogニーモニックとZMAの違い</text:p>
      <table:table table:name="表1" table:style-name="表1">
        <table:table-column table:style-name="表1.A"/>
        <table:table-column table:style-name="表1.B"/>
        <table:table-column table:style-name="表1.C"/>
        <table:table-row table:style-name="表1.1">
          <table:table-cell table:style-name="表1.A1" office:value-type="string">
            <text:p text:style-name="P19">Zilog ニーモニック</text:p>
          </table:table-cell>
          <table:table-cell table:style-name="表1.B1" office:value-type="string">
            <text:p text:style-name="P19">ZMA</text:p>
          </table:table-cell>
          <table:table-cell table:style-name="表1.C1" office:value-type="string">
            <text:p text:style-name="P19">備考</text:p>
          </table:table-cell>
        </table:table-row>
        <table:table-row table:style-name="表1.2">
          <table:table-cell table:style-name="表1.A4" office:value-type="string">
            <text:p text:style-name="P19">LD A, (HL)</text:p>
            <text:p text:style-name="Standard"/>
          </table:table-cell>
          <table:table-cell table:style-name="表1.B4" office:value-type="string">
            <text:p text:style-name="P19">LD A, [HL]</text:p>
            <text:p text:style-name="Standard"/>
          </table:table-cell>
          <table:table-cell table:style-name="表1.C4" office:value-type="string">
            <text:p text:style-name="P19">アドレス参照は、数式の優先順位指定の() と区別するために [] を使う。</text:p>
          </table:table-cell>
        </table:table-row>
        <table:table-row table:style-name="表1.3">
          <table:table-cell table:style-name="表1.A4" office:value-type="string">
            <text:p text:style-name="P19">JP (HL)</text:p>
            <text:p text:style-name="Standard"/>
            <text:p text:style-name="Standard"/>
            <text:p text:style-name="Standard"/>
          </table:table-cell>
          <table:table-cell table:style-name="表1.B4" office:value-type="string">
            <text:p text:style-name="P19">JP HL</text:p>
            <text:p text:style-name="Standard"/>
            <text:p text:style-name="Standard"/>
            <text:p text:style-name="Standard"/>
          </table:table-cell>
          <table:table-cell table:style-name="表1.C4" office:value-type="string">
            <text:p text:style-name="P19">レジスタによる飛び先アドレス指定は () で囲まない。</text:p>
            <text:p text:style-name="P19">v1.0.16 から JP (HL) も受け付けるようになりました。</text:p>
          </table:table-cell>
        </table:table-row>
        <table:table-row table:style-name="表1.1">
          <table:table-cell table:style-name="表1.A4" office:value-type="string">
            <text:p text:style-name="P19">LD A, (IX+0)</text:p>
          </table:table-cell>
          <table:table-cell table:style-name="表1.B4" office:value-type="string">
            <text:p text:style-name="P19">LD A, [IX]</text:p>
          </table:table-cell>
          <table:table-cell table:style-name="表1.C4" office:value-type="string">
            <text:p text:style-name="P19">[IX+0] を [IX] と記述できる。IY も同様。</text:p>
          </table:table-cell>
        </table:table-row>
        <table:table-row table:style-name="表1.5">
          <table:table-cell table:style-name="表1.A5" office:value-type="string">
            <text:p text:style-name="P19">SUB B</text:p>
            <text:p text:style-name="Standard"/>
            <text:p text:style-name="Standard"/>
          </table:table-cell>
          <table:table-cell table:style-name="表1.B5" office:value-type="string">
            <text:p text:style-name="P19">SUB <text:s/>A, B</text:p>
            <text:p text:style-name="Standard"/>
            <text:p text:style-name="Standard"/>
          </table:table-cell>
          <table:table-cell table:style-name="表1.C5" office:value-type="string">
            <text:p text:style-name="P19">演算命令の記述で A を記述する。</text:p>
            <text:p text:style-name="P19">v1.0.16 から SUB B の記述も受け付けるようになりました。</text:p>
          </table:table-cell>
        </table:table-row>
      </table:table>
      <text:p text:style-name="P1"/>
      <text:p text:style-name="P1"/>
      <text:p text:style-name="Standard"/>
      <text:p text:style-name="P24"><text:bookmark text:name="5. 未定義命令"/><text:toc-mark-start text:id="IMark2523956380456" text:outline-level="1"/>未定義命令<text:toc-mark-end text:id="IMark2523956380456"/></text:p>
      <text:p text:style-name="Standard">　Z80の未定義命令にも対応している。IXH, IXL, IYH, IYL を利用可能である。</text:p>
      <text:p text:style-name="Standard"/>
      <text:p text:style-name="P24"><text:bookmark text:name="6. R800命令"/><text:toc-mark-start text:id="IMark2523956380456" text:outline-level="1"/>R800命令<text:toc-mark-end text:id="IMark2523956380456"/></text:p>
      <text:p text:style-name="Standard"><text:soft-page-break/>　R800の乗算命令に対応している。mulub, muluw を利用可能である。</text:p>
      <text:p text:style-name="Standard"/>
      <text:p text:style-name="P24"><text:bookmark text:name="7. 疑似命令"/><text:toc-mark-start text:id="IMark2523956378440" text:outline-level="1"/>疑似命令<text:toc-mark-end text:id="IMark2523956378440"/></text:p>
      <text:p text:style-name="Standard">　ZMAにはいくつかの疑似命令を利用可能になっている。本章では、各疑似命令について個別に説明する。</text:p>
      <text:p text:style-name="Standard"/>
      <text:p text:style-name="P25"><text:bookmark text:name="1.1. DEFB命令"/><text:toc-mark-start text:id="IMark2523956379400" text:outline-level="2"/>DEFB命令<text:toc-mark-end text:id="IMark2523956379400"/></text:p>
      <text:p text:style-name="P29">書式</text:p>
      <text:p text:style-name="P29"><text:tab/>DEFB <text:s/>式</text:p>
      <text:p text:style-name="P29"/>
      <text:p text:style-name="P30">機能</text:p>
      <text:p text:style-name="Standard">　式の評価結果を 8bit 値と見なし、下位8bit を記述箇所に配置する。</text:p>
      <text:p text:style-name="Standard">　式は、カンマで区切って複数記述できる。</text:p>
      <text:p text:style-name="Standard">　複数記述した場合は、左から順に 8bit 値として配置される。</text:p>
      <text:p text:style-name="Standard"/>
      <text:p text:style-name="P25"><text:bookmark text:name="1.2. DEFW命令"/><text:toc-mark-start text:id="IMark2523956380936" text:outline-level="2"/>DEFW命令<text:toc-mark-end text:id="IMark2523956380936"/></text:p>
      <text:p text:style-name="P29">書式</text:p>
      <text:p text:style-name="P29"><text:tab/>DEFW <text:s/>式</text:p>
      <text:p text:style-name="Standard"/>
      <text:p text:style-name="P31"><text:bookmark text:name="1.2.2. 機能"/>機能</text:p>
      <text:p text:style-name="Standard">　式の評価結果を 16bit 値と見なし、下位16bit を記述箇所に配置する。</text:p>
      <text:p text:style-name="Standard">　式は、カンマで区切って複数記述できる。</text:p>
      <text:p text:style-name="Standard">　複数記述した場合は、左から順に 16bit 値として配置される。</text:p>
      <text:p text:style-name="Standard">　バイトオーダーはリトルエンディアンであり、下位8bit、上位8bit の順で配置される。</text:p>
      <text:p text:style-name="Standard"/>
      <text:p text:style-name="P25"><text:bookmark text:name="1.3. DEFD命令"/><text:toc-mark-start text:id="IMark2523956383144" text:outline-level="2"/>DEFD命令<text:toc-mark-end text:id="IMark2523956383144"/></text:p>
      <text:p text:style-name="P29">書式</text:p>
      <text:p text:style-name="P29"><text:tab/>DEFD <text:s/>式</text:p>
      <text:p text:style-name="Standard"/>
      <text:p text:style-name="P31"><text:bookmark text:name="1.3.2. 機能"/>機能</text:p>
      <text:p text:style-name="Standard">　式の評価結果を 32bit 値と見なし、下位32bit を記述箇所に配置する。</text:p>
      <text:p text:style-name="Standard">　式は、カンマで区切って複数記述できる。</text:p>
      <text:p text:style-name="Standard">　複数記述した場合は、左から順に 32bit 値として配置される。</text:p>
      <text:p text:style-name="Standard">　バイトオーダーはリトルエンディアンである。</text:p>
      <text:p text:style-name="Standard"/>
      <text:p text:style-name="P25"><text:bookmark text:name="1.4. DEFS命令"/><text:toc-mark-start text:id="IMark2523956381608" text:outline-level="2"/>DEFS命令<text:toc-mark-end text:id="IMark2523956381608"/></text:p>
      <text:p text:style-name="P29">書式</text:p>
      <text:p text:style-name="P29"><text:tab/>DEFS <text:s/>文字列式</text:p>
      <text:p text:style-name="Standard"><text:soft-page-break/></text:p>
      <text:p text:style-name="P31"><text:bookmark text:name="1.4.2. 機能"/>機能</text:p>
      <text:p text:style-name="Standard">　文字列式の評価結果を配置する。他のアセンブラと異なり、領域確保ではない。スペースを取りたい場合は、SPACE疑似命令を使って下さい。</text:p>
      <text:p text:style-name="Standard"/>
      <text:p text:style-name="P25"><text:toc-mark-start text:id="IMark2523956381512" text:outline-level="2"/>SPACE命令<text:toc-mark-end text:id="IMark2523956381512"/></text:p>
      <text:p text:style-name="P29">書式</text:p>
      <text:p text:style-name="P29"><text:tab/>SPACE <text:s/>領域サイズ [, 初期値]</text:p>
      <text:p text:style-name="Standard"/>
      <text:p text:style-name="P31">機能</text:p>
      <text:p text:style-name="Standard">　領域サイズだけ、初期値(1Byte値)を詰める。</text:p>
      <text:p text:style-name="Standard"/>
      <text:p text:style-name="P25"><text:toc-mark-start text:id="IMark2523956377768" text:outline-level="2"/>ALIGN命令<text:toc-mark-end text:id="IMark2523956377768"/></text:p>
      <text:p text:style-name="P29">書式</text:p>
      <text:p text:style-name="P29"><text:tab/>ALIGN <text:s/>ブロックサイズ</text:p>
      <text:p text:style-name="Standard"/>
      <text:p text:style-name="P31">機能</text:p>
      <text:p text:style-name="Standard">　アドレスがブロックサイズの倍数の値になるまで、0 を詰める。</text:p>
      <text:p text:style-name="Standard">　すでにブロックサイズの倍数の場合は何も詰めない。</text:p>
      <text:p text:style-name="Standard"/>
      <text:p text:style-name="Standard"/>
      <text:p text:style-name="P25"><text:bookmark text:name="1.5. ORG命令"/><text:toc-mark-start text:id="IMark2523956383816" text:outline-level="2"/>ORG命令<text:toc-mark-end text:id="IMark2523956383816"/></text:p>
      <text:p text:style-name="P29">書式</text:p>
      <text:p text:style-name="P29"><text:tab/>ORG <text:s/>式</text:p>
      <text:p text:style-name="Standard"/>
      <text:p text:style-name="P31"><text:bookmark text:name="1.5.2. 機能"/>機能</text:p>
      <text:p text:style-name="Standard">　この記述箇所を、式の評価結果の値のアドレスであると見なすようになる。</text:p>
      <text:p text:style-name="Standard">　例えば、下記の2つのプログラムは、出力されるコードが異なる。</text:p>
      <text:p text:style-name="Standard">　</text:p>
      <text:p text:style-name="P1"/>
      <table:table table:name="表2" table:style-name="表2">
        <table:table-column table:style-name="表2.A"/>
        <table:table-column table:style-name="表2.B"/>
        <table:table-row table:style-name="表2.1">
          <table:table-cell table:style-name="表2.A1" office:value-type="string">
            <text:p text:style-name="P20">ORG</text:p>
          </table:table-cell>
          <table:table-cell table:style-name="表2.B1" office:value-type="string">
            <text:p text:style-name="P20">0</text:p>
          </table:table-cell>
        </table:table-row>
        <table:table-row table:style-name="表2.1">
          <table:table-cell table:style-name="表2.A2" office:value-type="string">
            <text:p text:style-name="P20">JR</text:p>
          </table:table-cell>
          <table:table-cell table:style-name="表2.B2" office:value-type="string">
            <text:p text:style-name="P20">0</text:p>
          </table:table-cell>
        </table:table-row>
        <table:table-row table:style-name="表2.1">
          <table:table-cell table:style-name="表2.A1" office:value-type="string">
            <text:p text:style-name="P20">ORG</text:p>
          </table:table-cell>
          <table:table-cell table:style-name="表2.B1" office:value-type="string">
            <text:p text:style-name="P20">50</text:p>
          </table:table-cell>
        </table:table-row>
        <table:table-row table:style-name="表2.1">
          <table:table-cell table:style-name="表2.A2" office:value-type="string">
            <text:p text:style-name="P20">JR</text:p>
          </table:table-cell>
          <table:table-cell table:style-name="表2.B2" office:value-type="string">
            <text:p text:style-name="P20">0</text:p>
          </table:table-cell>
        </table:table-row>
      </table:table>
      <text:p text:style-name="Standard"/>
      <text:p text:style-name="Standard">　ともに2バイトのコードを生成するが、上の記述の場合 0番地に配置されているつもりで 0番地へ相対ジャンプするコードを生成するため、生成コードは 0x18 0xFE となる。下の記述の場合 50番地に配置されているつもりで 0番地へ総体ジャンプするコードを生成するため、生成コードは 0x18 0xCC となる。</text:p>
      <text:p text:style-name="Standard"><text:soft-page-break/>　生成ファイルの先頭から何バイト目であるかとは独立して、各行が何番地に配置されているかを認識しており、ORGはこれを変更するための疑似命令となる。</text:p>
      <text:p text:style-name="Standard">　これは、例えばROM上のコードを、DRAMへコピーして使う場合など「元々格納されているアドレス」と「実際に実行されるアドレス」が異なる場合にも対応できるようにするための仕組みである。</text:p>
      <text:p text:style-name="Standard"/>
      <text:p text:style-name="P25"><text:bookmark text:name="1.6. INCLUDE命令"/><text:toc-mark-start text:id="IMark2523956378824" text:outline-level="2"/>INCLUDE命令<text:toc-mark-end text:id="IMark2523956378824"/></text:p>
      <text:p text:style-name="P29">書式</text:p>
      <text:p text:style-name="P29"><text:tab/>INCLUDE <text:s/>文字列式</text:p>
      <text:p text:style-name="Standard"/>
      <text:p text:style-name="P31"><text:bookmark text:name="1.6.2. 機能"/>機能</text:p>
      <text:p text:style-name="Standard">　文字列式の評価結果による文字列をファイル名と認識し、そのファイルを読み出して記述箇所に挿入する。</text:p>
      <text:p text:style-name="Standard"/>
      <text:p text:style-name="P25"><text:bookmark text:name="1.7. ADD_INCLUDE_PAT"/><text:toc-mark-start text:id="IMark2523956382376" text:outline-level="2"/>ADD_INCLUDE_PATH命令<text:toc-mark-end text:id="IMark2523956382376"/></text:p>
      <text:p text:style-name="P29">書式</text:p>
      <text:p text:style-name="P29"><text:tab/>ADD_INCLUDE_PATH <text:s/>文字列式</text:p>
      <text:p text:style-name="Standard"/>
      <text:p text:style-name="P31"><text:bookmark text:name="1.7.2. 機能"/>機能</text:p>
      <text:p text:style-name="Standard">　文字列式の評価結果による文字列をディレクトリ名と認識し、INCLUDE命令によるファイル名指定の前につけるパス名リストにそのディレクトリ名を追加する。</text:p>
      <text:p text:style-name="Standard">　デフォルトでは、カレントディレクトリと、ZMA.exe が格納されているパスの中にある include ディレクトリがリストに含まれている。これ以外の場所から INCLUDEしたい場合に使用する命令である。</text:p>
      <text:p text:style-name="Standard">　ZMA.exe はオブジェクトファイル生成とリンクの過程を省略するため、INCLUDE が各種ライブラリのリンクの役割を兼ねる。ライブラリのソースの中に特定のパスを記述したくないため、リンクする側のソースに ADD__INCLUDE_PATH を記述して「ライブラリのソース置き場」を指定することで、使い回すライブラリの中にパスの記述をしなくて済む。</text:p>
      <text:p text:style-name="Standard"/>
      <text:p text:style-name="P25"><text:toc-mark-start text:id="IMark2523956380456" text:outline-level="2"/>BINARY_LINK命令<text:toc-mark-end text:id="IMark2523956380456"/></text:p>
      <text:p text:style-name="P29">書式</text:p>
      <text:p text:style-name="P29"><text:tab/>BINARY_LINK <text:s/>文字列式</text:p>
      <text:p text:style-name="Standard"/>
      <text:p text:style-name="P31">機能</text:p>
      <text:p text:style-name="Standard">　文字列式の評価結果による文字列をファイル名と認識し、そのファイルを読み出して記述箇所に挿入する。INCLUDEと異なり、ファイルの内容そのものを、そのままバイナリ値として挿入する。外部ツールで作成したバイナリデータを挿入したい場合に利用する。</text:p>
      <text:p text:style-name="Standard"/>
      <text:p text:style-name="P25"><text:bookmark text:name="1.8. MACRO命令"/><text:toc-mark-start text:id="IMark2523956382760" text:outline-level="2"/>MACRO命令<text:toc-mark-end text:id="IMark2523956382760"/></text:p>
      <text:p text:style-name="P29"><text:soft-page-break/>書式</text:p>
      <text:p text:style-name="P29"><text:tab/>マクロ名 MACRO 引数リスト</text:p>
      <text:p text:style-name="P4">文</text:p>
      <text:p text:style-name="P5">ENDM</text:p>
      <text:p text:style-name="Standard"/>
      <text:p text:style-name="P31"><text:bookmark text:name="1.8.2. 機能"/>機能</text:p>
      <text:p text:style-name="Standard">　文に記載の内容を「マクロ名」の記述で表記できるようにする。</text:p>
      <text:p text:style-name="Standard">　文は複数行にわたる記述も可能である。</text:p>
      <text:p text:style-name="Standard"/>
      <text:p text:style-name="Standard"/>
      <text:p text:style-name="Standard">HOGE <text:s/>MACRO</text:p>
      <text:p text:style-name="P6">LD <text:s text:c="3"/>D, H</text:p>
      <text:p text:style-name="Standard"><text:s text:c="7"/>LD <text:s text:c="3"/>E, L</text:p>
      <text:p text:style-name="P6">ENDM</text:p>
      <text:p text:style-name="P6"/>
      <text:p text:style-name="P7">　このような記述の後に HOGE と記述すると、LD D, H/LD E, L の2行に置き換えられる。</text:p>
      <text:p text:style-name="P7">　マクロには引数を持たせることができる。</text:p>
      <text:p text:style-name="P7"/>
      <text:p text:style-name="P7">MOGE <text:s/>MACRO <text:s/>n</text:p>
      <text:p text:style-name="P6">LD <text:s text:c="3"/>A, n</text:p>
      <text:p text:style-name="P6">ENDM</text:p>
      <text:p text:style-name="P6"/>
      <text:p text:style-name="P8">　n は引数であるが、MOGE 100 のように記述すると LD A, 100 と展開されるようになる。</text:p>
      <text:p text:style-name="P7">　当然 MOGE 10+20 のような式も記述可能であるが、単純置換になるため下記のような記述は注意が必要である。</text:p>
      <text:p text:style-name="P7"/>
      <text:p text:style-name="P7">FOO <text:s text:c="2"/>MACRO m</text:p>
      <text:p text:style-name="P6">LD <text:s text:c="4"/>A, 10*m</text:p>
      <text:p text:style-name="P6">ENDM</text:p>
      <text:p text:style-name="P6"/>
      <text:p text:style-name="P6">FOO <text:s/>1+2</text:p>
      <text:p text:style-name="P6"/>
      <text:p text:style-name="P7">　FOO 1+2 は、LD A 10*1+2 に展開されるため、最終的に LD A, 12 になる。下記のように記述するのが安全である。</text:p>
      <text:p text:style-name="P7"/>
      <text:p text:style-name="P7">FOO <text:s text:c="2"/>MACRO m</text:p>
      <text:p text:style-name="P6">LD <text:s text:c="4"/>A, 10*(m)</text:p>
      <text:p text:style-name="P6">ENDM</text:p>
      <text:p text:style-name="P6"/>
      <text:p text:style-name="P6">FOO <text:s/>1+2</text:p>
      <text:p text:style-name="P6"><text:soft-page-break/></text:p>
      <text:p text:style-name="P7">　引数を複数持たせることもできる。</text:p>
      <text:p text:style-name="P7"/>
      <text:p text:style-name="P7">BAR <text:s text:c="3"/>MACRO n, m</text:p>
      <text:p text:style-name="P9">LD <text:s text:c="3"/>A, n</text:p>
      <text:p text:style-name="P9">LD <text:s text:c="3"/>B, m</text:p>
      <text:p text:style-name="P9">ENDM</text:p>
      <text:p text:style-name="P7"/>
      <text:p text:style-name="P7">　引数の名前に @ をつけると、その引数は文字列に変換されるようになる。</text:p>
      <text:p text:style-name="P7"/>
      <text:p text:style-name="P7">LDM <text:s text:c="3"/>MACRO <text:s/>@D, @S</text:p>
      <text:p text:style-name="P9">IF D == “BC”</text:p>
      <text:p text:style-name="P10">IF S == “DE”</text:p>
      <text:p text:style-name="P11">LD <text:s/>B, D</text:p>
      <text:p text:style-name="P11">LD <text:s/>C, E</text:p>
      <text:p text:style-name="P12">ELSEIF S == “HL”</text:p>
      <text:p text:style-name="P13">LD <text:s/>B, H</text:p>
      <text:p text:style-name="P13">LD <text:s/>C, L</text:p>
      <text:p text:style-name="P12">ELSE</text:p>
      <text:p text:style-name="P13">ERROR “LDM macro isn't support the source ”+S+“.”</text:p>
      <text:p text:style-name="P12">ENDIF</text:p>
      <text:p text:style-name="P14">ENDIF</text:p>
      <text:p text:style-name="P14">ENDM</text:p>
      <text:p text:style-name="P7"/>
      <text:p text:style-name="P9">LDM <text:s/>BC, DE</text:p>
      <text:p text:style-name="P9">LDM <text:s/>BC, HL</text:p>
      <text:p text:style-name="P7"/>
      <text:p text:style-name="P7">　このように、あたかもそのような命令があるかのような記述が可能となる。</text:p>
      <text:p text:style-name="P7">　文字列に変換する際、小文字は大文字に変換される。単語間は半角スペース1つで区切られる。例えば、a+B <text:s text:c="2"/>+ 3 と書かれていても、“A + B + 3”のように変換される。＋の前後に半角スペースが1つ入る。</text:p>
      <text:p text:style-name="P7">　マクロ名として、実際に存在する命令と同じ名前をつけると、その命令が使えなくなるので注意すること。</text:p>
      <text:p text:style-name="P7">　MACRO～ENDM, REPEAT～ENDR, IF～ENDIFの中でマクロを宣言することはできない。</text:p>
      <text:p text:style-name="P7"/>
      <text:p text:style-name="P25"><text:bookmark text:name="1.9. SCOPE命令"/><text:toc-mark-start text:id="IMark2523956383144" text:outline-level="2"/>SCOPE命令<text:toc-mark-end text:id="IMark2523956383144"/></text:p>
      <text:p text:style-name="P29">書式</text:p>
      <text:p text:style-name="P29"><text:tab/>SCOPE <text:s/>スコープ名</text:p>
      <text:p text:style-name="P15">文</text:p>
      <text:p text:style-name="P16">ENDSCOPE</text:p>
      <text:p text:style-name="Standard"><text:soft-page-break/></text:p>
      <text:p text:style-name="P31"><text:bookmark text:name="1.9.2. 機能"/>機能</text:p>
      <text:p text:style-name="P7">　SCOPE から ENDSCOPE までの間を、スコープ名で示したスコープに指定する。</text:p>
      <text:p text:style-name="P7">　この中で宣言されたローカルラベルは、この中でのみ有効となる。</text:p>
      <text:p text:style-name="P7">　ネストも可能である。</text:p>
      <text:p text:style-name="P7"/>
      <text:p text:style-name="P25"><text:bookmark text:name="1.10. REPEAT命令"/><text:toc-mark-start text:id="IMark2523956383432" text:outline-level="2"/>REPEAT命令<text:toc-mark-end text:id="IMark2523956383432"/></text:p>
      <text:p text:style-name="P29">書式</text:p>
      <text:p text:style-name="P29"><text:tab/>REPEAT <text:s/>ループ変数名, 式</text:p>
      <text:p text:style-name="P15">文</text:p>
      <text:p text:style-name="P16">ENDR</text:p>
      <text:p text:style-name="Standard"/>
      <text:p text:style-name="P31"><text:bookmark text:name="1.10.2. 機能"/>機能</text:p>
      <text:p text:style-name="P7">　式の評価結果で示される回数だけ、文を繰り返し出力する。</text:p>
      <text:p text:style-name="P7">　その際、ループ変数は 0 から順に1ずつインクリメントされ、式-1 まで変化する。</text:p>
      <text:p text:style-name="P7">　文の中の式でループ変数を利用することも可能である。</text:p>
      <text:p text:style-name="P7"/>
      <text:p text:style-name="P7">　REPEAT <text:s/>I, 2</text:p>
      <text:p text:style-name="P17">REPEAT <text:s/>J, 3</text:p>
      <text:p text:style-name="P18">DEFB <text:s/>I*5 + J</text:p>
      <text:p text:style-name="P7"><text:s text:c="6"/>ENDR</text:p>
      <text:p text:style-name="P7"><text:s text:c="2"/>ENDR</text:p>
      <text:p text:style-name="P7"/>
      <text:p text:style-name="P7"><text:s text:c="2"/>これにより、 0, 1, 2, 5, 6, 7 の 6byte が生成される。</text:p>
      <text:p text:style-name="P7">　ループ内は、専用のスコープを形成するが、式はそのスコープの外側の扱いである。</text:p>
      <text:p text:style-name="P7">　ネストも可能である。</text:p>
      <text:p text:style-name="P7"/>
      <text:p text:style-name="P7">　REPEAT <text:s/>I, 3</text:p>
      <text:p text:style-name="P17">REPEAT <text:s/>I, I+1</text:p>
      <text:p text:style-name="P18">DEFB <text:s/>I</text:p>
      <text:p text:style-name="P7"><text:s text:c="6"/>ENDR</text:p>
      <text:p text:style-name="P7"><text:s text:c="2"/>ENDR</text:p>
      <text:p text:style-name="P7"/>
      <text:p text:style-name="P7">　これにより、0, 0, 1, 0, 1, 2　の 6byte が生成される。</text:p>
      <text:p text:style-name="P7">　内側の REPEAT の式である I+1 に登場する I は、外側の REPEAT のループ変数である。</text:p>
      <text:p text:style-name="P7">　DEFB I の I は、内側の REPEAT のループ変数である。</text:p>
      <text:p text:style-name="P7">　スコープが形成されているため、同じ名前でもループ回数は問題なく展開されるが、一番内側の式の中では、一番内側のループ変数しか使えなくなるため、式の中で使うループ変数名はユニークにしておかねばならない。</text:p>
      <text:p text:style-name="P7"/>
      <text:p text:style-name="P25"><text:bookmark text:name="1.11. IF命令"/><text:soft-page-break/><text:toc-mark-start text:id="IMark2523956378440" text:outline-level="2"/>IF命令<text:toc-mark-end text:id="IMark2523956378440"/></text:p>
      <text:p text:style-name="P29">書式</text:p>
      <text:p text:style-name="P29"><text:tab/>IF <text:s/>式</text:p>
      <text:p text:style-name="P15">文</text:p>
      <text:p text:style-name="P16">ENDIF</text:p>
      <text:p text:style-name="Standard"/>
      <text:p text:style-name="Standard"><text:tab/>IF <text:s/>式1</text:p>
      <text:p text:style-name="P15">文1</text:p>
      <text:p text:style-name="P5">ELSEIF <text:s/>式2</text:p>
      <text:p text:style-name="P15">文2</text:p>
      <text:p text:style-name="P16">ENDIF</text:p>
      <text:p text:style-name="Standard"/>
      <text:p text:style-name="Standard"><text:tab/>IF <text:s/>式</text:p>
      <text:p text:style-name="P15">文1</text:p>
      <text:p text:style-name="P5">ELSE</text:p>
      <text:p text:style-name="P15">文2</text:p>
      <text:p text:style-name="P16">ENDIF</text:p>
      <text:p text:style-name="Standard"/>
      <text:p text:style-name="Standard"/>
      <text:p text:style-name="P31"><text:bookmark text:name="1.11.2. 機能"/>機能</text:p>
      <text:p text:style-name="P7">　式の評価結果が 0以外の場合に文を展開する。</text:p>
      <text:p text:style-name="P7">　主に MACRO の中で、引数の値に応じて生成されるコードを変更したい場合に利用する命令であるが、MACROの外でも利用可能である。</text:p>
      <text:p text:style-name="P7">　ELSEIFを含む記法では、式1が 0以外の場合に文1 を展開し、式1が0でかつ式2が0以外の場合に文2を展開する。</text:p>
      <text:p text:style-name="P7">　ELSEを含む記法では、式が 0以外の場合に文1を、0の場合に文2を展開する。</text:p>
      <text:p text:style-name="P7">　ELSEIFは複数使うことができ、ELSEをELSEIFと組み合わせることもできる。</text:p>
      <text:p text:style-name="P7"/>
      <text:p text:style-name="P7">IF <text:s/>l1 == 100</text:p>
      <text:p text:style-name="P7"><text:s text:c="2"/>ld a, 100</text:p>
      <text:p text:style-name="P7">elseif <text:s/>l1 == 200</text:p>
      <text:p text:style-name="P7"><text:s text:c="2"/>ld a, 100</text:p>
      <text:p text:style-name="P7"><text:s text:c="2"/>ld b, 2</text:p>
      <text:p text:style-name="P7">elseif <text:s/>l1 == 300</text:p>
      <text:p text:style-name="P7"><text:s text:c="2"/>ld a, 100</text:p>
      <text:p text:style-name="P7"><text:s text:c="2"/>ld b, 3</text:p>
      <text:p text:style-name="P7">else</text:p>
      <text:p text:style-name="P7"><text:s text:c="2"/>ld b, 2</text:p>
      <text:p text:style-name="P7">endif</text:p>
      <text:p text:style-name="P25"><text:bookmark text:name="1.12. MESSAGE命令"/><text:toc-mark-start text:id="IMark2523956378440" text:outline-level="2"/>MESSAGE命令<text:toc-mark-end text:id="IMark2523956378440"/></text:p>
      <text:p text:style-name="P29"><text:soft-page-break/>書式</text:p>
      <text:p text:style-name="P29"><text:s text:c="2"/>MESSAGE <text:s/>文字列式</text:p>
      <text:p text:style-name="Standard"/>
      <text:p text:style-name="P31"><text:bookmark text:name="1.12.2. 機能"/>機能</text:p>
      <text:p text:style-name="P7">　ログに文字列式の評価結果を出力する。</text:p>
      <text:p text:style-name="P7"/>
      <text:p text:style-name="P25"><text:bookmark text:name="1.13. ERROR命令"/><text:toc-mark-start text:id="IMark2523956378440" text:outline-level="2"/>ERROR命令<text:toc-mark-end text:id="IMark2523956378440"/></text:p>
      <text:p text:style-name="P29">書式</text:p>
      <text:p text:style-name="P29"><text:s text:c="2"/>ERROR <text:s/>文字列式</text:p>
      <text:p text:style-name="Standard"/>
      <text:p text:style-name="P31"><text:bookmark text:name="1.13.2. 機能"/>機能</text:p>
      <text:p text:style-name="P7">　ログに文字列式の評価結果を出力し、エラーが発生したことにする。</text:p>
      <text:p text:style-name="P7"/>
      <text:p text:style-name="P25"><text:bookmark text:name="1.14. ローカルラベル"/><text:toc-mark-start text:id="IMark2523956382376" text:outline-level="2"/>ローカルラベル<text:toc-mark-end text:id="IMark2523956382376"/></text:p>
      <text:p text:style-name="P29">書式</text:p>
      <text:p text:style-name="P29"><text:s text:c="2"/>ラベル名:</text:p>
      <text:p text:style-name="Standard"/>
      <text:p text:style-name="P31"><text:bookmark text:name="1.14.2. 機能"/>機能</text:p>
      <text:p text:style-name="P7">　ラベル名に、記述位置のコードアドレスを紐つける。</text:p>
      <text:p text:style-name="P7">　ラベル記述位置のスコープに影響される。</text:p>
      <text:p text:style-name="P7">　スコープ内の場合、そのスコープ内からしか参照できない。</text:p>
      <text:p text:style-name="P7">　また、別のスコープの中に同じ名前のラベルがあっても問題ない。</text:p>
      <text:p text:style-name="P7"/>
      <text:p text:style-name="P6">ORG <text:s text:c="2"/>100</text:p>
      <text:p text:style-name="P7">LABEL1:</text:p>
      <text:p text:style-name="P6">SCOPE <text:s/>HOGE</text:p>
      <text:p text:style-name="P6">ORG <text:s text:c="2"/>200</text:p>
      <text:p text:style-name="P7">LABEL1:</text:p>
      <text:p text:style-name="P6">MESSAGE <text:s/>“LABEL1 = ” + LABEL1</text:p>
      <text:p text:style-name="P6">ENDSCOPE</text:p>
      <text:p text:style-name="P6">MESSAGE <text:s/>“LABEL1 = ” + LABEL1</text:p>
      <text:p text:style-name="P6"/>
      <text:p text:style-name="Standard">　これをアセンブルすると、下記のようなメッセージが表示される</text:p>
      <text:p text:style-name="Standard"/>
      <text:p text:style-name="Standard">LABEL1 = 200</text:p>
      <text:p text:style-name="Standard">LABEL1 = 100</text:p>
      <text:p text:style-name="Standard"/>
      <text:p text:style-name="P25"><text:bookmark text:name="1.15. グローバルラベル"/><text:toc-mark-start text:id="IMark2523956380360" text:outline-level="2"/>グローバルラベル<text:toc-mark-end text:id="IMark2523956380360"/></text:p>
      <text:p text:style-name="P29">書式</text:p>
      <text:p text:style-name="P29"><text:soft-page-break/><text:s text:c="2"/>ラベル名::</text:p>
      <text:p text:style-name="Standard"/>
      <text:p text:style-name="P31"><text:bookmark text:name="1.15.2. 機能"/>機能</text:p>
      <text:p text:style-name="P7">　ラベル名に、記述位置のコードアドレスを紐つける。</text:p>
      <text:p text:style-name="P7">　スコープには影響されず、コード上のどこからでも参照可能である。</text:p>
      <text:p text:style-name="P7">　サブスコープ内に同名のローカルラベルが存在する場合、ローカルラベルが優先される。</text:p>
      <text:p text:style-name="Standard"/>
      <text:p text:style-name="P6">ORG <text:s text:c="2"/>100</text:p>
      <text:p text:style-name="P7">LABEL1::</text:p>
      <text:p text:style-name="P6">MESSAGE <text:s/>“LABEL1 = ” + LABEL1</text:p>
      <text:p text:style-name="P6"/>
      <text:p text:style-name="Standard">　これをアセンブルすると、下記のようなメッセージが表示される</text:p>
      <text:p text:style-name="Standard"/>
      <text:p text:style-name="P25"><text:toc-mark-start text:id="IMark2523956383624" text:outline-level="2"/>ローカルラベル代入<text:toc-mark-end text:id="IMark2523956383624"/></text:p>
      <text:p text:style-name="P29">書式</text:p>
      <text:p text:style-name="P29"><text:s text:c="2"/>ラベル名 = 式</text:p>
      <text:p text:style-name="Standard"/>
      <text:p text:style-name="P31">機能</text:p>
      <text:p text:style-name="P7">　ラベル名に、式の評価結果を紐つける。</text:p>
      <text:p text:style-name="P7">　記述の順序は無関係であり、1つのラベルには1つの値しか紐つけられない。</text:p>
      <text:p text:style-name="Standard">　式は文字列式でもかまわない。</text:p>
      <text:p text:style-name="Standard"/>
      <text:p text:style-name="Standard">　LABEL1 = LABEL2</text:p>
      <text:p text:style-name="Standard"><text:s text:c="2"/>LABEL2 = “hoge”</text:p>
      <text:p text:style-name="Standard"/>
      <text:p text:style-name="P25"><text:toc-mark-start text:id="IMark2523956379496" text:outline-level="2"/>グローバルラベル代入<text:toc-mark-end text:id="IMark2523956379496"/></text:p>
      <text:p text:style-name="P29">書式</text:p>
      <text:p text:style-name="P29"><text:s text:c="2"/>ラベル名 := 式</text:p>
      <text:p text:style-name="P30">機能</text:p>
      <text:p text:style-name="Standard">　使い方はローカルラベル代入と同様である。</text:p>
      <text:p text:style-name="Standard">　スコープ内で使用しても、グローバルなラベルに対する紐つけになる点のみ異なる。</text:p>
      <text:p text:style-name="Standard"/>
      <text:p text:style-name="P24"><text:toc-mark-start text:id="IMark2523956381032" text:outline-level="1"/>式<text:toc-mark-end text:id="IMark2523956381032"/></text:p>
      <text:p text:style-name="Standard">　ZMAでは、様々な場所に式を記述できる。</text:p>
      <text:p text:style-name="Standard">　下記の演算子を利用できる。</text:p>
      <text:p text:style-name="Standard"/>
      <text:p text:style-name="Standard"/>
      <text:p text:style-name="Standard"/>
      <text:p text:style-name="Standard"/>
      <text:p text:style-name="P3"><text:soft-page-break/>演算子と優先順位</text:p>
      <table:table table:name="表3" table:style-name="表3">
        <table:table-column table:style-name="表3.A"/>
        <table:table-column table:style-name="表3.B"/>
        <table:table-column table:style-name="表3.C"/>
        <table:table-column table:style-name="表3.D"/>
        <table:table-row table:style-name="表3.1">
          <table:table-cell table:style-name="表3.A1" office:value-type="string">
            <text:p text:style-name="P22">優先順位</text:p>
          </table:table-cell>
          <table:table-cell table:style-name="表3.B1" office:value-type="string">
            <text:p text:style-name="P22">演算子</text:p>
          </table:table-cell>
          <table:table-cell table:style-name="表3.B1" office:value-type="string">
            <text:p text:style-name="P20">名前</text:p>
            <text:p text:style-name="Standard"/>
          </table:table-cell>
          <table:table-cell table:style-name="表3.D1" office:value-type="string">
            <text:p text:style-name="P20">意味</text:p>
            <text:p text:style-name="Standard"/>
          </table:table-cell>
        </table:table-row>
        <table:table-row table:style-name="表3.2">
          <table:table-cell table:style-name="表3.A23" office:value-type="string">
            <text:p text:style-name="P22">1</text:p>
          </table:table-cell>
          <table:table-cell table:style-name="表3.B23" office:value-type="string">
            <text:p text:style-name="P22">+</text:p>
          </table:table-cell>
          <table:table-cell table:style-name="表3.C23" office:value-type="string">
            <text:p text:style-name="P20">正値</text:p>
          </table:table-cell>
          <table:table-cell table:style-name="表3.D23" office:value-type="string">
            <text:p text:style-name="P20">なにもしない。</text:p>
          </table:table-cell>
        </table:table-row>
        <table:table-row table:style-name="表3.2">
          <table:table-cell table:style-name="表3.A23" office:value-type="string">
            <text:p text:style-name="P22">1</text:p>
          </table:table-cell>
          <table:table-cell table:style-name="表3.B23" office:value-type="string">
            <text:p text:style-name="P22">-</text:p>
          </table:table-cell>
          <table:table-cell table:style-name="表3.C23" office:value-type="string">
            <text:p text:style-name="P20">負値</text:p>
          </table:table-cell>
          <table:table-cell table:style-name="表3.D23" office:value-type="string">
            <text:p text:style-name="P20">符号を反転する。</text:p>
          </table:table-cell>
        </table:table-row>
        <table:table-row table:style-name="表3.2">
          <table:table-cell table:style-name="表3.A23" office:value-type="string">
            <text:p text:style-name="P22">1</text:p>
          </table:table-cell>
          <table:table-cell table:style-name="表3.B23" office:value-type="string">
            <text:p text:style-name="P22">!</text:p>
          </table:table-cell>
          <table:table-cell table:style-name="表3.C23" office:value-type="string">
            <text:p text:style-name="P20">否定</text:p>
          </table:table-cell>
          <table:table-cell table:style-name="表3.D23" office:value-type="string">
            <text:p text:style-name="P20">0は 1に。0以外は 0 になる。</text:p>
          </table:table-cell>
        </table:table-row>
        <table:table-row table:style-name="表3.2">
          <table:table-cell table:style-name="表3.A23" office:value-type="string">
            <text:p text:style-name="P22">1</text:p>
          </table:table-cell>
          <table:table-cell table:style-name="表3.B23" office:value-type="string">
            <text:p text:style-name="P22">~</text:p>
          </table:table-cell>
          <table:table-cell table:style-name="表3.C23" office:value-type="string">
            <text:p text:style-name="P20">ビット反転</text:p>
          </table:table-cell>
          <table:table-cell table:style-name="表3.D23" office:value-type="string">
            <text:p text:style-name="P20">ビットごとに 0は1に、1は0になる。</text:p>
          </table:table-cell>
        </table:table-row>
        <table:table-row table:style-name="表3.2">
          <table:table-cell table:style-name="表3.A23" office:value-type="string">
            <text:p text:style-name="P22">1</text:p>
          </table:table-cell>
          <table:table-cell table:style-name="表3.B23" office:value-type="string">
            <text:p text:style-name="P22">( )</text:p>
          </table:table-cell>
          <table:table-cell table:style-name="表3.C23" office:value-type="string">
            <text:p text:style-name="P20">優先記述子</text:p>
          </table:table-cell>
          <table:table-cell table:style-name="表3.D23" office:value-type="string">
            <text:p text:style-name="P20">()の内側を先に演算する。</text:p>
          </table:table-cell>
        </table:table-row>
        <table:table-row table:style-name="表3.2">
          <table:table-cell table:style-name="表3.A23" office:value-type="string">
            <text:p text:style-name="P22">2</text:p>
          </table:table-cell>
          <table:table-cell table:style-name="表3.B23" office:value-type="string">
            <text:p text:style-name="P22">*</text:p>
          </table:table-cell>
          <table:table-cell table:style-name="表3.C23" office:value-type="string">
            <text:p text:style-name="P20">乗算</text:p>
          </table:table-cell>
          <table:table-cell table:style-name="表3.D23" office:value-type="string">
            <text:p text:style-name="P20">掛ける</text:p>
          </table:table-cell>
        </table:table-row>
        <table:table-row table:style-name="表3.2">
          <table:table-cell table:style-name="表3.A23" office:value-type="string">
            <text:p text:style-name="P22">2</text:p>
          </table:table-cell>
          <table:table-cell table:style-name="表3.B23" office:value-type="string">
            <text:p text:style-name="P22">/</text:p>
          </table:table-cell>
          <table:table-cell table:style-name="表3.C23" office:value-type="string">
            <text:p text:style-name="P20">除算</text:p>
          </table:table-cell>
          <table:table-cell table:style-name="表3.D23" office:value-type="string">
            <text:p text:style-name="P20">割る</text:p>
          </table:table-cell>
        </table:table-row>
        <table:table-row table:style-name="表3.2">
          <table:table-cell table:style-name="表3.A23" office:value-type="string">
            <text:p text:style-name="P22">2</text:p>
          </table:table-cell>
          <table:table-cell table:style-name="表3.B23" office:value-type="string">
            <text:p text:style-name="P22">%</text:p>
          </table:table-cell>
          <table:table-cell table:style-name="表3.C23" office:value-type="string">
            <text:p text:style-name="P20">剰余</text:p>
          </table:table-cell>
          <table:table-cell table:style-name="表3.D23" office:value-type="string">
            <text:p text:style-name="P20">割ったあまり</text:p>
          </table:table-cell>
        </table:table-row>
        <table:table-row table:style-name="表3.2">
          <table:table-cell table:style-name="表3.A23" office:value-type="string">
            <text:p text:style-name="P22">3</text:p>
          </table:table-cell>
          <table:table-cell table:style-name="表3.B23" office:value-type="string">
            <text:p text:style-name="P22">+</text:p>
          </table:table-cell>
          <table:table-cell table:style-name="表3.C23" office:value-type="string">
            <text:p text:style-name="P20">加算</text:p>
          </table:table-cell>
          <table:table-cell table:style-name="表3.D23" office:value-type="string">
            <text:p text:style-name="P20">足す</text:p>
          </table:table-cell>
        </table:table-row>
        <table:table-row table:style-name="表3.2">
          <table:table-cell table:style-name="表3.A23" office:value-type="string">
            <text:p text:style-name="P22">3</text:p>
          </table:table-cell>
          <table:table-cell table:style-name="表3.B23" office:value-type="string">
            <text:p text:style-name="P22">-</text:p>
          </table:table-cell>
          <table:table-cell table:style-name="表3.C23" office:value-type="string">
            <text:p text:style-name="P20">減算</text:p>
          </table:table-cell>
          <table:table-cell table:style-name="表3.D23" office:value-type="string">
            <text:p text:style-name="P20">引く</text:p>
          </table:table-cell>
        </table:table-row>
        <table:table-row table:style-name="表3.2">
          <table:table-cell table:style-name="表3.A23" office:value-type="string">
            <text:p text:style-name="P22">4</text:p>
          </table:table-cell>
          <table:table-cell table:style-name="表3.B23" office:value-type="string">
            <text:p text:style-name="P22">&lt;&lt;</text:p>
          </table:table-cell>
          <table:table-cell table:style-name="表3.C23" office:value-type="string">
            <text:p text:style-name="P20">左ビットシフト</text:p>
          </table:table-cell>
          <table:table-cell table:style-name="表3.D23" office:value-type="string">
            <text:p text:style-name="P20">左ビットシフト</text:p>
          </table:table-cell>
        </table:table-row>
        <table:table-row table:style-name="表3.2">
          <table:table-cell table:style-name="表3.A23" office:value-type="string">
            <text:p text:style-name="P22">4</text:p>
          </table:table-cell>
          <table:table-cell table:style-name="表3.B23" office:value-type="string">
            <text:p text:style-name="P22">&gt;&gt;</text:p>
          </table:table-cell>
          <table:table-cell table:style-name="表3.C23" office:value-type="string">
            <text:p text:style-name="P20">右ビットシフト</text:p>
          </table:table-cell>
          <table:table-cell table:style-name="表3.D23" office:value-type="string">
            <text:p text:style-name="P20">符号付き右ビットシフト</text:p>
          </table:table-cell>
        </table:table-row>
        <table:table-row table:style-name="表3.2">
          <table:table-cell table:style-name="表3.A23" office:value-type="string">
            <text:p text:style-name="P22">5</text:p>
          </table:table-cell>
          <table:table-cell table:style-name="表3.B23" office:value-type="string">
            <text:p text:style-name="P22">&lt;</text:p>
          </table:table-cell>
          <table:table-cell table:style-name="表3.C23" office:value-type="string">
            <text:p text:style-name="P20">小なり</text:p>
          </table:table-cell>
          <table:table-cell table:style-name="表3.D23" office:value-type="string">
            <text:p text:style-name="P20">左項が小さければ1, 小さくなければ0</text:p>
          </table:table-cell>
        </table:table-row>
        <table:table-row table:style-name="表3.2">
          <table:table-cell table:style-name="表3.A23" office:value-type="string">
            <text:p text:style-name="P22">5</text:p>
          </table:table-cell>
          <table:table-cell table:style-name="表3.B23" office:value-type="string">
            <text:p text:style-name="P22">&gt;</text:p>
          </table:table-cell>
          <table:table-cell table:style-name="表3.C23" office:value-type="string">
            <text:p text:style-name="P20">大なり</text:p>
          </table:table-cell>
          <table:table-cell table:style-name="表3.D23" office:value-type="string">
            <text:p text:style-name="P20">左項が大きければ1, 大きくなければ0</text:p>
          </table:table-cell>
        </table:table-row>
        <table:table-row table:style-name="表3.2">
          <table:table-cell table:style-name="表3.A23" office:value-type="string">
            <text:p text:style-name="P22">5</text:p>
          </table:table-cell>
          <table:table-cell table:style-name="表3.B23" office:value-type="string">
            <text:p text:style-name="P22">&lt;=</text:p>
          </table:table-cell>
          <table:table-cell table:style-name="表3.C23" office:value-type="string">
            <text:p text:style-name="P20">小なりまたは一致</text:p>
          </table:table-cell>
          <table:table-cell table:style-name="表3.D23" office:value-type="string">
            <text:p text:style-name="P20">左項が小さいか一致していれば1, 大きければ0</text:p>
          </table:table-cell>
        </table:table-row>
        <table:table-row table:style-name="表3.2">
          <table:table-cell table:style-name="表3.A23" office:value-type="string">
            <text:p text:style-name="P22">5</text:p>
          </table:table-cell>
          <table:table-cell table:style-name="表3.B23" office:value-type="string">
            <text:p text:style-name="P22">&gt;=</text:p>
          </table:table-cell>
          <table:table-cell table:style-name="表3.C23" office:value-type="string">
            <text:p text:style-name="P20">大なりまたは一致</text:p>
          </table:table-cell>
          <table:table-cell table:style-name="表3.D23" office:value-type="string">
            <text:p text:style-name="P20">左項が大きいか一致していれば1, 小さければ0</text:p>
          </table:table-cell>
        </table:table-row>
        <table:table-row table:style-name="表3.2">
          <table:table-cell table:style-name="表3.A23" office:value-type="string">
            <text:p text:style-name="P22">6</text:p>
          </table:table-cell>
          <table:table-cell table:style-name="表3.B23" office:value-type="string">
            <text:p text:style-name="P22">==</text:p>
          </table:table-cell>
          <table:table-cell table:style-name="表3.C23" office:value-type="string">
            <text:p text:style-name="P20">一致</text:p>
          </table:table-cell>
          <table:table-cell table:style-name="表3.D23" office:value-type="string">
            <text:p text:style-name="P20">一致していれば1, 不一致なら0</text:p>
          </table:table-cell>
        </table:table-row>
        <table:table-row table:style-name="表3.2">
          <table:table-cell table:style-name="表3.A23" office:value-type="string">
            <text:p text:style-name="P22">6</text:p>
          </table:table-cell>
          <table:table-cell table:style-name="表3.B23" office:value-type="string">
            <text:p text:style-name="P22">!=</text:p>
          </table:table-cell>
          <table:table-cell table:style-name="表3.C23" office:value-type="string">
            <text:p text:style-name="P20">不一致</text:p>
          </table:table-cell>
          <table:table-cell table:style-name="表3.D23" office:value-type="string">
            <text:p text:style-name="P20">不一致していれば1, 一致なら0</text:p>
          </table:table-cell>
        </table:table-row>
        <table:table-row table:style-name="表3.2">
          <table:table-cell table:style-name="表3.A23" office:value-type="string">
            <text:p text:style-name="P22">7</text:p>
          </table:table-cell>
          <table:table-cell table:style-name="表3.B23" office:value-type="string">
            <text:p text:style-name="P22">&amp;</text:p>
          </table:table-cell>
          <table:table-cell table:style-name="表3.C23" office:value-type="string">
            <text:p text:style-name="P20">ビットごとの論理積</text:p>
          </table:table-cell>
          <table:table-cell table:style-name="表3.D23" office:value-type="string">
            <text:p text:style-name="P20">ビットごとの論理積</text:p>
          </table:table-cell>
        </table:table-row>
        <table:table-row table:style-name="表3.1">
          <table:table-cell table:style-name="表3.A23" office:value-type="string">
            <text:p text:style-name="P22">8</text:p>
            <text:p text:style-name="Standard"/>
          </table:table-cell>
          <table:table-cell table:style-name="表3.B23" office:value-type="string">
            <text:p text:style-name="P22">^</text:p>
            <text:p text:style-name="Standard"/>
          </table:table-cell>
          <table:table-cell table:style-name="表3.C23" office:value-type="string">
            <text:p text:style-name="P20">ビットごとの排他的論理和</text:p>
          </table:table-cell>
          <table:table-cell table:style-name="表3.D23" office:value-type="string">
            <text:p text:style-name="P20">ビットごとの排他的論理和</text:p>
            <text:p text:style-name="Standard"/>
          </table:table-cell>
        </table:table-row>
        <table:table-row table:style-name="表3.2">
          <table:table-cell table:style-name="表3.A23" office:value-type="string">
            <text:p text:style-name="P22">9</text:p>
          </table:table-cell>
          <table:table-cell table:style-name="表3.B23" office:value-type="string">
            <text:p text:style-name="P22">|</text:p>
          </table:table-cell>
          <table:table-cell table:style-name="表3.C23" office:value-type="string">
            <text:p text:style-name="P20">ビットごとの論理和</text:p>
          </table:table-cell>
          <table:table-cell table:style-name="表3.D23" office:value-type="string">
            <text:p text:style-name="P20">ビットごとの論理和</text:p>
          </table:table-cell>
        </table:table-row>
        <table:table-row table:style-name="表3.1">
          <table:table-cell table:style-name="表3.A23" office:value-type="string">
            <text:p text:style-name="P22">10</text:p>
            <text:p text:style-name="Standard"/>
          </table:table-cell>
          <table:table-cell table:style-name="表3.B23" office:value-type="string">
            <text:p text:style-name="P22">&amp;&amp;</text:p>
            <text:p text:style-name="Standard"/>
          </table:table-cell>
          <table:table-cell table:style-name="表3.C23" office:value-type="string">
            <text:p text:style-name="P20">論理積</text:p>
            <text:p text:style-name="Standard"/>
          </table:table-cell>
          <table:table-cell table:style-name="表3.D23" office:value-type="string">
            <text:p text:style-name="P20">左右の項が両方とも 0以外 なら 1, 一方でも 0 なら 0</text:p>
          </table:table-cell>
        </table:table-row>
        <table:table-row table:style-name="表3.1">
          <table:table-cell table:style-name="表3.A24" office:value-type="string">
            <text:p text:style-name="P22">11</text:p>
            <text:p text:style-name="Standard"/>
          </table:table-cell>
          <table:table-cell table:style-name="表3.B24" office:value-type="string">
            <text:p text:style-name="P22">||</text:p>
            <text:p text:style-name="Standard"/>
          </table:table-cell>
          <table:table-cell table:style-name="表3.C24" office:value-type="string">
            <text:p text:style-name="P20">論理和</text:p>
            <text:p text:style-name="Standard"/>
          </table:table-cell>
          <table:table-cell table:style-name="表3.D24" office:value-type="string">
            <text:p text:style-name="P20">左右の項が一方でも 0以外なら 1, 両方 0 なら 0</text:p>
          </table:table-cell>
        </table:table-row>
      </table:table>
      <text:p text:style-name="Standard"/>
      <text:p text:style-name="Standard">　式の中では、下記の定数を利用できる。</text:p>
      <text:p text:style-name="Standard"/>
      <text:p text:style-name="Standard"/>
      <text:p text:style-name="Standard"/>
      <text:p text:style-name="Standard"/>
      <text:p text:style-name="Standard"/>
      <text:p text:style-name="Standard"/>
      <text:p text:style-name="Standard"/>
      <text:p text:style-name="Standard"/>
      <text:p text:style-name="P37"><text:soft-page-break/>利用可能な定数一覧</text:p>
      <table:table table:name="表4" table:style-name="表4">
        <table:table-column table:style-name="表4.A"/>
        <table:table-column table:style-name="表4.B"/>
        <table:table-row table:style-name="表4.1">
          <table:table-cell table:style-name="表4.A1" office:value-type="string">
            <text:p text:style-name="P20">定数</text:p>
          </table:table-cell>
          <table:table-cell table:style-name="表4.B1" office:value-type="string">
            <text:p text:style-name="P20">意味</text:p>
          </table:table-cell>
        </table:table-row>
        <table:table-row table:style-name="表4.2">
          <table:table-cell table:style-name="表4.A5" office:value-type="string">
            <text:p text:style-name="P20">$</text:p>
          </table:table-cell>
          <table:table-cell table:style-name="表4.B5" office:value-type="string">
            <text:p text:style-name="P21">記述行の開始コードアドレス</text:p>
          </table:table-cell>
        </table:table-row>
        <table:table-row table:style-name="表4.2">
          <table:table-cell table:style-name="表4.A3" office:value-type="string">
            <text:p text:style-name="P23">$$</text:p>
          </table:table-cell>
          <table:table-cell table:style-name="表4.B3" office:value-type="string">
            <text:p text:style-name="P21">記述行のファイル内アドレス（先頭から何バイト目か)</text:p>
          </table:table-cell>
        </table:table-row>
        <table:table-row table:style-name="表4.1">
          <table:table-cell table:style-name="表4.A5" office:value-type="string">
            <text:p text:style-name="P20">CODE_ADDRESS</text:p>
          </table:table-cell>
          <table:table-cell table:style-name="表4.B5" office:value-type="string">
            <text:p text:style-name="P20">$ と同じ</text:p>
          </table:table-cell>
        </table:table-row>
        <table:table-row table:style-name="表4.1">
          <table:table-cell table:style-name="表4.A5" office:value-type="string">
            <text:p text:style-name="P20">FILE_ADDRESS</text:p>
          </table:table-cell>
          <table:table-cell table:style-name="表4.B5" office:value-type="string">
            <text:p text:style-name="P23">$$ と同じ</text:p>
          </table:table-cell>
        </table:table-row>
        <table:table-row table:style-name="表4.1">
          <table:table-cell table:style-name="表4.A6" office:value-type="string">
            <text:p text:style-name="P20">ラベル名</text:p>
          </table:table-cell>
          <table:table-cell table:style-name="表4.B6" office:value-type="string">
            <text:p text:style-name="P20">ラベルの値</text:p>
          </table:table-cell>
        </table:table-row>
      </table:table>
      <text:p text:style-name="Standard"/>
      <text:p text:style-name="P24"><text:toc-mark-start text:id="IMark2523956378440" text:outline-level="1"/>文字列式<text:toc-mark-end text:id="IMark2523956378440"/></text:p>
      <text:p text:style-name="P1">　文字列に対してもある程度の演算を行うことができる。</text:p>
      <text:p text:style-name="P1"/>
      <text:p text:style-name="P3">演算子と優先順位(文字列式）</text:p>
      <table:table table:name="表5" table:style-name="表5">
        <table:table-column table:style-name="表5.A"/>
        <table:table-column table:style-name="表5.B"/>
        <table:table-column table:style-name="表5.C"/>
        <table:table-column table:style-name="表5.D"/>
        <table:table-row table:style-name="表5.1">
          <table:table-cell table:style-name="表5.A1" office:value-type="string">
            <text:p text:style-name="P22">優先順位</text:p>
          </table:table-cell>
          <table:table-cell table:style-name="表5.B1" office:value-type="string">
            <text:p text:style-name="P22">演算子</text:p>
          </table:table-cell>
          <table:table-cell table:style-name="表5.B1" office:value-type="string">
            <text:p text:style-name="P20">名前</text:p>
            <text:p text:style-name="Standard"/>
          </table:table-cell>
          <table:table-cell table:style-name="表5.D1" office:value-type="string">
            <text:p text:style-name="P20">意味</text:p>
            <text:p text:style-name="Standard"/>
          </table:table-cell>
        </table:table-row>
        <table:table-row table:style-name="表5.1">
          <table:table-cell table:style-name="表5.A4" office:value-type="string">
            <text:p text:style-name="P22">2</text:p>
            <text:p text:style-name="Standard"/>
          </table:table-cell>
          <table:table-cell table:style-name="表5.B4" office:value-type="string">
            <text:p text:style-name="P22">*</text:p>
            <text:p text:style-name="Standard"/>
          </table:table-cell>
          <table:table-cell table:style-name="表5.C4" office:value-type="string">
            <text:p text:style-name="P20">乗算</text:p>
            <text:p text:style-name="Standard"/>
          </table:table-cell>
          <table:table-cell table:style-name="表5.D4" office:value-type="string">
            <text:p text:style-name="P20">反復。左項または右項は数値でなければならない。</text:p>
          </table:table-cell>
        </table:table-row>
        <table:table-row table:style-name="表5.1">
          <table:table-cell table:style-name="表5.A4" office:value-type="string">
            <text:p text:style-name="P22">3</text:p>
            <text:p text:style-name="Standard"/>
          </table:table-cell>
          <table:table-cell table:style-name="表5.B4" office:value-type="string">
            <text:p text:style-name="P22">+</text:p>
            <text:p text:style-name="Standard"/>
          </table:table-cell>
          <table:table-cell table:style-name="表5.C4" office:value-type="string">
            <text:p text:style-name="P20">加算</text:p>
            <text:p text:style-name="Standard"/>
          </table:table-cell>
          <table:table-cell table:style-name="表5.D4" office:value-type="string">
            <text:p text:style-name="P20">連結。左項または右項が数値なら10進数文字列にして連結。</text:p>
          </table:table-cell>
        </table:table-row>
        <table:table-row table:style-name="表5.4">
          <table:table-cell table:style-name="表5.A4" office:value-type="string">
            <text:p text:style-name="P22">6</text:p>
          </table:table-cell>
          <table:table-cell table:style-name="表5.B4" office:value-type="string">
            <text:p text:style-name="P22">==</text:p>
          </table:table-cell>
          <table:table-cell table:style-name="表5.C4" office:value-type="string">
            <text:p text:style-name="P20">一致</text:p>
          </table:table-cell>
          <table:table-cell table:style-name="表5.D4" office:value-type="string">
            <text:p text:style-name="P20">一致していれば1, 不一致なら0</text:p>
          </table:table-cell>
        </table:table-row>
        <table:table-row table:style-name="表5.4">
          <table:table-cell table:style-name="表5.A5" office:value-type="string">
            <text:p text:style-name="P22">6</text:p>
          </table:table-cell>
          <table:table-cell table:style-name="表5.B5" office:value-type="string">
            <text:p text:style-name="P22">!=</text:p>
          </table:table-cell>
          <table:table-cell table:style-name="表5.C5" office:value-type="string">
            <text:p text:style-name="P20">不一致</text:p>
          </table:table-cell>
          <table:table-cell table:style-name="表5.D5" office:value-type="string">
            <text:p text:style-name="P20">不一致していれば1, 一致なら0</text:p>
          </table:table-cell>
        </table:table-row>
      </table:table>
      <text:p text:style-name="Text_20_body"/>
      <text:p text:style-name="Standard">　例えば、“abc” == “abc” は 1 になる。 “abc” == “xyz” は 0 になる。</text:p>
      <text:p text:style-name="Standard">　“ab” * 3 は、“ababab” になる。</text:p>
      <text:p text:style-name="Standard">　“ab” + 3 は、 “ab3” になる。</text:p>
      <text:p text:style-name="Standard"/>
      <text:p text:style-name="Standard">　式と文字列式は、特に区別が無く混在させることができるため、下記のような記述も可能。</text:p>
      <text:p text:style-name="Standard">　“ab” * (3 + 2)</text:p>
      <text:p text:style-name="Standard"/>
      <text:p text:style-name="P38"><text:toc-mark-start text:id="IMark2523956380360" text:outline-level="1"/><text:span text:style-name="T1">コメント</text:span><text:toc-mark-end text:id="IMark2523956380360"/></text:p>
      <text:p text:style-name="Standard">　; より右はコメントと見なし、無視される。</text:p>
      <text:p text:style-name="Standard"/>
      <text:p text:style-name="P34"><text:toc-mark-start text:id="IMark2523956381992" text:outline-level="1"/>数値の記述<text:toc-mark-end text:id="IMark2523956381992"/></text:p>
      <text:p text:style-name="Standard">数値は下記の書式で記述する。</text:p>
      <text:p text:style-name="Standard"/>
      <text:p text:style-name="P39">数値の表記</text:p>
      <table:table table:name="表7" table:style-name="表7">
        <table:table-column table:style-name="表7.A" table:number-columns-repeated="2"/>
        <table:table-column table:style-name="表7.C"/>
        <table:table-row table:style-name="TableLine2524065604432">
          <table:table-cell table:style-name="表7.A1" office:value-type="string">
            <text:p text:style-name="P40">種類</text:p>
          </table:table-cell>
          <table:table-cell table:style-name="表7.A1" office:value-type="string">
            <text:p text:style-name="Table_20_Contents">表記方法</text:p>
          </table:table-cell>
          <table:table-cell table:style-name="表7.C1" office:value-type="string">
            <text:p text:style-name="P40">表記例</text:p>
          </table:table-cell>
        </table:table-row>
        <table:table-row table:style-name="TableLine2524065604432">
          <table:table-cell table:style-name="表7.A7" office:value-type="string">
            <text:p text:style-name="P40">10進数</text:p>
          </table:table-cell>
          <table:table-cell table:style-name="表7.B2" office:value-type="string">
            <text:p text:style-name="P40">0～9の数字のみで記入する。<text:soft-page-break/>桁の区切り記号として _ を含めることができる。</text:p>
          </table:table-cell>
          <table:table-cell table:style-name="表7.C2" office:value-type="string">
            <text:p text:style-name="P40">1234</text:p>
            <text:p text:style-name="P40"><text:soft-page-break/>1_234_567</text:p>
          </table:table-cell>
        </table:table-row>
        <table:table-row table:style-name="TableLine2524065604432">
          <table:table-cell table:style-name="表7.A7" office:value-type="string">
            <text:p text:style-name="P40">2進数</text:p>
          </table:table-cell>
          <table:table-cell table:style-name="表7.B3" office:value-type="string">
            <text:p text:style-name="P40">0b の後に 0と1の数字のみで記入する。桁の区切り記号として _ を含めることができる。</text:p>
          </table:table-cell>
          <table:table-cell table:style-name="表7.C3" office:value-type="string">
            <text:p text:style-name="P40">0b1111_1010_1111</text:p>
            <text:p text:style-name="P40">0b11_111_1111</text:p>
            <text:p text:style-name="P40">0b1010101010</text:p>
          </table:table-cell>
        </table:table-row>
        <table:table-row table:style-name="TableLine2524065604432">
          <table:table-cell table:style-name="表7.A7" office:value-type="string">
            <text:p text:style-name="P40">8進数</text:p>
          </table:table-cell>
          <table:table-cell table:style-name="表7.B4" office:value-type="string">
            <text:p text:style-name="P40">0 の後に 0から7の数字のみで記入する。桁の区切り記号として _ を含めることができる。</text:p>
          </table:table-cell>
          <table:table-cell table:style-name="表7.C4" office:value-type="string">
            <text:p text:style-name="P40">0777</text:p>
            <text:p text:style-name="P40">0655</text:p>
          </table:table-cell>
        </table:table-row>
        <table:table-row table:style-name="TableLine2524065604432">
          <table:table-cell table:style-name="表7.A5" office:value-type="string">
            <text:p text:style-name="P40">16進数(1)</text:p>
          </table:table-cell>
          <table:table-cell table:style-name="表7.B5" office:value-type="string">
            <text:p text:style-name="P40">0x の後に 0から9, AからFの記号のみで記入する。桁の区切り記号として _ を含めることができる。</text:p>
          </table:table-cell>
          <table:table-cell table:style-name="表7.C5" office:value-type="string">
            <text:p text:style-name="P40">0xDEAD</text:p>
            <text:p text:style-name="P40">0xDEAD_BEEF</text:p>
            <text:p text:style-name="P40">0xAA55</text:p>
          </table:table-cell>
        </table:table-row>
        <table:table-row table:style-name="TableLine2524065604432">
          <table:table-cell table:style-name="表7.A6" office:value-type="string">
            <text:p text:style-name="P40">16進数(2)</text:p>
          </table:table-cell>
          <table:table-cell table:style-name="表7.B6" office:value-type="string">
            <text:p text:style-name="P40">0から9, AからFの記号のみで記入し、最後に H を付ける。</text:p>
            <text:p text:style-name="P40">ラベルと区別するため、最初の文字が AからFの場合は、先頭に 0 を付ける必要がある。_ を含めることができる。</text:p>
          </table:table-cell>
          <table:table-cell table:style-name="表7.C6" office:value-type="string">
            <text:p text:style-name="P40">0DEADH</text:p>
            <text:p text:style-name="P40">0BEEFh</text:p>
            <text:p text:style-name="P40">1234h</text:p>
            <text:p text:style-name="P40">0_DEAD_BEEFh</text:p>
          </table:table-cell>
        </table:table-row>
        <table:table-row table:style-name="TableLine2524065604432">
          <table:table-cell table:style-name="表7.A7" office:value-type="string">
            <text:p text:style-name="P40">16進数(3)</text:p>
          </table:table-cell>
          <table:table-cell table:style-name="表7.B7" office:value-type="string">
            <text:p text:style-name="P40">$ の後に 0から9, AからFの記号のみで記入する。桁の区切り記号として _ を含めることができる。</text:p>
          </table:table-cell>
          <table:table-cell table:style-name="表7.C7" office:value-type="string">
            <text:p text:style-name="P40">$DEAD</text:p>
            <text:p text:style-name="P40">$BEEF</text:p>
            <text:p text:style-name="P40">$1234</text:p>
            <text:p text:style-name="P40">$DEAD_BEEF</text:p>
          </table:table-cell>
        </table:table-row>
      </table:table>
      <text:p text:style-name="Standard"/>
      <text:p text:style-name="Standard"/>
      <text:p text:style-name="P24"><text:toc-mark-start text:id="IMark2523956383528" text:outline-level="1"/>エラーメッセージ<text:toc-mark-end text:id="IMark2523956383528"/></text:p>
      <text:p text:style-name="P1"/>
      <table:table table:name="表6" table:style-name="表6">
        <table:table-column table:style-name="表6.A"/>
        <table:table-column table:style-name="表6.B"/>
        <table:table-row table:style-name="表6.1">
          <table:table-cell table:style-name="表6.A1" office:value-type="string">
            <text:p text:style-name="P19">エラーメッセージ</text:p>
          </table:table-cell>
          <table:table-cell table:style-name="表6.B1" office:value-type="string">
            <text:p text:style-name="P19">意味</text:p>
          </table:table-cell>
        </table:table-row>
        <table:table-row table:style-name="表6.1">
          <table:table-cell table:style-name="表6.A56" office:value-type="string">
            <text:p text:style-name="P19">(' are not closed.</text:p>
          </table:table-cell>
          <table:table-cell table:style-name="表6.B56" office:value-type="string">
            <text:p text:style-name="P19">式の中で ( に対応する ) が存在しない。</text:p>
          </table:table-cell>
        </table:table-row>
        <table:table-row table:style-name="表6.3">
          <table:table-cell table:style-name="表6.A56" office:value-type="string">
            <text:p text:style-name="P19">Block processing is not close.</text:p>
            <text:p text:style-name="Standard"/>
          </table:table-cell>
          <table:table-cell table:style-name="表6.B56" office:value-type="string">
            <text:p text:style-name="P19">ブロック処理(IF,REPEAT,MACRO)が閉じられていない。</text:p>
          </table:table-cell>
        </table:table-row>
        <table:table-row table:style-name="表6.1">
          <table:table-cell table:style-name="表6.A56" office:value-type="string">
            <text:p text:style-name="P19">Cannot evaluate the expression(N)</text:p>
          </table:table-cell>
          <table:table-cell table:style-name="表6.B56" office:value-type="string">
            <text:p text:style-name="P19">defb/w/d で N番目の式が評価できない。</text:p>
          </table:table-cell>
        </table:table-row>
        <table:table-row table:style-name="表6.3">
          <table:table-cell table:style-name="表6.A56" office:value-type="string">
            <text:p text:style-name="P19">Cannot open include file 'FILE_NAME'.</text:p>
          </table:table-cell>
          <table:table-cell table:style-name="表6.B56" office:value-type="string">
            <text:p text:style-name="P19">INCLUDE に指定されたファイル 'FILE_NAME' が開けない。</text:p>
          </table:table-cell>
        </table:table-row>
        <table:table-row table:style-name="表6.6">
          <table:table-cell table:style-name="表6.A56" office:value-type="string">
            <text:p text:style-name="P19">Description of numerical value '0XABCDEFG' is abnormal.</text:p>
            <text:p text:style-name="Standard"/>
          </table:table-cell>
          <table:table-cell table:style-name="表6.B56" office:value-type="string">
            <text:p text:style-name="P19">数値の記述が異常。</text:p>
            <text:p text:style-name="P19">数値の記述と、ラベルの記述が繋がっていると１つの単語と誤認されてこのエラーになるケースがある。</text:p>
          </table:table-cell>
        </table:table-row>
        <text:soft-page-break/>
        <table:table-row table:style-name="表6.3">
          <table:table-cell table:style-name="表6.A56" office:value-type="string">
            <text:p text:style-name="P19">Divided by zero.</text:p>
            <text:p text:style-name="Standard"/>
          </table:table-cell>
          <table:table-cell table:style-name="表6.B56" office:value-type="string">
            <text:p text:style-name="P19">除算演算子 / および % において、右側の項が 0 であり、値が確定しない。</text:p>
          </table:table-cell>
        </table:table-row>
        <table:table-row table:style-name="表6.1">
          <table:table-cell table:style-name="表6.A56" office:value-type="string">
            <text:p text:style-name="P19">ENDIF is not need parameters.</text:p>
          </table:table-cell>
          <table:table-cell table:style-name="表6.B56" office:value-type="string">
            <text:p text:style-name="P19">ENDIFに不正なパラメータ指定がある。</text:p>
          </table:table-cell>
        </table:table-row>
        <table:table-row table:style-name="表6.1">
          <table:table-cell table:style-name="表6.A56" office:value-type="string">
            <text:p text:style-name="P19">ENDR is not need parameters.</text:p>
          </table:table-cell>
          <table:table-cell table:style-name="表6.B56" office:value-type="string">
            <text:p text:style-name="P19">ENDRにパラメータの記述がある。</text:p>
          </table:table-cell>
        </table:table-row>
        <table:table-row table:style-name="表6.3">
          <table:table-cell table:style-name="表6.A56" office:value-type="string">
            <text:p text:style-name="P19">ENDSCOPE command has not parameter.</text:p>
          </table:table-cell>
          <table:table-cell table:style-name="表6.B56" office:value-type="string">
            <text:p text:style-name="P19">引数を持たない ENDSCOPE に引数が指定されている。</text:p>
          </table:table-cell>
        </table:table-row>
        <table:table-row table:style-name="表6.11">
          <table:table-cell table:style-name="表6.A56" office:value-type="string">
            <text:p text:style-name="P19">ENDSCOPE in wrong position.</text:p>
            <text:p text:style-name="Standard"/>
            <text:p text:style-name="Standard"/>
            <text:p text:style-name="Standard"/>
          </table:table-cell>
          <table:table-cell table:style-name="表6.B56" office:value-type="string">
            <text:p text:style-name="P19">ENDSCOPEの記述位置がおかしい。SCOPEしてないのにENDSCOPEしていたり、</text:p>
            <text:p text:style-name="P19">MACROやIFの中にENDSCOPEだけ書いていたりすると発生する。</text:p>
          </table:table-cell>
        </table:table-row>
        <table:table-row table:style-name="表6.1">
          <table:table-cell table:style-name="表6.A56" office:value-type="string">
            <text:p text:style-name="P19">Illegal command</text:p>
          </table:table-cell>
          <table:table-cell table:style-name="表6.B56" office:value-type="string">
            <text:p text:style-name="P19">解釈不能な命令がある。</text:p>
          </table:table-cell>
        </table:table-row>
        <table:table-row table:style-name="表6.3">
          <table:table-cell table:style-name="表6.A56" office:value-type="string">
            <text:p text:style-name="P19">Illegal condition.</text:p>
            <text:p text:style-name="Standard"/>
          </table:table-cell>
          <table:table-cell table:style-name="表6.B56" office:value-type="string">
            <text:p text:style-name="P19">IF/ELSEIFの条件式に、値が確定しない式の記述がある。</text:p>
          </table:table-cell>
        </table:table-row>
        <table:table-row table:style-name="表6.1">
          <table:table-cell table:style-name="表6.A56" office:value-type="string">
            <text:p text:style-name="P19">Illegal ENDIF.</text:p>
          </table:table-cell>
          <table:table-cell table:style-name="表6.B56" office:value-type="string">
            <text:p text:style-name="P19">ENDIFが不正な位置に存在する。</text:p>
          </table:table-cell>
        </table:table-row>
        <table:table-row table:style-name="表6.1">
          <table:table-cell table:style-name="表6.A56" office:value-type="string">
            <text:p text:style-name="P19">Illegal ENDR.</text:p>
          </table:table-cell>
          <table:table-cell table:style-name="表6.B56" office:value-type="string">
            <text:p text:style-name="P19">不正な位置にENDRの記述がある。</text:p>
          </table:table-cell>
        </table:table-row>
        <table:table-row table:style-name="表6.1">
          <table:table-cell table:style-name="表6.A56" office:value-type="string">
            <text:p text:style-name="P19">Illegal expression.</text:p>
          </table:table-cell>
          <table:table-cell table:style-name="表6.B56" office:value-type="string">
            <text:p text:style-name="P19">数式の記述が異常。</text:p>
          </table:table-cell>
        </table:table-row>
        <table:table-row table:style-name="表6.1">
          <table:table-cell table:style-name="表6.A56" office:value-type="string">
            <text:p text:style-name="P19">Illegal operand</text:p>
          </table:table-cell>
          <table:table-cell table:style-name="表6.B56" office:value-type="string">
            <text:p text:style-name="P19">オペランドの値を確定できない。</text:p>
          </table:table-cell>
        </table:table-row>
        <table:table-row table:style-name="表6.3">
          <table:table-cell table:style-name="表6.A56" office:value-type="string">
            <text:p text:style-name="P19">Illegal parameter in ADD_INCLUDE_PATH.</text:p>
          </table:table-cell>
          <table:table-cell table:style-name="表6.B56" office:value-type="string">
            <text:p text:style-name="P19">ADD_INCLUDE_PATH命令のパラメータを評価できない。</text:p>
          </table:table-cell>
        </table:table-row>
        <table:table-row table:style-name="表6.1">
          <table:table-cell table:style-name="表6.A56" office:value-type="string">
            <text:p text:style-name="P19">Illegal parameter in MESSAGE.</text:p>
          </table:table-cell>
          <table:table-cell table:style-name="表6.B56" office:value-type="string">
            <text:p text:style-name="P19">MESSAGE命令のパラメータを評価できない。</text:p>
          </table:table-cell>
        </table:table-row>
        <table:table-row table:style-name="表6.3">
          <table:table-cell table:style-name="表6.A56" office:value-type="string">
            <text:p text:style-name="P19">INCLUDE command has only one parameter.</text:p>
          </table:table-cell>
          <table:table-cell table:style-name="表6.B56" office:value-type="string">
            <text:p text:style-name="P19">INCLUDE に２つ以上のパラメータが指定されている。</text:p>
            <text:p text:style-name="Standard"/>
          </table:table-cell>
        </table:table-row>
        <table:table-row table:style-name="表6.1">
          <table:table-cell table:style-name="表6.A56" office:value-type="string">
            <text:p text:style-name="P19">Invalid expression.</text:p>
          </table:table-cell>
          <table:table-cell table:style-name="表6.B56" office:value-type="string">
            <text:p text:style-name="P19">式の記述に異常があり、評価できない。</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1">
          <table:table-cell table:style-name="表6.A56" office:value-type="string">
            <text:p text:style-name="P19">Invalid operator '!'.</text:p>
          </table:table-cell>
          <table:table-cell table:style-name="表6.B56" office:value-type="string">
            <text:p text:style-name="P19">単項演算子 ! に対する値が記述されていない。</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1">
          <table:table-cell table:style-name="表6.A56" office:value-type="string">
            <text:p text:style-name="P19">Invalid operator '-'.</text:p>
          </table:table-cell>
          <table:table-cell table:style-name="表6.B56" office:value-type="string">
            <text:p text:style-name="P19">単項演算子 - に対する値が記述されていない。</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1">
          <table:table-cell table:style-name="表6.A56" office:value-type="string">
            <text:p text:style-name="P19">Invalid operator '~'.</text:p>
          </table:table-cell>
          <table:table-cell table:style-name="表6.B56" office:value-type="string">
            <text:p text:style-name="P19">単項演算子 ~ に対する値が記述されていない。</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1">
          <table:table-cell table:style-name="表6.A56" office:value-type="string">
            <text:p text:style-name="P19">Invalid operator '+'.</text:p>
          </table:table-cell>
          <table:table-cell table:style-name="表6.B56" office:value-type="string">
            <text:p text:style-name="P19">単項演算子 + に対する値が記述されていない。</text:p>
          </table:table-cell>
        </table:table-row>
        <text:soft-page-break/>
        <table:table-row table:style-name="表6.3">
          <table:table-cell table:style-name="表6.A56" office:value-type="string">
            <text:p text:style-name="P19">Invalid operator '&lt;'</text:p>
            <text:p text:style-name="Standard"/>
          </table:table-cell>
          <table:table-cell table:style-name="表6.B56" office:value-type="string">
            <text:p text:style-name="P19">二項演算子 &lt; の右側に値が記述されていない。あるいは、左右の項が評価不能な値である。</text:p>
          </table:table-cell>
        </table:table-row>
        <table:table-row table:style-name="表6.3">
          <table:table-cell table:style-name="表6.A56" office:value-type="string">
            <text:p text:style-name="P19">Invalid operator '&lt;&lt;'</text:p>
            <text:p text:style-name="Standard"/>
          </table:table-cell>
          <table:table-cell table:style-name="表6.B56" office:value-type="string">
            <text:p text:style-name="P19">二項演算子 &lt;&lt; の右側に値が記述されていない。あるいは、左右の項が評価不能な値である。</text:p>
          </table:table-cell>
        </table:table-row>
        <table:table-row table:style-name="表6.3">
          <table:table-cell table:style-name="表6.A56" office:value-type="string">
            <text:p text:style-name="P19">Invalid operator '&lt;='</text:p>
            <text:p text:style-name="Standard"/>
          </table:table-cell>
          <table:table-cell table:style-name="表6.B56" office:value-type="string">
            <text:p text:style-name="P19">二項演算子 &lt;= の右側に値が記述されていない。あるいは、左右の項が評価不能な値である。</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3">
          <table:table-cell table:style-name="表6.A56" office:value-type="string">
            <text:p text:style-name="P19">Invalid operator '&gt;'</text:p>
            <text:p text:style-name="Standard"/>
          </table:table-cell>
          <table:table-cell table:style-name="表6.B56" office:value-type="string">
            <text:p text:style-name="P19">二項演算子 &gt; の右側に値が記述されていない。あるいは、左右の項が評価不能な値である。</text:p>
          </table:table-cell>
        </table:table-row>
        <table:table-row table:style-name="表6.3">
          <table:table-cell table:style-name="表6.A56" office:value-type="string">
            <text:p text:style-name="P19">Invalid operator '&gt;='</text:p>
            <text:p text:style-name="Standard"/>
          </table:table-cell>
          <table:table-cell table:style-name="表6.B56" office:value-type="string">
            <text:p text:style-name="P19">二項演算子 &gt;= の右側に値が記述されていない。あるいは、左右の項が評価不能な値である。</text:p>
          </table:table-cell>
        </table:table-row>
        <table:table-row table:style-name="表6.3">
          <table:table-cell table:style-name="表6.A56" office:value-type="string">
            <text:p text:style-name="P19">Invalid operator '&gt;&gt;'</text:p>
            <text:p text:style-name="Standard"/>
          </table:table-cell>
          <table:table-cell table:style-name="表6.B56" office:value-type="string">
            <text:p text:style-name="P19">二項演算子 &gt;&gt; の右側に値が記述されていない。あるいは、左右の項が評価不能な値である。</text:p>
          </table:table-cell>
        </table:table-row>
        <table:table-row table:style-name="表6.1">
          <table:table-cell table:style-name="表6.A56" office:value-type="string">
            <text:p text:style-name="P19">Label name cannot be string.</text:p>
          </table:table-cell>
          <table:table-cell table:style-name="表6.B56" office:value-type="string">
            <text:p text:style-name="P19">ラベル名として文字列が指定されている。</text:p>
          </table:table-cell>
        </table:table-row>
        <table:table-row table:style-name="表6.1">
          <table:table-cell table:style-name="表6.A56" office:value-type="string">
            <text:p text:style-name="P19">Message not found in MESSAGE.</text:p>
          </table:table-cell>
          <table:table-cell table:style-name="表6.B56" office:value-type="string">
            <text:p text:style-name="P19">MESSAGE命令にメッセージの指定が無い。</text:p>
          </table:table-cell>
        </table:table-row>
        <table:table-row table:style-name="表6.1">
          <table:table-cell table:style-name="表6.A56" office:value-type="string">
            <text:p text:style-name="P19">Mismatched number of arguments.</text:p>
          </table:table-cell>
          <table:table-cell table:style-name="表6.B56" office:value-type="string">
            <text:p text:style-name="P19">マクロに対する引数指定が少なすぎる。</text:p>
          </table:table-cell>
        </table:table-row>
        <table:table-row table:style-name="表6.3">
          <table:table-cell table:style-name="表6.A56" office:value-type="string">
            <text:p text:style-name="P19">Multiple arguments of the same name 'XXXX' exist.</text:p>
          </table:table-cell>
          <table:table-cell table:style-name="表6.B56" office:value-type="string">
            <text:p text:style-name="P19">マクロ宣言において、引数名 XXXX が複数指定されている。</text:p>
          </table:table-cell>
        </table:table-row>
        <table:table-row table:style-name="表6.1">
          <table:table-cell table:style-name="表6.A56" office:value-type="string">
            <text:p text:style-name="P19">Must be set include file name.</text:p>
          </table:table-cell>
          <table:table-cell table:style-name="表6.B56" office:value-type="string">
            <text:p text:style-name="P19">INCLUDEにファイル名指定が無い。</text:p>
          </table:table-cell>
        </table:table-row>
        <table:table-row table:style-name="表6.1">
          <table:table-cell table:style-name="表6.A56" office:value-type="string">
            <text:p text:style-name="P19">Must be set scope name.</text:p>
          </table:table-cell>
          <table:table-cell table:style-name="表6.B56" office:value-type="string">
            <text:p text:style-name="P19">SCOPEにスコープ名の指定が無い。</text:p>
          </table:table-cell>
        </table:table-row>
        <table:table-row table:style-name="表6.3">
          <table:table-cell table:style-name="表6.A56" office:value-type="string">
            <text:p text:style-name="P19">Offset value is out of range (N).</text:p>
            <text:p text:style-name="Standard"/>
          </table:table-cell>
          <table:table-cell table:style-name="表6.B56" office:value-type="string">
            <text:p text:style-name="P19">[IX+n], [IY+n] の n が、-128～127 の範囲を超えている。N は実際の n の値。</text:p>
          </table:table-cell>
        </table:table-row>
        <table:table-row table:style-name="表6.3">
          <table:table-cell table:style-name="表6.A56" office:value-type="string">
            <text:p text:style-name="P19">Path not found in ADD_INCLUDE_PATH.</text:p>
          </table:table-cell>
          <table:table-cell table:style-name="表6.B56" office:value-type="string">
            <text:p text:style-name="P19">ADD_INCLUDE_PATH命令にパスの指定が無い。</text:p>
            <text:p text:style-name="Standard"/>
          </table:table-cell>
        </table:table-row>
        <table:table-row table:style-name="表6.3">
          <table:table-cell table:style-name="表6.A56" office:value-type="string">
            <text:p text:style-name="P19">SCOPE command has only one parameter.</text:p>
          </table:table-cell>
          <table:table-cell table:style-name="表6.B56" office:value-type="string">
            <text:p text:style-name="P19">SCOPE に２つ以上のパラメータが指定されている。</text:p>
            <text:p text:style-name="Standard"/>
          </table:table-cell>
        </table:table-row>
        <table:table-row table:style-name="表6.1">
          <table:table-cell table:style-name="表6.A56" office:value-type="string">
            <text:p text:style-name="P19">Scope is not closed.</text:p>
          </table:table-cell>
          <table:table-cell table:style-name="表6.B56" office:value-type="string">
            <text:p text:style-name="P19">SCOPEに対応するENDSCOPEが存在しない。</text:p>
          </table:table-cell>
        </table:table-row>
        <table:table-row table:style-name="表6.3">
          <table:table-cell table:style-name="表6.A56" office:value-type="string">
            <text:p text:style-name="P19">Scope of ENDR does not exist.</text:p>
            <text:p text:style-name="Standard"/>
          </table:table-cell>
          <table:table-cell table:style-name="表6.B56" office:value-type="string">
            <text:p text:style-name="P19">REPEAT と ENDR の対応関係がとれない。MACROの中にENDRだけ記述されている場合など。</text:p>
          </table:table-cell>
        </table:table-row>
        <table:table-row table:style-name="表6.3">
          <table:table-cell table:style-name="表6.A56" office:value-type="string">
            <text:p text:style-name="P19">There are declarations of the same label 'XXXX' in multiple places.</text:p>
          </table:table-cell>
          <table:table-cell table:style-name="表6.B56" office:value-type="string">
            <text:p text:style-name="P19">ラベル XXXX が複数箇所で宣言されている。</text:p>
            <text:p text:style-name="Standard"/>
          </table:table-cell>
        </table:table-row>
        <table:table-row table:style-name="表6.3">
          <table:table-cell table:style-name="表6.A56" office:value-type="string">
            <text:p text:style-name="P19">There is an ELSE description at an incorrect position.</text:p>
          </table:table-cell>
          <table:table-cell table:style-name="表6.B56" office:value-type="string">
            <text:p text:style-name="P19">IF無しのELSEがある。</text:p>
            <text:p text:style-name="Standard"/>
          </table:table-cell>
        </table:table-row>
        <table:table-row table:style-name="表6.3">
          <table:table-cell table:style-name="表6.A56" office:value-type="string">
            <text:p text:style-name="P19">There is an ELSEIF description at an incorrect position.</text:p>
          </table:table-cell>
          <table:table-cell table:style-name="表6.B56" office:value-type="string">
            <text:p text:style-name="P19">IF無しのELSEIFがある。</text:p>
            <text:p text:style-name="Standard"/>
          </table:table-cell>
        </table:table-row>
        <table:table-row table:style-name="表6.3">
          <table:table-cell table:style-name="表6.A56" office:value-type="string">
            <text:p text:style-name="P19">There is an extra account that can not be interpreted.</text:p>
          </table:table-cell>
          <table:table-cell table:style-name="表6.B56" office:value-type="string">
            <text:p text:style-name="P19">解釈不能な余計な記述がある。例えば LD A, B AAA のような場合。余計な記述 AAA がある。</text:p>
          </table:table-cell>
        </table:table-row>
        <table:table-row table:style-name="表6.1">
          <table:table-cell table:style-name="表6.A56" office:value-type="string">
            <text:p text:style-name="P19">Too many arguments for XXXX.</text:p>
          </table:table-cell>
          <table:table-cell table:style-name="表6.B56" office:value-type="string">
            <text:p text:style-name="P19">マクロXXXX に対する引数指定が多すぎる。</text:p>
          </table:table-cell>
        </table:table-row>
        <text:soft-page-break/>
        <table:table-row table:style-name="表6.1">
          <table:table-cell table:style-name="表6.A56" office:value-type="string">
            <text:p text:style-name="P19">User error</text:p>
          </table:table-cell>
          <table:table-cell table:style-name="表6.B56" office:value-type="string">
            <text:p text:style-name="P19">ERROR命令で引数がない。</text:p>
          </table:table-cell>
        </table:table-row>
        <table:table-row table:style-name="表6.1">
          <table:table-cell table:style-name="表6.A56" office:value-type="string">
            <text:p text:style-name="P2"/>
          </table:table-cell>
          <table:table-cell table:style-name="表6.B56" office:value-type="string">
            <text:p text:style-name="P2"/>
          </table:table-cell>
        </table:table-row>
        <table:table-row table:style-name="表6.1">
          <table:table-cell table:style-name="表6.A57" office:value-type="string">
            <text:p text:style-name="P2"/>
          </table:table-cell>
          <table:table-cell table:style-name="表6.B57" office:value-type="string">
            <text:p text:style-name="P2"/>
          </table:table-cell>
        </table:table-row>
      </table:table>
      <text:p text:style-name="P1"/>
      <text:p text:style-name="Text_20_body"/>
      <text:p text:style-name="Text_20_body">履歴</text:p>
      <text:p text:style-name="Text_20_body">2019/06/26 <text:s/>t.hara <text:s text:c="2"/>v1.0 初版</text:p>
      <text:p text:style-name="Text_20_body">2019/06/27 <text:s/>t.hara <text:s text:c="2"/>v1.0 文字列式の説明を追加</text:p>
      <text:p text:style-name="Text_20_body">2019/06/29 <text:s/>t.hara <text:s text:c="2"/>v1.0 エラーメッセージの説明を追加</text:p>
      <text:p text:style-name="Text_20_body">2020/12/11 <text:s/>t.hara <text:s text:c="2"/>v1.0.13 SPACE/ALIGN疑似命令の説明を追加</text:p>
      <text:p text:style-name="Text_20_body">2020/12/29 <text:s/>t.hara <text:s text:c="2"/>v1.0.14 BINARY_LINK疑似命令を追加</text:p>
      <text:p text:style-name="Text_20_body">2022/6/<text:span text:style-name="T2">10</text:span> <text:s text:c="3"/>t.hara <text:s text:c="2"/>v1.0.16 いくつかの命令でザイログニーモニックに寄せた記述も可能にした</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line-height-at-least="0.587cm" fo:text-align="justify" style:text-autospace="ideograph-alpha" style:line-break="strict" style:font-independent-line-spacing="false">
        <style:tab-stops/>
      </style:paragraph-properties>
      <style:text-properties fo:color="#000000" loext:opacity="100%" style:font-name="Times New Roman" fo:font-size="10.5pt" fo:letter-spacing="0.002cm" fo:language="en" fo:country="US" style:font-name-asian="UD デジタル 教科書体 NK-R" style:font-size-asian="10.5pt" style:language-asian="ja" style:country-asian="JP" style:font-name-complex="Tahoma" style:font-size-complex="12pt" style:language-complex="hi" style:country-complex="IN"/>
    </style:default-style>
    <style:default-style style:family="paragraph">
      <style:paragraph-properties style:line-height-at-least="0.587cm" fo:text-align="justify" style:justify-single-word="false" fo:hyphenation-ladder-count="no-limit" style:text-autospace="ideograph-alpha" style:punctuation-wrap="simple" style:line-break="strict" style:tab-stop-distance="1.496cm" style:writing-mode="page"/>
      <style:text-properties fo:color="#000000" loext:opacity="100%" style:font-name="Times New Roman" fo:font-size="10.5pt" fo:letter-spacing="0.004cm" fo:language="en" fo:country="US" style:font-name-asian="UD デジタル 教科書体 NK-R" style:font-size-asian="10.5pt" style:language-asian="ja" style:country-asian="JP" style:font-name-complex="Tahoma"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目次3_28__ff75__ff70__ff84__ff7d__ff80__ff72__ff99__29_" style:display-name="目次3(ｵｰﾄｽﾀｲﾙ)" style:family="paragraph" style:parent-style-name="Standard">
      <style:paragraph-properties fo:margin-left="1.109cm" fo:margin-right="0cm" fo:keep-together="auto" fo:text-indent="1.109cm" style:auto-text-indent="false" fo:keep-with-next="auto"/>
    </style:style>
    <style:style style:name="目次2_28__ff75__ff70__ff84__ff7d__ff80__ff72__ff99__29_" style:display-name="目次2(ｵｰﾄｽﾀｲﾙ)" style:family="paragraph" style:parent-style-name="Standard">
      <style:paragraph-properties fo:margin-left="0.37cm" fo:margin-right="0cm" fo:keep-together="auto" fo:text-indent="0.37cm" style:auto-text-indent="false" fo:keep-with-next="auto"/>
    </style:style>
    <style:style style:name="目次1_28__ff75__ff70__ff84__ff7d__ff80__ff72__ff99__29_" style:display-name="目次1(ｵｰﾄｽﾀｲﾙ)" style:family="paragraph" style:parent-style-name="Standard">
      <style:paragraph-properties fo:keep-together="auto" fo:keep-with-next="auto"/>
    </style:style>
    <style:style style:name="個条書きの説明_28__ff75__ff70__ff84__ff7d__ff80__ff72__ff99__29_" style:display-name="個条書きの説明(ｵｰﾄｽﾀｲﾙ)" style:family="paragraph" style:parent-style-name="Standard">
      <style:paragraph-properties fo:margin-left="2.852cm" fo:margin-right="0cm" fo:keep-together="auto" fo:text-indent="2.852cm" style:auto-text-indent="false" fo:keep-with-next="auto"/>
      <style:text-properties style:font-name="Arial" fo:font-family="Arial" fo:font-size="9pt" fo:letter-spacing="normal" style:font-name-asian="ＭＳ Ｐゴシック" style:font-family-asian="'ＭＳ Ｐゴシック'" style:font-size-asian="9pt"/>
    </style:style>
    <style:style style:name="個条書き_28__ff75__ff70__ff84__ff7d__ff80__ff72__ff99__29_" style:display-name="個条書き(ｵｰﾄｽﾀｲﾙ)" style:family="paragraph" style:parent-style-name="Standard">
      <style:paragraph-properties fo:margin-left="2.775cm" fo:margin-right="0cm" fo:keep-together="auto" fo:text-indent="2.589cm" style:auto-text-indent="false" fo:keep-with-next="auto"/>
      <style:text-properties fo:letter-spacing="normal"/>
    </style:style>
    <style:style style:name="本文2_28__ff75__ff70__ff84__ff7d__ff80__ff72__ff99__29_" style:display-name="本文2(ｵｰﾄｽﾀｲﾙ)" style:family="paragraph" style:parent-style-name="Standard">
      <style:paragraph-properties fo:margin-left="2.96cm" fo:margin-right="0cm" fo:keep-together="auto" fo:text-indent="2.96cm" style:auto-text-indent="false" fo:keep-with-next="auto"/>
    </style:style>
    <style:style style:name="本文_28__ff75__ff70__ff84__ff7d__ff80__ff72__ff99__29_" style:display-name="本文(ｵｰﾄｽﾀｲﾙ)" style:family="paragraph" style:parent-style-name="Standard">
      <style:paragraph-properties fo:margin-left="2.221cm" fo:margin-right="0cm" fo:keep-together="auto" fo:text-indent="2.221cm" style:auto-text-indent="false" fo:keep-with-next="auto"/>
    </style:style>
    <style:style style:name="小見出し5_28__ff75__ff70__ff84__ff7d__ff80__ff72__ff99__29_" style:display-name="小見出し5(ｵｰﾄｽﾀｲﾙ)" style:family="paragraph" style:parent-style-name="Standard">
      <style:paragraph-properties fo:margin-left="2.589cm" fo:margin-right="0cm" fo:margin-top="0.037cm" fo:margin-bottom="0.037cm" style:contextual-spacing="false" fo:keep-together="auto" fo:text-indent="2.589cm" style:auto-text-indent="false" fo:keep-with-next="auto"/>
      <style:text-properties fo:letter-spacing="normal"/>
    </style:style>
    <style:style style:name="小見出し4_28__ff75__ff70__ff84__ff7d__ff80__ff72__ff99__29_" style:display-name="小見出し4(ｵｰﾄｽﾀｲﾙ)" style:family="paragraph" style:parent-style-name="Standard">
      <style:paragraph-properties fo:margin-left="2.221cm" fo:margin-right="0cm" fo:margin-top="0.037cm" fo:margin-bottom="0.037cm" style:contextual-spacing="false" fo:keep-together="auto" fo:text-indent="2.221cm" style:auto-text-indent="false" fo:keep-with-next="auto"/>
      <style:text-properties fo:letter-spacing="normal"/>
    </style:style>
    <style:style style:name="小見出し3_28__ff75__ff70__ff84__ff7d__ff80__ff72__ff99__29_" style:display-name="小見出し3(ｵｰﾄｽﾀｲﾙ)" style:family="paragraph" style:parent-style-name="Standard">
      <style:paragraph-properties fo:margin-left="1.85cm" fo:margin-right="0cm" fo:margin-top="0.037cm" fo:margin-bottom="0.037cm" style:contextual-spacing="false" fo:keep-together="auto" fo:text-indent="1.85cm" style:auto-text-indent="false" fo:keep-with-next="auto"/>
      <style:text-properties fo:letter-spacing="normal"/>
    </style:style>
    <style:style style:name="小見出し2_28__ff75__ff70__ff84__ff7d__ff80__ff72__ff99__29_" style:display-name="小見出し2(ｵｰﾄｽﾀｲﾙ)" style:family="paragraph" style:parent-style-name="Standard">
      <style:paragraph-properties fo:margin-left="1.48cm" fo:margin-right="0cm" fo:margin-top="0.037cm" fo:margin-bottom="0.037cm" style:contextual-spacing="false" fo:keep-together="auto" fo:text-indent="1.48cm" style:auto-text-indent="false" fo:keep-with-next="auto"/>
      <style:text-properties fo:letter-spacing="normal"/>
    </style:style>
    <style:style style:name="小見出し_28__ff75__ff70__ff84__ff7d__ff80__ff72__ff99__29_" style:display-name="小見出し(ｵｰﾄｽﾀｲﾙ)" style:family="paragraph" style:parent-style-name="Standard">
      <style:paragraph-properties fo:margin-left="1.122cm" fo:margin-right="0cm" fo:margin-top="0.037cm" fo:margin-bottom="0.037cm" style:contextual-spacing="false" fo:keep-together="auto" fo:text-indent="0cm" style:auto-text-indent="false" fo:keep-with-next="auto"/>
      <style:text-properties fo:letter-spacing="normal"/>
    </style:style>
    <style:style style:name="中見出し_28__ff75__ff70__ff84__ff7d__ff80__ff72__ff99__29_" style:display-name="中見出し(ｵｰﾄｽﾀｲﾙ)" style:family="paragraph" style:parent-style-name="Standard">
      <style:paragraph-properties fo:margin-left="0.374cm" fo:margin-right="0cm" fo:margin-top="0.074cm" fo:margin-bottom="0.074cm" style:contextual-spacing="false" fo:keep-together="auto" fo:text-indent="0cm" style:auto-text-indent="false" fo:keep-with-next="auto"/>
      <style:text-properties fo:letter-spacing="normal"/>
    </style:style>
    <style:style style:name="大見出し_28__ff75__ff70__ff84__ff7d__ff80__ff72__ff99__29_" style:display-name="大見出し(ｵｰﾄｽﾀｲﾙ)" style:family="paragraph" style:parent-style-name="Standard">
      <style:paragraph-properties fo:margin-top="0.111cm" fo:margin-bottom="0.111cm" style:contextual-spacing="false" fo:keep-together="auto" fo:keep-with-next="auto"/>
      <style:text-properties fo:letter-spacing="normal" style:font-name-asian="Takao Pゴシック" style:font-family-asian="'Takao Pゴシック'"/>
    </style:style>
    <style:style style:name="日付_ff65_署名_28__ff75__ff70__ff84__ff7d__ff80__ff72__ff99__29_" style:display-name="日付･署名(ｵｰﾄｽﾀｲﾙ)" style:family="paragraph" style:parent-style-name="Standard">
      <style:paragraph-properties fo:text-align="end" style:justify-single-word="false" fo:keep-together="auto" fo:keep-with-next="auto"/>
    </style:style>
    <style:style style:name="文書_ff80__ff72__ff84__ff99__28__ff75__ff70__ff84__ff7d__ff80__ff72__ff99__29_" style:display-name="文書ﾀｲﾄﾙ(ｵｰﾄｽﾀｲﾙ)" style:family="paragraph" style:parent-style-name="Standard">
      <style:paragraph-properties fo:margin-top="0cm" fo:margin-bottom="0.148cm" style:contextual-spacing="false" fo:text-align="center" style:justify-single-word="false" fo:keep-together="auto" fo:keep-with-next="auto"/>
      <style:text-properties fo:letter-spacing="normal"/>
    </style:style>
    <style:style style:name="_3c_ランク_ff11__3e_" style:display-name="&lt;ランク１&gt;" style:family="paragraph" style:parent-style-name="Standard">
      <style:paragraph-properties fo:margin-left="0cm" fo:margin-right="0cm" fo:text-indent="0cm" style:auto-text-indent="false"/>
    </style:style>
    <style:style style:name="_3c_ランク_ff12__3e_" style:display-name="&lt;ランク２&gt;" style:family="paragraph" style:parent-style-name="Standard">
      <style:paragraph-properties fo:margin-left="0cm" fo:margin-right="0cm" fo:text-indent="0cm" style:auto-text-indent="false"/>
    </style:style>
    <style:style style:name="_3c_ランク_ff13__3e_" style:display-name="&lt;ランク３&gt;" style:family="paragraph" style:parent-style-name="Standard">
      <style:paragraph-properties fo:margin-left="0cm" fo:margin-right="0cm" fo:text-indent="0cm" style:auto-text-indent="false"/>
    </style:style>
    <style:style style:name="layout23"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脚注_28_標準_29_" style:display-name="脚注(標準)" style:family="text">
      <style:text-properties style:text-position="50% 100%" style:text-scale="100%"/>
    </style:style>
    <style:style style:name="脚注_ff74__ff98__ff71__28_標準_29_" style:display-name="脚注ｴﾘｱ(標準)"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default-style-name="layout23" text:citation-style-name="Footnote_20_Symbol" text:citation-body-style-name="Footnote_20_anchor" style:num-format="1" text:start-value="0" text:footnotes-position="page" text:start-numbering-at="page"/>
    <text:notes-configuration text:note-class="endnote" text:default-style-name="layout23"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1cm" style:line-style="solid" style:adjustment="left" style:rel-width="10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zma 取扱説明書</dc:title>
    <meta:initial-creator>hra@mvj.biglobe.ne.jp</meta:initial-creator>
    <meta:editing-cycles>39</meta:editing-cycles>
    <meta:editing-duration>PT4H20M49S</meta:editing-duration>
    <meta:print-date>2022-06-03T07:13:15</meta:print-date>
    <meta:creation-date>2021-03-20T22:10:12</meta:creation-date>
    <dc:date>2022-06-10T06:36:15.697000000</dc:date>
    <meta:document-statistic meta:table-count="7" meta:image-count="0" meta:object-count="0" meta:page-count="18" meta:paragraph-count="619" meta:word-count="6860" meta:character-count="10614" meta:non-whitespace-character-count="9659"/>
  </office:meta>
</office:document-meta>
</file>